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40000" style:repeat-content="false"/>
      <style:paragraph-properties fo:text-align="start" fo:margin-left="0.353cm"/>
      <style:text-properties fo:color="#FFFFFF" style:font-name="Arial" style:font-name-asian="Arial" style:font-name-complex="Arial" fo:font-weight="bold" style:font-weight-asian="bold" style:font-weight-complex="bold"/>
    </style:style>
    <style:style style:name="ce3" style:family="table-cell" style:parent-style-name="Default" style:data-style-name="N3"/>
    <style:style style:name="ce4" style:family="table-cell" style:parent-style-name="Default" style:data-style-name="N3">
      <style:table-cell-properties style:vertical-align="middle" fo:wrap-option="wrap" fo:background-color="#F40000" style:repeat-content="false"/>
      <style:paragraph-properties fo:text-align="end" fo:margin-right="0.353cm"/>
      <style:text-properties fo:color="#FFFFFF" style:font-name="Arial" style:font-name-asian="Arial" style:font-name-complex="Arial" fo:font-weight="bold" style:font-weight-asian="bold" style:font-weight-complex="bold"/>
    </style:style>
    <style:style style:name="ce5" style:family="table-cell" style:parent-style-name="Default" style:data-style-name="N13">
      <style:table-cell-properties style:vertical-align="middle" fo:wrap-option="wrap" fo:background-color="#F40000" style:repeat-content="false"/>
      <style:paragraph-properties fo:text-align="end" fo:margin-right="0.353cm"/>
      <style:text-properties fo:color="#FFFFFF" style:font-name="Arial" style:font-name-asian="Arial" style:font-name-complex="Arial" fo:font-weight="bold" style:font-weight-asian="bold" style:font-weight-complex="bold"/>
    </style:style>
    <style:style style:name="ce6" style:family="table-cell" style:parent-style-name="Hyperlink" style:data-style-name="N0">
      <style:table-cell-properties style:vertical-align="middle" fo:wrap-option="wrap" fo:background-color="#FFFFFF" style:repeat-content="false"/>
      <style:paragraph-properties fo:text-align="start" fo:margin-left="0.353cm"/>
      <style:text-properties fo:color="#0563C1" style:text-underline-style="solid" style:text-underline-type="single"/>
    </style:style>
    <style:style style:name="ce7" style:family="table-cell" style:parent-style-name="Default" style:data-style-name="N14">
      <style:table-cell-properties style:vertical-align="middle" fo:wrap-option="wrap" fo:background-color="#F40000" style:repeat-content="false"/>
      <style:paragraph-properties fo:text-align="end" fo:margin-right="0.353cm"/>
      <style:text-properties fo:color="#FFFFFF" style:font-name="Arial" style:font-name-asian="Arial" style:font-name-complex="Arial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wrap-option="wrap" fo:background-color="#1428B4" style:repeat-content="false"/>
      <style:paragraph-properties fo:text-align="start" fo:margin-left="0.353cm"/>
      <style:text-properties fo:color="#FFFFFF" style:font-name="Arial" style:font-name-asian="Arial" style:font-name-complex="Arial" fo:font-weight="bold" style:font-weight-asian="bold" style:font-weight-complex="bold"/>
    </style:style>
    <style:style style:name="ce9" style:family="table-cell" style:parent-style-name="Default" style:data-style-name="N3">
      <style:table-cell-properties style:vertical-align="middle" fo:wrap-option="wrap" fo:background-color="#1428B4" style:repeat-content="false"/>
      <style:paragraph-properties fo:text-align="end" fo:margin-right="0.353cm"/>
      <style:text-properties fo:color="#FFFFFF" style:font-name="Arial" style:font-name-asian="Arial" style:font-name-complex="Arial" fo:font-weight="bold" style:font-weight-asian="bold" style:font-weight-complex="bold"/>
    </style:style>
    <style:style style:name="ce10" style:family="table-cell" style:parent-style-name="Default" style:data-style-name="N14">
      <style:table-cell-properties style:vertical-align="middle" fo:wrap-option="wrap" fo:background-color="#1428B4" style:repeat-content="false"/>
      <style:paragraph-properties fo:text-align="end" fo:margin-right="0.353cm"/>
      <style:text-properties fo:color="#FFFFFF" style:font-name="Arial" style:font-name-asian="Arial" style:font-name-complex="Arial" fo:font-weight="bold" style:font-weight-asian="bold" style:font-weight-complex="bold"/>
    </style:style>
    <style:style style:name="ce11" style:family="table-cell" style:parent-style-name="Default" style:data-style-name="N13">
      <style:table-cell-properties style:vertical-align="middle" fo:wrap-option="wrap" fo:background-color="#1428B4" style:repeat-content="false"/>
      <style:paragraph-properties fo:text-align="end" fo:margin-right="0.353cm"/>
      <style:text-properties fo:color="#FFFFFF" style:font-name="Arial" style:font-name-asian="Arial" style:font-name-complex="Arial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fo:wrap-option="wrap" fo:background-color="#F5F5F5" style:repeat-content="false"/>
      <style:paragraph-properties fo:text-align="start" fo:margin-left="0.353cm"/>
      <style:text-properties fo:color="#000000" style:font-name="Arial" style:font-name-asian="Arial" style:font-name-complex="Arial"/>
    </style:style>
    <style:style style:name="ce13" style:family="table-cell" style:parent-style-name="Default" style:data-style-name="N3">
      <style:table-cell-properties style:vertical-align="middle" fo:wrap-option="wrap" fo:background-color="#F5F5F5" style:repeat-content="false"/>
      <style:paragraph-properties fo:text-align="end" fo:margin-right="0.353cm"/>
      <style:text-properties fo:color="#000000" style:font-name="Arial" style:font-name-asian="Arial" style:font-name-complex="Arial"/>
    </style:style>
    <style:style style:name="ce14" style:family="table-cell" style:parent-style-name="Default" style:data-style-name="N14">
      <style:table-cell-properties style:vertical-align="middle" fo:wrap-option="wrap" fo:background-color="#F5F5F5" style:repeat-content="false"/>
      <style:paragraph-properties fo:text-align="end" fo:margin-right="0.353cm"/>
      <style:text-properties fo:color="#000000" style:font-name="Arial" style:font-name-asian="Arial" style:font-name-complex="Arial"/>
    </style:style>
    <style:style style:name="ce15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.353cm"/>
      <style:text-properties fo:color="#000000" style:font-name="Arial" style:font-name-asian="Arial" style:font-name-complex="Arial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.353cm"/>
      <style:text-properties fo:color="#000000" style:font-name="Arial" style:font-name-asian="Arial" style:font-name-complex="Arial"/>
    </style:style>
    <style:style style:name="ce18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.353cm"/>
      <style:text-properties fo:color="#B12124" style:font-name="Arial" style:font-name-asian="Arial" style:font-name-complex="Arial"/>
    </style:style>
    <style:style style:name="ce19" style:family="table-cell" style:parent-style-name="Default" style:data-style-name="N13">
      <style:table-cell-properties style:vertical-align="middle" fo:wrap-option="wrap" fo:background-color="#F5F5F5" style:repeat-content="false"/>
      <style:paragraph-properties fo:text-align="end" fo:margin-right="0.353cm"/>
      <style:text-properties fo:color="#000000" style:font-name="Arial" style:font-name-asian="Arial" style:font-name-complex="Arial"/>
    </style:style>
    <style:style style:name="ce20" style:family="table-cell" style:parent-style-name="Default" style:data-style-name="N0">
      <style:text-properties fo:font-weight="bold" style:font-weight-asian="bold" style:font-weight-complex="bold"/>
    </style:style>
    <style:style style:name="ce21" style:family="table-cell" style:parent-style-name="Default" style:data-style-name="N1">
      <style:text-properties fo:font-weight="bold" style:font-weight-asian="bold" style:font-weight-complex="bold"/>
    </style:style>
    <style:style style:name="ce22" style:family="table-cell" style:parent-style-name="Default" style:data-style-name="N1"/>
    <style:style style:name="co1" style:family="table-column">
      <style:table-column-properties fo:break-before="auto" style:column-width="5.63033333333333cm"/>
    </style:style>
    <style:style style:name="co2" style:family="table-column">
      <style:table-column-properties fo:break-before="auto" style:column-width="2.667cm" style:use-optimal-column-width="true"/>
    </style:style>
    <style:style style:name="co3" style:family="table-column">
      <style:table-column-properties fo:break-before="auto" style:column-width="3.13266666666667cm" style:use-optimal-column-width="true"/>
    </style:style>
    <style:style style:name="co4" style:family="table-column">
      <style:table-column-properties fo:break-before="auto" style:column-width="3.1115cm" style:use-optimal-column-width="true"/>
    </style:style>
    <style:style style:name="co5" style:family="table-column">
      <style:table-column-properties fo:break-before="auto" style:column-width="4.29683333333333cm" style:use-optimal-column-width="true"/>
    </style:style>
    <style:style style:name="co6" style:family="table-column">
      <style:table-column-properties fo:break-before="auto" style:column-width="1.41816666666667cm" style:use-optimal-column-width="true"/>
    </style:style>
    <style:style style:name="co7" style:family="table-column">
      <style:table-column-properties fo:break-before="auto" style:column-width="2.2225cm" style:use-optimal-column-width="true"/>
    </style:style>
    <style:style style:name="co8" style:family="table-column">
      <style:table-column-properties fo:break-before="auto" style:column-width="2.32833333333333cm" style:use-optimal-column-width="true"/>
    </style:style>
    <style:style style:name="co9" style:family="table-column">
      <style:table-column-properties fo:break-before="auto" style:column-width="3.76766666666667cm" style:use-optimal-column-width="true"/>
    </style:style>
    <style:style style:name="co10" style:family="table-column">
      <style:table-column-properties fo:break-before="auto" style:column-width="4.46616666666667cm" style:use-optimal-column-width="true"/>
    </style:style>
    <style:style style:name="co11" style:family="table-column">
      <style:table-column-properties fo:break-before="auto" style:column-width="4.93183333333333cm" style:use-optimal-column-width="true"/>
    </style:style>
    <style:style style:name="co12" style:family="table-column">
      <style:table-column-properties fo:break-before="auto" style:column-width="1.69333333333333cm"/>
    </style:style>
    <style:style style:name="ro1" style:family="table-row">
      <style:table-row-properties style:row-height="19.95pt" style:use-optimal-row-height="fals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9.8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ource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3" table:number-rows-spanned="1" table:style-name="ce15">
            <text:p>Alabama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9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Mar 7 / 3:17 A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12">
            <text:p>Joe Biden (D)</text:p>
          </table:table-cell>
          <table:table-cell office:value-type="float" office:value="849624" table:style-name="ce13">
            <text:p>8,49,624</text:p>
          </table:table-cell>
          <table:table-cell office:value-type="percentage" office:value="0.36599999999999999" table:style-name="ce14">
            <text:p>36.60%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onald Trump (R)</text:p>
          </table:table-cell>
          <table:table-cell office:value-type="float" office:value="1441170" table:style-name="ce4">
            <text:p>14,41,170</text:p>
          </table:table-cell>
          <table:table-cell office:value-type="percentage" office:value="0.62" table:style-name="ce5">
            <text:p>62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alabama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alabama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alabama/president/exit-poll/">Exit Poll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Alaska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3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Dec 2 / 2:51 P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99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12">
            <text:p>Joe Biden (D)</text:p>
          </table:table-cell>
          <table:table-cell office:value-type="float" office:value="153778" table:style-name="ce13">
            <text:p>1,53,778</text:p>
          </table:table-cell>
          <table:table-cell office:value-type="percentage" office:value="0.42799999999999999" table:style-name="ce14">
            <text:p>42.80%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onald Trump (R)</text:p>
          </table:table-cell>
          <table:table-cell office:value-type="float" office:value="189951" table:style-name="ce4">
            <text:p>1,89,951</text:p>
          </table:table-cell>
          <table:table-cell office:value-type="percentage" office:value="0.52800000000000002" table:style-name="ce7">
            <text:p>52.80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alaska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alaska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Arizona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11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Nov 30 / 9:11 P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8">
            <text:p>Joe Biden (D)</text:p>
          </table:table-cell>
          <table:table-cell office:value-type="float" office:value="1672143" table:style-name="ce9">
            <text:p>16,72,143</text:p>
          </table:table-cell>
          <table:table-cell office:value-type="percentage" office:value="0.49399999999999999" table:style-name="ce10">
            <text:p>49.40%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Donald Trump (R)</text:p>
          </table:table-cell>
          <table:table-cell office:value-type="float" office:value="1661686" table:style-name="ce13">
            <text:p>16,61,686</text:p>
          </table:table-cell>
          <table:table-cell office:value-type="percentage" office:value="0.49099999999999999" table:style-name="ce14">
            <text:p>49.10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arizona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arizona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arizona/president/exit-poll/">Exit Poll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Arkansas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6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Nov 30 / 6:42 P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12">
            <text:p>Joe Biden (D)</text:p>
          </table:table-cell>
          <table:table-cell office:value-type="float" office:value="423932" table:style-name="ce13">
            <text:p>4,23,932</text:p>
          </table:table-cell>
          <table:table-cell office:value-type="percentage" office:value="0.34799999999999998" table:style-name="ce14">
            <text:p>34.80%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onald Trump (R)</text:p>
          </table:table-cell>
          <table:table-cell office:value-type="float" office:value="760647" table:style-name="ce4">
            <text:p>7,60,647</text:p>
          </table:table-cell>
          <table:table-cell office:value-type="percentage" office:value="0.624" table:style-name="ce7">
            <text:p>62.40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arkansas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arkansas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California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55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Jan 12 / 5:28 P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8">
            <text:p>Joe Biden (D)</text:p>
          </table:table-cell>
          <table:table-cell office:value-type="float" office:value="11110250" table:style-name="ce9">
            <text:p>1,11,10,250</text:p>
          </table:table-cell>
          <table:table-cell office:value-type="percentage" office:value="0.63500000000000001" table:style-name="ce10">
            <text:p>63.50%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Donald Trump (R)</text:p>
          </table:table-cell>
          <table:table-cell office:value-type="float" office:value="6006429" table:style-name="ce13">
            <text:p>60,06,429</text:p>
          </table:table-cell>
          <table:table-cell office:value-type="percentage" office:value="0.34300000000000003" table:style-name="ce14">
            <text:p>34.30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california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california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california/president/exit-poll/">Exit Poll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Colorado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9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Jan 26 / 6:21 P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8">
            <text:p>Joe Biden (D)</text:p>
          </table:table-cell>
          <table:table-cell office:value-type="float" office:value="1804352" table:style-name="ce9">
            <text:p>18,04,352</text:p>
          </table:table-cell>
          <table:table-cell office:value-type="percentage" office:value="0.55400000000000005" table:style-name="ce10">
            <text:p>55.40%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Donald Trump (R)</text:p>
          </table:table-cell>
          <table:table-cell office:value-type="float" office:value="1364607" table:style-name="ce13">
            <text:p>13,64,607</text:p>
          </table:table-cell>
          <table:table-cell office:value-type="percentage" office:value="0.41899999999999998" table:style-name="ce14">
            <text:p>41.90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colorado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colorado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colorado/president/exit-poll/">Exit Poll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Connecticut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7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Mar 8 / 6:01 P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8">
            <text:p>Joe Biden (D)</text:p>
          </table:table-cell>
          <table:table-cell office:value-type="float" office:value="1080831" table:style-name="ce9">
            <text:p>10,80,831</text:p>
          </table:table-cell>
          <table:table-cell office:value-type="percentage" office:value="0.59299999999999997" table:style-name="ce10">
            <text:p>59.30%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Donald Trump (R)</text:p>
          </table:table-cell>
          <table:table-cell office:value-type="float" office:value="714717" table:style-name="ce13">
            <text:p>7,14,717</text:p>
          </table:table-cell>
          <table:table-cell office:value-type="percentage" office:value="0.39200000000000002" table:style-name="ce14">
            <text:p>39.20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connecticut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connecticut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Delaware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3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Apr 28 / 5:30 P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8">
            <text:p>Joe Biden (D)</text:p>
          </table:table-cell>
          <table:table-cell office:value-type="float" office:value="296268" table:style-name="ce9">
            <text:p>2,96,268</text:p>
          </table:table-cell>
          <table:table-cell office:value-type="percentage" office:value="0.58699999999999997" table:style-name="ce10">
            <text:p>58.70%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Donald Trump (R)</text:p>
          </table:table-cell>
          <table:table-cell office:value-type="float" office:value="200603" table:style-name="ce13">
            <text:p>2,00,603</text:p>
          </table:table-cell>
          <table:table-cell office:value-type="percentage" office:value="0.39800000000000002" table:style-name="ce14">
            <text:p>39.80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delaware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delaware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Washington DC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3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Dec 3 / 3:00 A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8">
            <text:p>Joe Biden (D)</text:p>
          </table:table-cell>
          <table:table-cell office:value-type="float" office:value="317323" table:style-name="ce9">
            <text:p>3,17,323</text:p>
          </table:table-cell>
          <table:table-cell office:value-type="percentage" office:value="0.92100000000000004" table:style-name="ce10">
            <text:p>92.10%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Donald Trump (R)</text:p>
          </table:table-cell>
          <table:table-cell office:value-type="float" office:value="18586" table:style-name="ce13">
            <text:p>18,586</text:p>
          </table:table-cell>
          <table:table-cell office:value-type="percentage" office:value="5.3999999999999999E-2" table:style-name="ce14">
            <text:p>5.40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washington-dc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washington-dc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Florida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29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Jan 26 / 6:55 P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12">
            <text:p>Joe Biden (D)</text:p>
          </table:table-cell>
          <table:table-cell office:value-type="float" office:value="5297045" table:style-name="ce13">
            <text:p>52,97,045</text:p>
          </table:table-cell>
          <table:table-cell office:value-type="percentage" office:value="0.47899999999999998" table:style-name="ce14">
            <text:p>47.90%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onald Trump (R)</text:p>
          </table:table-cell>
          <table:table-cell office:value-type="float" office:value="5668731" table:style-name="ce4">
            <text:p>56,68,731</text:p>
          </table:table-cell>
          <table:table-cell office:value-type="percentage" office:value="0.51200000000000001" table:style-name="ce7">
            <text:p>51.20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florida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florida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florida/president/exit-poll/">Exit Poll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Georgia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16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Mar 7 / 3:10 A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8">
            <text:p>Joe Biden (D)</text:p>
          </table:table-cell>
          <table:table-cell office:value-type="float" office:value="2473633" table:style-name="ce9">
            <text:p>24,73,633</text:p>
          </table:table-cell>
          <table:table-cell office:value-type="percentage" office:value="0.495" table:style-name="ce10">
            <text:p>49.50%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Donald Trump (R)</text:p>
          </table:table-cell>
          <table:table-cell office:value-type="float" office:value="2461854" table:style-name="ce13">
            <text:p>24,61,854</text:p>
          </table:table-cell>
          <table:table-cell office:value-type="percentage" office:value="0.49199999999999999" table:style-name="ce14">
            <text:p>49.20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georgia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georgia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georgia/president/exit-poll/">Exit Poll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Hawaii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4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Nov 24 / 1:23 P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8">
            <text:p>Joe Biden (D)</text:p>
          </table:table-cell>
          <table:table-cell office:value-type="float" office:value="366130" table:style-name="ce9">
            <text:p>3,66,130</text:p>
          </table:table-cell>
          <table:table-cell office:value-type="percentage" office:value="0.63700000000000001" table:style-name="ce10">
            <text:p>63.70%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Donald Trump (R)</text:p>
          </table:table-cell>
          <table:table-cell office:value-type="float" office:value="196864" table:style-name="ce13">
            <text:p>1,96,864</text:p>
          </table:table-cell>
          <table:table-cell office:value-type="percentage" office:value="0.34300000000000003" table:style-name="ce14">
            <text:p>34.30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hawaii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hawaii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Idaho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4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Mar 7 / 3:39 A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12">
            <text:p>Joe Biden (D)</text:p>
          </table:table-cell>
          <table:table-cell office:value-type="float" office:value="287021" table:style-name="ce13">
            <text:p>2,87,021</text:p>
          </table:table-cell>
          <table:table-cell office:value-type="percentage" office:value="0.33100000000000002" table:style-name="ce14">
            <text:p>33.10%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onald Trump (R)</text:p>
          </table:table-cell>
          <table:table-cell office:value-type="float" office:value="554119" table:style-name="ce4">
            <text:p>5,54,119</text:p>
          </table:table-cell>
          <table:table-cell office:value-type="percentage" office:value="0.63800000000000001" table:style-name="ce7">
            <text:p>63.80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idaho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idaho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Illinois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20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May 5 / 3:44 P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8">
            <text:p>Joe Biden (D)</text:p>
          </table:table-cell>
          <table:table-cell office:value-type="float" office:value="3471915" table:style-name="ce9">
            <text:p>34,71,915</text:p>
          </table:table-cell>
          <table:table-cell office:value-type="percentage" office:value="0.57499999999999996" table:style-name="ce10">
            <text:p>57.50%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Donald Trump (R)</text:p>
          </table:table-cell>
          <table:table-cell office:value-type="float" office:value="2446891" table:style-name="ce13">
            <text:p>24,46,891</text:p>
          </table:table-cell>
          <table:table-cell office:value-type="percentage" office:value="0.40600000000000003" table:style-name="ce14">
            <text:p>40.60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illinois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illinois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Indiana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11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Mar 7 / 3:40 A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12">
            <text:p>Joe Biden (D)</text:p>
          </table:table-cell>
          <table:table-cell office:value-type="float" office:value="1242498" table:style-name="ce13">
            <text:p>12,42,498</text:p>
          </table:table-cell>
          <table:table-cell office:value-type="percentage" office:value="0.41" table:style-name="ce19">
            <text:p>41%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onald Trump (R)</text:p>
          </table:table-cell>
          <table:table-cell office:value-type="float" office:value="1729857" table:style-name="ce4">
            <text:p>17,29,857</text:p>
          </table:table-cell>
          <table:table-cell office:value-type="percentage" office:value="0.56999999999999995" table:style-name="ce5">
            <text:p>57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indiana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indiana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Iowa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6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Dec 5 / 11:28 P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12">
            <text:p>Joe Biden (D)</text:p>
          </table:table-cell>
          <table:table-cell office:value-type="float" office:value="759061" table:style-name="ce13">
            <text:p>7,59,061</text:p>
          </table:table-cell>
          <table:table-cell office:value-type="percentage" office:value="0.44900000000000001" table:style-name="ce14">
            <text:p>44.90%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onald Trump (R)</text:p>
          </table:table-cell>
          <table:table-cell office:value-type="float" office:value="897672" table:style-name="ce4">
            <text:p>8,97,672</text:p>
          </table:table-cell>
          <table:table-cell office:value-type="percentage" office:value="0.53100000000000003" table:style-name="ce7">
            <text:p>53.10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iowa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iowa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iowa/president/exit-poll/">Exit Poll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Kansas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6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Apr 29 / 5:16 P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12">
            <text:p>Joe Biden (D)</text:p>
          </table:table-cell>
          <table:table-cell office:value-type="float" office:value="570323" table:style-name="ce13">
            <text:p>5,70,323</text:p>
          </table:table-cell>
          <table:table-cell office:value-type="percentage" office:value="0.41499999999999998" table:style-name="ce14">
            <text:p>41.50%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onald Trump (R)</text:p>
          </table:table-cell>
          <table:table-cell office:value-type="float" office:value="771406" table:style-name="ce4">
            <text:p>7,71,406</text:p>
          </table:table-cell>
          <table:table-cell office:value-type="percentage" office:value="0.56100000000000005" table:style-name="ce7">
            <text:p>56.10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kansas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kansas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Kentucky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8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Mar 7 / 3:32 A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12">
            <text:p>Joe Biden (D)</text:p>
          </table:table-cell>
          <table:table-cell office:value-type="float" office:value="772474" table:style-name="ce13">
            <text:p>7,72,474</text:p>
          </table:table-cell>
          <table:table-cell office:value-type="percentage" office:value="0.36199999999999999" table:style-name="ce14">
            <text:p>36.20%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onald Trump (R)</text:p>
          </table:table-cell>
          <table:table-cell office:value-type="float" office:value="1326646" table:style-name="ce4">
            <text:p>13,26,646</text:p>
          </table:table-cell>
          <table:table-cell office:value-type="percentage" office:value="0.621" table:style-name="ce7">
            <text:p>62.10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kentucky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kentucky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kentucky/president/exit-poll/">Exit Poll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Louisiana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8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Jan 26 / 3:47 P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12">
            <text:p>Joe Biden (D)</text:p>
          </table:table-cell>
          <table:table-cell office:value-type="float" office:value="856034" table:style-name="ce13">
            <text:p>8,56,034</text:p>
          </table:table-cell>
          <table:table-cell office:value-type="percentage" office:value="0.39900000000000002" table:style-name="ce14">
            <text:p>39.90%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onald Trump (R)</text:p>
          </table:table-cell>
          <table:table-cell office:value-type="float" office:value="1255776" table:style-name="ce4">
            <text:p>12,55,776</text:p>
          </table:table-cell>
          <table:table-cell office:value-type="percentage" office:value="0.58499999999999996" table:style-name="ce7">
            <text:p>58.50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louisiana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louisiana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Maine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4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Feb 24 / 6:33 P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8">
            <text:p>Joe Biden (D)</text:p>
          </table:table-cell>
          <table:table-cell office:value-type="float" office:value="435072" table:style-name="ce9">
            <text:p>4,35,072</text:p>
          </table:table-cell>
          <table:table-cell office:value-type="percentage" office:value="0.53100000000000003" table:style-name="ce10">
            <text:p>53.10%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Donald Trump (R)</text:p>
          </table:table-cell>
          <table:table-cell office:value-type="float" office:value="360737" table:style-name="ce13">
            <text:p>3,60,737</text:p>
          </table:table-cell>
          <table:table-cell office:value-type="percentage" office:value="0.44" table:style-name="ce19">
            <text:p>44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maine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maine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maine/president/exit-poll/">Exit Poll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Maryland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10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Mar 6 / 11:14 P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8">
            <text:p>Joe Biden (D)</text:p>
          </table:table-cell>
          <table:table-cell office:value-type="float" office:value="1985023" table:style-name="ce9">
            <text:p>19,85,023</text:p>
          </table:table-cell>
          <table:table-cell office:value-type="percentage" office:value="0.65400000000000003" table:style-name="ce10">
            <text:p>65.40%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Donald Trump (R)</text:p>
          </table:table-cell>
          <table:table-cell office:value-type="float" office:value="976414" table:style-name="ce13">
            <text:p>9,76,414</text:p>
          </table:table-cell>
          <table:table-cell office:value-type="percentage" office:value="0.32200000000000001" table:style-name="ce14">
            <text:p>32.20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maryland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maryland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Massachusetts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11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Mar 7 / 3:48 A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8">
            <text:p>Joe Biden (D)</text:p>
          </table:table-cell>
          <table:table-cell office:value-type="float" office:value="2382202" table:style-name="ce9">
            <text:p>23,82,202</text:p>
          </table:table-cell>
          <table:table-cell office:value-type="percentage" office:value="0.65600000000000003" table:style-name="ce10">
            <text:p>65.60%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Donald Trump (R)</text:p>
          </table:table-cell>
          <table:table-cell office:value-type="float" office:value="1167202" table:style-name="ce13">
            <text:p>11,67,202</text:p>
          </table:table-cell>
          <table:table-cell office:value-type="percentage" office:value="0.32100000000000001" table:style-name="ce14">
            <text:p>32.10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massachusetts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massachusetts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Michiga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16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Mar 7 / 3:49 A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8">
            <text:p>Joe Biden (D)</text:p>
          </table:table-cell>
          <table:table-cell office:value-type="float" office:value="2804040" table:style-name="ce9">
            <text:p>28,04,040</text:p>
          </table:table-cell>
          <table:table-cell office:value-type="percentage" office:value="0.50600000000000001" table:style-name="ce10">
            <text:p>50.60%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Donald Trump (R)</text:p>
          </table:table-cell>
          <table:table-cell office:value-type="float" office:value="2649852" table:style-name="ce13">
            <text:p>26,49,852</text:p>
          </table:table-cell>
          <table:table-cell office:value-type="percentage" office:value="0.47799999999999998" table:style-name="ce14">
            <text:p>47.80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michigan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michigan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michigan/president/exit-poll/">Exit Poll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Minnesota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10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Jan 26 / 3:13 P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8">
            <text:p>Joe Biden (D)</text:p>
          </table:table-cell>
          <table:table-cell office:value-type="float" office:value="1717077" table:style-name="ce9">
            <text:p>17,17,077</text:p>
          </table:table-cell>
          <table:table-cell office:value-type="percentage" office:value="0.52400000000000002" table:style-name="ce10">
            <text:p>52.40%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Donald Trump (R)</text:p>
          </table:table-cell>
          <table:table-cell office:value-type="float" office:value="1484065" table:style-name="ce13">
            <text:p>14,84,065</text:p>
          </table:table-cell>
          <table:table-cell office:value-type="percentage" office:value="0.45300000000000001" table:style-name="ce14">
            <text:p>45.30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minnesota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minnesota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minnesota/president/exit-poll/">Exit Poll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Mississippi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6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Apr 29 / 8:45 P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12">
            <text:p>Joe Biden (D)</text:p>
          </table:table-cell>
          <table:table-cell office:value-type="float" office:value="539398" table:style-name="ce13">
            <text:p>5,39,398</text:p>
          </table:table-cell>
          <table:table-cell office:value-type="percentage" office:value="0.41" table:style-name="ce19">
            <text:p>41%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onald Trump (R)</text:p>
          </table:table-cell>
          <table:table-cell office:value-type="float" office:value="756764" table:style-name="ce4">
            <text:p>7,56,764</text:p>
          </table:table-cell>
          <table:table-cell office:value-type="percentage" office:value="0.57499999999999996" table:style-name="ce7">
            <text:p>57.50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mississippi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mississippi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Missouri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10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Dec 10 / 12:37 P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12">
            <text:p>Joe Biden (D)</text:p>
          </table:table-cell>
          <table:table-cell office:value-type="float" office:value="1253014" table:style-name="ce13">
            <text:p>12,53,014</text:p>
          </table:table-cell>
          <table:table-cell office:value-type="percentage" office:value="0.41399999999999998" table:style-name="ce14">
            <text:p>41.40%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onald Trump (R)</text:p>
          </table:table-cell>
          <table:table-cell office:value-type="float" office:value="1718736" table:style-name="ce4">
            <text:p>17,18,736</text:p>
          </table:table-cell>
          <table:table-cell office:value-type="percentage" office:value="0.56799999999999995" table:style-name="ce7">
            <text:p>56.80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missouri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missouri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Montana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3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Mar 6 / 11:15 P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12">
            <text:p>Joe Biden (D)</text:p>
          </table:table-cell>
          <table:table-cell office:value-type="float" office:value="244786" table:style-name="ce13">
            <text:p>2,44,786</text:p>
          </table:table-cell>
          <table:table-cell office:value-type="percentage" office:value="0.40500000000000003" table:style-name="ce14">
            <text:p>40.50%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onald Trump (R)</text:p>
          </table:table-cell>
          <table:table-cell office:value-type="float" office:value="343602" table:style-name="ce4">
            <text:p>3,43,602</text:p>
          </table:table-cell>
          <table:table-cell office:value-type="percentage" office:value="0.56899999999999995" table:style-name="ce7">
            <text:p>56.90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montana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montana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montana/president/exit-poll/">Exit Poll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Nebraska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5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Jan 15 / 8:47 P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12">
            <text:p>Joe Biden (D)</text:p>
          </table:table-cell>
          <table:table-cell office:value-type="float" office:value="374583" table:style-name="ce13">
            <text:p>3,74,583</text:p>
          </table:table-cell>
          <table:table-cell office:value-type="percentage" office:value="0.39200000000000002" table:style-name="ce14">
            <text:p>39.20%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onald Trump (R)</text:p>
          </table:table-cell>
          <table:table-cell office:value-type="float" office:value="556846" table:style-name="ce4">
            <text:p>5,56,846</text:p>
          </table:table-cell>
          <table:table-cell office:value-type="percentage" office:value="0.58199999999999996" table:style-name="ce7">
            <text:p>58.20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nebraska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nebraska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Nevada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6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Mar 7 / 3:50 A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8">
            <text:p>Joe Biden (D)</text:p>
          </table:table-cell>
          <table:table-cell office:value-type="float" office:value="703486" table:style-name="ce9">
            <text:p>7,03,486</text:p>
          </table:table-cell>
          <table:table-cell office:value-type="percentage" office:value="0.501" table:style-name="ce10">
            <text:p>50.10%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Donald Trump (R)</text:p>
          </table:table-cell>
          <table:table-cell office:value-type="float" office:value="669890" table:style-name="ce13">
            <text:p>6,69,890</text:p>
          </table:table-cell>
          <table:table-cell office:value-type="percentage" office:value="0.47699999999999998" table:style-name="ce14">
            <text:p>47.70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nevada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nevada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nevada/president/exit-poll/">Exit Poll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New Hampshire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4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Mar 8 / 3:35 P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8">
            <text:p>Joe Biden (D)</text:p>
          </table:table-cell>
          <table:table-cell office:value-type="float" office:value="424937" table:style-name="ce9">
            <text:p>4,24,937</text:p>
          </table:table-cell>
          <table:table-cell office:value-type="percentage" office:value="0.52700000000000002" table:style-name="ce10">
            <text:p>52.70%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Donald Trump (R)</text:p>
          </table:table-cell>
          <table:table-cell office:value-type="float" office:value="365660" table:style-name="ce13">
            <text:p>3,65,660</text:p>
          </table:table-cell>
          <table:table-cell office:value-type="percentage" office:value="0.45400000000000001" table:style-name="ce14">
            <text:p>45.40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new-hampshire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new-hampshire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new-hampshire/president/exit-poll/">Exit Poll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New Jersey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14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Mar 11 / 9:24 P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8">
            <text:p>Joe Biden (D)</text:p>
          </table:table-cell>
          <table:table-cell office:value-type="float" office:value="2608400" table:style-name="ce9">
            <text:p>26,08,400</text:p>
          </table:table-cell>
          <table:table-cell office:value-type="percentage" office:value="0.57099999999999995" table:style-name="ce10">
            <text:p>57.10%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Donald Trump (R)</text:p>
          </table:table-cell>
          <table:table-cell office:value-type="float" office:value="1883313" table:style-name="ce13">
            <text:p>18,83,313</text:p>
          </table:table-cell>
          <table:table-cell office:value-type="percentage" office:value="0.41299999999999998" table:style-name="ce14">
            <text:p>41.30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new-jersey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new-jersey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New Mexico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5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Mar 7 / 3:37 A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8">
            <text:p>Joe Biden (D)</text:p>
          </table:table-cell>
          <table:table-cell office:value-type="float" office:value="501614" table:style-name="ce9">
            <text:p>5,01,614</text:p>
          </table:table-cell>
          <table:table-cell office:value-type="percentage" office:value="0.54300000000000004" table:style-name="ce10">
            <text:p>54.30%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Donald Trump (R)</text:p>
          </table:table-cell>
          <table:table-cell office:value-type="float" office:value="401894" table:style-name="ce13">
            <text:p>4,01,894</text:p>
          </table:table-cell>
          <table:table-cell office:value-type="percentage" office:value="0.435" table:style-name="ce14">
            <text:p>43.50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new-mexico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new-mexico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New York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29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Apr 2 / 3:00 P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8">
            <text:p>Joe Biden (D)</text:p>
          </table:table-cell>
          <table:table-cell office:value-type="float" office:value="5244886" table:style-name="ce9">
            <text:p>52,44,886</text:p>
          </table:table-cell>
          <table:table-cell office:value-type="percentage" office:value="0.60899999999999999" table:style-name="ce10">
            <text:p>60.90%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Donald Trump (R)</text:p>
          </table:table-cell>
          <table:table-cell office:value-type="float" office:value="3251997" table:style-name="ce13">
            <text:p>32,51,997</text:p>
          </table:table-cell>
          <table:table-cell office:value-type="percentage" office:value="0.377" table:style-name="ce14">
            <text:p>37.70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new-york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new-york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new-york/president/exit-poll/">Exit Poll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North Carolina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15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Mar 7 / 9:15 P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12">
            <text:p>Joe Biden (D)</text:p>
          </table:table-cell>
          <table:table-cell office:value-type="float" office:value="2684292" table:style-name="ce13">
            <text:p>26,84,292</text:p>
          </table:table-cell>
          <table:table-cell office:value-type="percentage" office:value="0.48599999999999999" table:style-name="ce14">
            <text:p>48.60%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onald Trump (R)</text:p>
          </table:table-cell>
          <table:table-cell office:value-type="float" office:value="2758775" table:style-name="ce4">
            <text:p>27,58,775</text:p>
          </table:table-cell>
          <table:table-cell office:value-type="percentage" office:value="0.499" table:style-name="ce7">
            <text:p>49.90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north-carolina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north-carolina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north-carolina/president/exit-poll/">Exit Poll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North Dakota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3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Nov 24 / 1:22 P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12">
            <text:p>Joe Biden (D)</text:p>
          </table:table-cell>
          <table:table-cell office:value-type="float" office:value="114902" table:style-name="ce13">
            <text:p>1,14,902</text:p>
          </table:table-cell>
          <table:table-cell office:value-type="percentage" office:value="0.318" table:style-name="ce14">
            <text:p>31.80%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onald Trump (R)</text:p>
          </table:table-cell>
          <table:table-cell office:value-type="float" office:value="235595" table:style-name="ce4">
            <text:p>2,35,595</text:p>
          </table:table-cell>
          <table:table-cell office:value-type="percentage" office:value="0.65100000000000002" table:style-name="ce7">
            <text:p>65.10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north-dakota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north-dakota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Ohio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18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Mar 6 / 11:14 P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12">
            <text:p>Joe Biden (D)</text:p>
          </table:table-cell>
          <table:table-cell office:value-type="float" office:value="2679165" table:style-name="ce13">
            <text:p>26,79,165</text:p>
          </table:table-cell>
          <table:table-cell office:value-type="percentage" office:value="0.45200000000000001" table:style-name="ce14">
            <text:p>45.20%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onald Trump (R)</text:p>
          </table:table-cell>
          <table:table-cell office:value-type="float" office:value="3154834" table:style-name="ce4">
            <text:p>31,54,834</text:p>
          </table:table-cell>
          <table:table-cell office:value-type="percentage" office:value="0.53300000000000003" table:style-name="ce7">
            <text:p>53.30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ohio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ohio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ohio/president/exit-poll/">Exit Poll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Oklahoma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7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Nov 24 / 1:21 P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12">
            <text:p>Joe Biden (D)</text:p>
          </table:table-cell>
          <table:table-cell office:value-type="float" office:value="503890" table:style-name="ce13">
            <text:p>5,03,890</text:p>
          </table:table-cell>
          <table:table-cell office:value-type="percentage" office:value="0.32300000000000001" table:style-name="ce14">
            <text:p>32.30%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onald Trump (R)</text:p>
          </table:table-cell>
          <table:table-cell office:value-type="float" office:value="1020280" table:style-name="ce4">
            <text:p>10,20,280</text:p>
          </table:table-cell>
          <table:table-cell office:value-type="percentage" office:value="0.65400000000000003" table:style-name="ce7">
            <text:p>65.40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oklahoma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oklahoma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Orego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7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Dec 6 / 1:37 A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8">
            <text:p>Joe Biden (D)</text:p>
          </table:table-cell>
          <table:table-cell office:value-type="float" office:value="1340383" table:style-name="ce9">
            <text:p>13,40,383</text:p>
          </table:table-cell>
          <table:table-cell office:value-type="percentage" office:value="0.56499999999999995" table:style-name="ce10">
            <text:p>56.50%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Donald Trump (R)</text:p>
          </table:table-cell>
          <table:table-cell office:value-type="float" office:value="958448" table:style-name="ce13">
            <text:p>9,58,448</text:p>
          </table:table-cell>
          <table:table-cell office:value-type="percentage" office:value="0.40400000000000003" table:style-name="ce14">
            <text:p>40.40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oregon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oregon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oregon/president/exit-poll/">Exit Poll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Pennsylvania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20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May 3 / 7:32 P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8">
            <text:p>Joe Biden (D)</text:p>
          </table:table-cell>
          <table:table-cell office:value-type="float" office:value="3459923" table:style-name="ce9">
            <text:p>34,59,923</text:p>
          </table:table-cell>
          <table:table-cell office:value-type="percentage" office:value="0.5" table:style-name="ce11">
            <text:p>50%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Donald Trump (R)</text:p>
          </table:table-cell>
          <table:table-cell office:value-type="float" office:value="3378263" table:style-name="ce13">
            <text:p>33,78,263</text:p>
          </table:table-cell>
          <table:table-cell office:value-type="percentage" office:value="0.48799999999999999" table:style-name="ce14">
            <text:p>48.80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pennsylvania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pennsylvania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pennsylvania/president/exit-poll/">Exit Poll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Rhode Island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4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Dec 11 / 4:23 P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8">
            <text:p>Joe Biden (D)</text:p>
          </table:table-cell>
          <table:table-cell office:value-type="float" office:value="307486" table:style-name="ce9">
            <text:p>3,07,486</text:p>
          </table:table-cell>
          <table:table-cell office:value-type="percentage" office:value="0.59399999999999997" table:style-name="ce10">
            <text:p>59.40%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Donald Trump (R)</text:p>
          </table:table-cell>
          <table:table-cell office:value-type="float" office:value="199922" table:style-name="ce13">
            <text:p>1,99,922</text:p>
          </table:table-cell>
          <table:table-cell office:value-type="percentage" office:value="0.38600000000000001" table:style-name="ce14">
            <text:p>38.60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rhode-island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rhode-island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South Carolina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9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Mar 7 / 3:52 A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12">
            <text:p>Joe Biden (D)</text:p>
          </table:table-cell>
          <table:table-cell office:value-type="float" office:value="1091541" table:style-name="ce13">
            <text:p>10,91,541</text:p>
          </table:table-cell>
          <table:table-cell office:value-type="percentage" office:value="0.434" table:style-name="ce14">
            <text:p>43.40%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onald Trump (R)</text:p>
          </table:table-cell>
          <table:table-cell office:value-type="float" office:value="1385103" table:style-name="ce4">
            <text:p>13,85,103</text:p>
          </table:table-cell>
          <table:table-cell office:value-type="percentage" office:value="0.55100000000000005" table:style-name="ce7">
            <text:p>55.10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south-carolina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south-carolina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south-carolina/president/exit-poll/">Exit Poll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South Dakota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3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Nov 24 / 1:21 P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12">
            <text:p>Joe Biden (D)</text:p>
          </table:table-cell>
          <table:table-cell office:value-type="float" office:value="150471" table:style-name="ce13">
            <text:p>1,50,471</text:p>
          </table:table-cell>
          <table:table-cell office:value-type="percentage" office:value="0.35599999999999998" table:style-name="ce14">
            <text:p>35.60%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onald Trump (R)</text:p>
          </table:table-cell>
          <table:table-cell office:value-type="float" office:value="261043" table:style-name="ce4">
            <text:p>2,61,043</text:p>
          </table:table-cell>
          <table:table-cell office:value-type="percentage" office:value="0.61799999999999999" table:style-name="ce7">
            <text:p>61.80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south-dakota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south-dakota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Tennessee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11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Mar 6 / 11:20 P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12">
            <text:p>Joe Biden (D)</text:p>
          </table:table-cell>
          <table:table-cell office:value-type="float" office:value="1143711" table:style-name="ce13">
            <text:p>11,43,711</text:p>
          </table:table-cell>
          <table:table-cell office:value-type="percentage" office:value="0.375" table:style-name="ce14">
            <text:p>37.50%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onald Trump (R)</text:p>
          </table:table-cell>
          <table:table-cell office:value-type="float" office:value="1852475" table:style-name="ce4">
            <text:p>18,52,475</text:p>
          </table:table-cell>
          <table:table-cell office:value-type="percentage" office:value="0.60699999999999998" table:style-name="ce7">
            <text:p>60.70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tennessee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tennessee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Texas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38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Feb 22 / 8:14 P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12">
            <text:p>Joe Biden (D)</text:p>
          </table:table-cell>
          <table:table-cell office:value-type="float" office:value="5259126" table:style-name="ce13">
            <text:p>52,59,126</text:p>
          </table:table-cell>
          <table:table-cell office:value-type="percentage" office:value="0.46500000000000002" table:style-name="ce14">
            <text:p>46.50%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onald Trump (R)</text:p>
          </table:table-cell>
          <table:table-cell office:value-type="float" office:value="5890347" table:style-name="ce4">
            <text:p>58,90,347</text:p>
          </table:table-cell>
          <table:table-cell office:value-type="percentage" office:value="0.52100000000000002" table:style-name="ce7">
            <text:p>52.10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texas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texas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texas/president/exit-poll/">Exit Poll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Utah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6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Jan 27 / 3:32 P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12">
            <text:p>Joe Biden (D)</text:p>
          </table:table-cell>
          <table:table-cell office:value-type="float" office:value="560282" table:style-name="ce13">
            <text:p>5,60,282</text:p>
          </table:table-cell>
          <table:table-cell office:value-type="percentage" office:value="0.376" table:style-name="ce14">
            <text:p>37.60%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onald Trump (R)</text:p>
          </table:table-cell>
          <table:table-cell office:value-type="float" office:value="865140" table:style-name="ce4">
            <text:p>8,65,140</text:p>
          </table:table-cell>
          <table:table-cell office:value-type="percentage" office:value="0.58099999999999996" table:style-name="ce7">
            <text:p>58.10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utah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utah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Vermont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3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Nov 24 / 1:22 P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8">
            <text:p>Joe Biden (D)</text:p>
          </table:table-cell>
          <table:table-cell office:value-type="float" office:value="242820" table:style-name="ce9">
            <text:p>2,42,820</text:p>
          </table:table-cell>
          <table:table-cell office:value-type="percentage" office:value="0.66100000000000003" table:style-name="ce10">
            <text:p>66.10%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Donald Trump (R)</text:p>
          </table:table-cell>
          <table:table-cell office:value-type="float" office:value="112704" table:style-name="ce13">
            <text:p>1,12,704</text:p>
          </table:table-cell>
          <table:table-cell office:value-type="percentage" office:value="0.307" table:style-name="ce14">
            <text:p>30.70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vermont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vermont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Virginia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13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Nov 24 / 1:23 P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8">
            <text:p>Joe Biden (D)</text:p>
          </table:table-cell>
          <table:table-cell office:value-type="float" office:value="2413568" table:style-name="ce9">
            <text:p>24,13,568</text:p>
          </table:table-cell>
          <table:table-cell office:value-type="percentage" office:value="0.54100000000000004" table:style-name="ce10">
            <text:p>54.10%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Donald Trump (R)</text:p>
          </table:table-cell>
          <table:table-cell office:value-type="float" office:value="1962430" table:style-name="ce13">
            <text:p>19,62,430</text:p>
          </table:table-cell>
          <table:table-cell office:value-type="percentage" office:value="0.44" table:style-name="ce19">
            <text:p>44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virginia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virginia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virginia/president/exit-poll/">Exit Poll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Washingto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12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Dec 8 / 3:45 P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8">
            <text:p>Joe Biden (D)</text:p>
          </table:table-cell>
          <table:table-cell office:value-type="float" office:value="2369612" table:style-name="ce9">
            <text:p>23,69,612</text:p>
          </table:table-cell>
          <table:table-cell office:value-type="percentage" office:value="0.57999999999999996" table:style-name="ce11">
            <text:p>58%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Donald Trump (R)</text:p>
          </table:table-cell>
          <table:table-cell office:value-type="float" office:value="1584651" table:style-name="ce13">
            <text:p>15,84,651</text:p>
          </table:table-cell>
          <table:table-cell office:value-type="percentage" office:value="0.38800000000000001" table:style-name="ce14">
            <text:p>38.80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washington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washington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washington/president/exit-poll/">Exit Poll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West Virginia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5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Jan 27 / 2:11 P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12">
            <text:p>Joe Biden (D)</text:p>
          </table:table-cell>
          <table:table-cell office:value-type="float" office:value="235984" table:style-name="ce13">
            <text:p>2,35,984</text:p>
          </table:table-cell>
          <table:table-cell office:value-type="percentage" office:value="0.29699999999999999" table:style-name="ce14">
            <text:p>29.70%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onald Trump (R)</text:p>
          </table:table-cell>
          <table:table-cell office:value-type="float" office:value="545382" table:style-name="ce4">
            <text:p>5,45,382</text:p>
          </table:table-cell>
          <table:table-cell office:value-type="percentage" office:value="0.68600000000000005" table:style-name="ce7">
            <text:p>68.60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west-virginia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west-virginia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Wiscons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10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Mar 8 / 8:17 P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8">
            <text:p>Joe Biden (D)</text:p>
          </table:table-cell>
          <table:table-cell office:value-type="float" office:value="1630866" table:style-name="ce9">
            <text:p>16,30,866</text:p>
          </table:table-cell>
          <table:table-cell office:value-type="percentage" office:value="0.49399999999999999" table:style-name="ce10">
            <text:p>49.40%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Donald Trump (R)</text:p>
          </table:table-cell>
          <table:table-cell office:value-type="float" office:value="1610184" table:style-name="ce13">
            <text:p>16,10,184</text:p>
          </table:table-cell>
          <table:table-cell office:value-type="percentage" office:value="0.48799999999999999" table:style-name="ce14">
            <text:p>48.80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wisconsin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wisconsin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wisconsin/president/exit-poll/">Exit Poll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Wyoming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3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Nov 24 / 1:22 P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12">
            <text:p>Joe Biden (D)</text:p>
          </table:table-cell>
          <table:table-cell office:value-type="float" office:value="73491" table:style-name="ce13">
            <text:p>73,491</text:p>
          </table:table-cell>
          <table:table-cell office:value-type="percentage" office:value="0.26600000000000001" table:style-name="ce14">
            <text:p>26.60%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onald Trump (R)</text:p>
          </table:table-cell>
          <table:table-cell office:value-type="float" office:value="193559" table:style-name="ce4">
            <text:p>1,93,559</text:p>
          </table:table-cell>
          <table:table-cell office:value-type="percentage" office:value="0.69899999999999995" table:style-name="ce7">
            <text:p>69.90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wyoming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wyoming/president/">County Results +</text:a></text:p>
          </table:table-cell>
          <table:covered-table-cell table:number-columns-repeated="2"/>
          <table:table-cell table:number-columns-repeated="16381"/>
        </table:table-row>
        <table:table-row table:number-rows-repeated="1047967" table:style-name="ro1">
          <table:table-cell table:number-columns-repeated="16384"/>
        </table:table-row>
      </table:table>
      <table:table table:name="2020_US_Election_Tally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22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74" table:default-cell-style-name="ce1"/>
        <table:table-row table:style-name="ro2">
          <table:table-cell office:value-type="string" table:style-name="ce20">
            <text:p>STATE</text:p>
          </table:table-cell>
          <table:table-cell office:value-type="string" table:style-name="ce20">
            <text:p>ELECT <text:s/>VOTES</text:p>
          </table:table-cell>
          <table:table-cell office:value-type="string" table:style-name="ce21">
            <text:p>ELECTORAL VOTES</text:p>
          </table:table-cell>
          <table:table-cell office:value-type="string" table:style-name="ce20">
            <text:p>LAST UPDATED</text:p>
          </table:table-cell>
          <table:table-cell office:value-type="string" table:style-name="ce20">
            <text:p>%IN</text:p>
          </table:table-cell>
          <table:table-cell office:value-type="string" table:style-name="ce20">
            <text:p>%COMPLETE</text:p>
          </table:table-cell>
          <table:table-cell office:value-type="string" table:style-name="ce20">
            <text:p>JOE BIDEN(D)</text:p>
          </table:table-cell>
          <table:table-cell office:value-type="string" table:style-name="ce20">
            <text:p>DONALD TRUMPH ( R)</text:p>
          </table:table-cell>
          <table:table-cell office:value-type="string" table:style-name="ce20">
            <text:p>ELECTORAL VOTES(BIDEN)</text:p>
          </table:table-cell>
          <table:table-cell office:value-type="string" table:style-name="ce20">
            <text:p>ELECTORAL VOTES(TRUMPH)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Alabama</text:p>
          </table:table-cell>
          <table:table-cell office:value-type="string" office:string-value="Electoral Votes: 9" table:formula="of:=[Source.A2]" table:style-name="ce1">
            <text:p>Electoral Votes: 9</text:p>
          </table:table-cell>
          <table:table-cell office:value-type="string" office:string-value="9" table:formula="of:=RIGHT([.B2];LEN([.B2])-17)" table:style-name="ce22">
            <text:p>9</text:p>
          </table:table-cell>
          <table:table-cell office:value-type="string" office:string-value="Updated: Mar 7 / 3:17 AM" table:formula="of:=[Source.A4]" table:style-name="ce1">
            <text:p>Updated: Mar 7 / 3:17 AM</text:p>
          </table:table-cell>
          <table:table-cell office:value-type="string" office:string-value="100% In" table:formula="of:=[Source.A6]" table:style-name="ce1">
            <text:p>100% In</text:p>
          </table:table-cell>
          <table:table-cell office:value-type="string" office:string-value="100" table:formula="of:=LEFT([.E2];LEN([.E2])-4)" table:style-name="ce1">
            <text:p>100</text:p>
          </table:table-cell>
          <table:table-cell office:value-type="float" office:value="849624" table:formula="of:=[Source.B7]" table:style-name="ce3">
            <text:p>8,49,624</text:p>
          </table:table-cell>
          <table:table-cell office:value-type="float" office:value="1441170" table:formula="of:=[Source.B8]" table:style-name="ce3">
            <text:p>14,41,170</text:p>
          </table:table-cell>
          <table:table-cell office:value-type="float" office:value="0" table:formula="of:=(IF([.G2]&gt;[.H2];[.C2];0))*([.F2]/100)" table:style-name="ce1">
            <text:p>0</text:p>
          </table:table-cell>
          <table:table-cell office:value-type="float" office:value="9" table:formula="of:=(IF([.G2]&lt;[.H2];[.C2];0))*([.F2]/100)" table:style-name="ce1">
            <text:p>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Alaska</text:p>
          </table:table-cell>
          <table:table-cell office:value-type="string" office:string-value="Electoral Votes: 3" table:formula="of:=[Source.A15]" table:style-name="ce1">
            <text:p>Electoral Votes: 3</text:p>
          </table:table-cell>
          <table:table-cell office:value-type="string" office:string-value="3" table:formula="of:=RIGHT([.B3];LEN([.B3])-17)" table:style-name="ce22">
            <text:p>3</text:p>
          </table:table-cell>
          <table:table-cell office:value-type="string" office:string-value="Updated: Dec 2 / 2:51 PM" table:formula="of:=[Source.A17]" table:style-name="ce1">
            <text:p>Updated: Dec 2 / 2:51 PM</text:p>
          </table:table-cell>
          <table:table-cell office:value-type="string" office:string-value="99% In" table:formula="of:=[Source.A19]" table:style-name="ce1">
            <text:p>99% In</text:p>
          </table:table-cell>
          <table:table-cell office:value-type="string" office:string-value="99" table:formula="of:=LEFT([.E3];LEN([.E3])-4)" table:style-name="ce1">
            <text:p>99</text:p>
          </table:table-cell>
          <table:table-cell office:value-type="float" office:value="153778" table:formula="of:=[Source.B20]" table:style-name="ce3">
            <text:p>1,53,778</text:p>
          </table:table-cell>
          <table:table-cell office:value-type="float" office:value="189951" table:formula="of:=[Source.B21]" table:style-name="ce3">
            <text:p>1,89,951</text:p>
          </table:table-cell>
          <table:table-cell office:value-type="float" office:value="0" table:formula="of:=(IF([.G3]&gt;[.H3];[.C3];0))*([.F3]/100)" table:style-name="ce1">
            <text:p>0</text:p>
          </table:table-cell>
          <table:table-cell office:value-type="float" office:value="2.9699999999999998" table:formula="of:=(IF([.G3]&lt;[.H3];[.C3];0))*([.F3]/100)" table:style-name="ce1">
            <text:p>2.9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Arizona</text:p>
          </table:table-cell>
          <table:table-cell office:value-type="string" office:string-value="Electoral Votes: 11" table:formula="of:=[Source.A26]" table:style-name="ce1">
            <text:p>Electoral Votes: 11</text:p>
          </table:table-cell>
          <table:table-cell office:value-type="string" office:string-value="11" table:formula="of:=RIGHT([.B4];LEN([.B4])-17)" table:style-name="ce22">
            <text:p>11</text:p>
          </table:table-cell>
          <table:table-cell office:value-type="string" office:string-value="Updated: Nov 30 / 9:11 PM" table:formula="of:=[Source.A28]" table:style-name="ce1">
            <text:p>Updated: Nov 30 / 9:11 PM</text:p>
          </table:table-cell>
          <table:table-cell office:value-type="string" office:string-value="100% In" table:formula="of:=[Source.A30]" table:style-name="ce1">
            <text:p>100% In</text:p>
          </table:table-cell>
          <table:table-cell office:value-type="string" office:string-value="100" table:formula="of:=LEFT([.E4];LEN([.E4])-4)" table:style-name="ce1">
            <text:p>100</text:p>
          </table:table-cell>
          <table:table-cell office:value-type="float" office:value="1672143" table:formula="of:=[Source.B31]" table:style-name="ce3">
            <text:p>16,72,143</text:p>
          </table:table-cell>
          <table:table-cell office:value-type="float" office:value="1661686" table:formula="of:=[Source.B32]" table:style-name="ce3">
            <text:p>16,61,686</text:p>
          </table:table-cell>
          <table:table-cell office:value-type="float" office:value="11" table:formula="of:=(IF([.G4]&gt;[.H4];[.C4];0))*([.F4]/100)" table:style-name="ce1">
            <text:p>11</text:p>
          </table:table-cell>
          <table:table-cell office:value-type="float" office:value="0" table:formula="of:=(IF([.G4]&lt;[.H4];[.C4];0))*([.F4]/100)" table:style-name="ce1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Arkansas</text:p>
          </table:table-cell>
          <table:table-cell office:value-type="string" office:string-value="Electoral Votes: 6" table:formula="of:=[Source.A39]" table:style-name="ce1">
            <text:p>Electoral Votes: 6</text:p>
          </table:table-cell>
          <table:table-cell office:value-type="string" office:string-value="6" table:formula="of:=RIGHT([.B5];LEN([.B5])-17)" table:style-name="ce22">
            <text:p>6</text:p>
          </table:table-cell>
          <table:table-cell office:value-type="string" office:string-value="Updated: Nov 30 / 6:42 PM" table:formula="of:=[Source.A41]" table:style-name="ce1">
            <text:p>Updated: Nov 30 / 6:42 PM</text:p>
          </table:table-cell>
          <table:table-cell office:value-type="string" office:string-value="100% In" table:formula="of:=[Source.A43]" table:style-name="ce1">
            <text:p>100% In</text:p>
          </table:table-cell>
          <table:table-cell office:value-type="string" office:string-value="100" table:formula="of:=LEFT([.E5];LEN([.E5])-4)" table:style-name="ce1">
            <text:p>100</text:p>
          </table:table-cell>
          <table:table-cell office:value-type="float" office:value="423932" table:formula="of:=[Source.B44]" table:style-name="ce3">
            <text:p>4,23,932</text:p>
          </table:table-cell>
          <table:table-cell office:value-type="float" office:value="760647" table:formula="of:=[Source.B45]" table:style-name="ce3">
            <text:p>7,60,647</text:p>
          </table:table-cell>
          <table:table-cell office:value-type="float" office:value="0" table:formula="of:=(IF([.G5]&gt;[.H5];[.C5];0))*([.F5]/100)" table:style-name="ce1">
            <text:p>0</text:p>
          </table:table-cell>
          <table:table-cell office:value-type="float" office:value="6" table:formula="of:=(IF([.G5]&lt;[.H5];[.C5];0))*([.F5]/100)" table:style-name="ce1">
            <text:p>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alifornia</text:p>
          </table:table-cell>
          <table:table-cell office:value-type="string" office:string-value="Electoral Votes: 55" table:formula="of:=[Source.A50]" table:style-name="ce1">
            <text:p>Electoral Votes: 55</text:p>
          </table:table-cell>
          <table:table-cell office:value-type="string" office:string-value="55" table:formula="of:=RIGHT([.B6];LEN([.B6])-17)" table:style-name="ce22">
            <text:p>55</text:p>
          </table:table-cell>
          <table:table-cell office:value-type="string" office:string-value="Updated: Jan 12 / 5:28 PM" table:formula="of:=[Source.A52]" table:style-name="ce1">
            <text:p>Updated: Jan 12 / 5:28 PM</text:p>
          </table:table-cell>
          <table:table-cell office:value-type="string" office:string-value="100% In" table:formula="of:=[Source.A54]" table:style-name="ce1">
            <text:p>100% In</text:p>
          </table:table-cell>
          <table:table-cell office:value-type="string" office:string-value="100" table:formula="of:=LEFT([.E6];LEN([.E6])-4)" table:style-name="ce1">
            <text:p>100</text:p>
          </table:table-cell>
          <table:table-cell office:value-type="float" office:value="11110250" table:formula="of:=[Source.B55]" table:style-name="ce3">
            <text:p>1,11,10,250</text:p>
          </table:table-cell>
          <table:table-cell office:value-type="float" office:value="6006429" table:formula="of:=[Source.B56]" table:style-name="ce3">
            <text:p>60,06,429</text:p>
          </table:table-cell>
          <table:table-cell office:value-type="float" office:value="55" table:formula="of:=(IF([.G6]&gt;[.H6];[.C6];0))*([.F6]/100)" table:style-name="ce1">
            <text:p>55</text:p>
          </table:table-cell>
          <table:table-cell office:value-type="float" office:value="0" table:formula="of:=(IF([.G6]&lt;[.H6];[.C6];0))*([.F6]/100)" table:style-name="ce1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olorado</text:p>
          </table:table-cell>
          <table:table-cell office:value-type="string" office:string-value="Electoral Votes: 9" table:formula="of:=[Source.A63]" table:style-name="ce1">
            <text:p>Electoral Votes: 9</text:p>
          </table:table-cell>
          <table:table-cell office:value-type="string" office:string-value="9" table:formula="of:=RIGHT([.B7];LEN([.B7])-17)" table:style-name="ce22">
            <text:p>9</text:p>
          </table:table-cell>
          <table:table-cell office:value-type="string" office:string-value="Updated: Jan 26 / 6:21 PM" table:formula="of:=[Source.A65]" table:style-name="ce1">
            <text:p>Updated: Jan 26 / 6:21 PM</text:p>
          </table:table-cell>
          <table:table-cell office:value-type="string" office:string-value="100% In" table:formula="of:=[Source.A67]" table:style-name="ce1">
            <text:p>100% In</text:p>
          </table:table-cell>
          <table:table-cell office:value-type="string" office:string-value="100" table:formula="of:=LEFT([.E7];LEN([.E7])-4)" table:style-name="ce1">
            <text:p>100</text:p>
          </table:table-cell>
          <table:table-cell office:value-type="float" office:value="1804352" table:formula="of:=[Source.B68]" table:style-name="ce3">
            <text:p>18,04,352</text:p>
          </table:table-cell>
          <table:table-cell office:value-type="float" office:value="1364607" table:formula="of:=[Source.B69]" table:style-name="ce3">
            <text:p>13,64,607</text:p>
          </table:table-cell>
          <table:table-cell office:value-type="float" office:value="9" table:formula="of:=(IF([.G7]&gt;[.H7];[.C7];0))*([.F7]/100)" table:style-name="ce1">
            <text:p>9</text:p>
          </table:table-cell>
          <table:table-cell office:value-type="float" office:value="0" table:formula="of:=(IF([.G7]&lt;[.H7];[.C7];0))*([.F7]/100)" table:style-name="ce1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onnecticut</text:p>
          </table:table-cell>
          <table:table-cell office:value-type="string" office:string-value="Electoral Votes: 7" table:formula="of:=[Source.A76]" table:style-name="ce1">
            <text:p>Electoral Votes: 7</text:p>
          </table:table-cell>
          <table:table-cell office:value-type="string" office:string-value="7" table:formula="of:=RIGHT([.B8];LEN([.B8])-17)" table:style-name="ce22">
            <text:p>7</text:p>
          </table:table-cell>
          <table:table-cell office:value-type="string" office:string-value="Updated: Mar 8 / 6:01 PM" table:formula="of:=[Source.A78]" table:style-name="ce1">
            <text:p>Updated: Mar 8 / 6:01 PM</text:p>
          </table:table-cell>
          <table:table-cell office:value-type="string" office:string-value="100% In" table:formula="of:=[Source.A80]" table:style-name="ce1">
            <text:p>100% In</text:p>
          </table:table-cell>
          <table:table-cell office:value-type="string" office:string-value="100" table:formula="of:=LEFT([.E8];LEN([.E8])-4)" table:style-name="ce1">
            <text:p>100</text:p>
          </table:table-cell>
          <table:table-cell office:value-type="float" office:value="1080831" table:formula="of:=[Source.B81]" table:style-name="ce3">
            <text:p>10,80,831</text:p>
          </table:table-cell>
          <table:table-cell office:value-type="float" office:value="714717" table:formula="of:=[Source.B82]" table:style-name="ce3">
            <text:p>7,14,717</text:p>
          </table:table-cell>
          <table:table-cell office:value-type="float" office:value="7" table:formula="of:=(IF([.G8]&gt;[.H8];[.C8];0))*([.F8]/100)" table:style-name="ce1">
            <text:p>7</text:p>
          </table:table-cell>
          <table:table-cell office:value-type="float" office:value="0" table:formula="of:=(IF([.G8]&lt;[.H8];[.C8];0))*([.F8]/100)" table:style-name="ce1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Delaware</text:p>
          </table:table-cell>
          <table:table-cell office:value-type="string" office:string-value="Electoral Votes: 3" table:formula="of:=[Source.A87]" table:style-name="ce1">
            <text:p>Electoral Votes: 3</text:p>
          </table:table-cell>
          <table:table-cell office:value-type="string" office:string-value="3" table:formula="of:=RIGHT([.B9];LEN([.B9])-17)" table:style-name="ce22">
            <text:p>3</text:p>
          </table:table-cell>
          <table:table-cell office:value-type="string" office:string-value="Updated: Apr 28 / 5:30 PM" table:formula="of:=[Source.A89]" table:style-name="ce1">
            <text:p>Updated: Apr 28 / 5:30 PM</text:p>
          </table:table-cell>
          <table:table-cell office:value-type="string" office:string-value="100% In" table:formula="of:=[Source.A91]" table:style-name="ce1">
            <text:p>100% In</text:p>
          </table:table-cell>
          <table:table-cell office:value-type="string" office:string-value="100" table:formula="of:=LEFT([.E9];LEN([.E9])-4)" table:style-name="ce1">
            <text:p>100</text:p>
          </table:table-cell>
          <table:table-cell office:value-type="float" office:value="296268" table:formula="of:=[Source.B92]" table:style-name="ce3">
            <text:p>2,96,268</text:p>
          </table:table-cell>
          <table:table-cell office:value-type="float" office:value="200603" table:formula="of:=[Source.B93]" table:style-name="ce3">
            <text:p>2,00,603</text:p>
          </table:table-cell>
          <table:table-cell office:value-type="float" office:value="3" table:formula="of:=(IF([.G9]&gt;[.H9];[.C9];0))*([.F9]/100)" table:style-name="ce1">
            <text:p>3</text:p>
          </table:table-cell>
          <table:table-cell office:value-type="float" office:value="0" table:formula="of:=(IF([.G9]&lt;[.H9];[.C9];0))*([.F9]/100)" table:style-name="ce1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Florida</text:p>
          </table:table-cell>
          <table:table-cell office:value-type="string" office:string-value="Electoral Votes: 29" table:formula="of:=[Source.A109]" table:style-name="ce1">
            <text:p>Electoral Votes: 29</text:p>
          </table:table-cell>
          <table:table-cell office:value-type="string" office:string-value="29" table:formula="of:=RIGHT([.B10];LEN([.B10])-17)" table:style-name="ce22">
            <text:p>29</text:p>
          </table:table-cell>
          <table:table-cell office:value-type="string" office:string-value="Updated: Jan 26 / 6:55 PM" table:formula="of:=[Source.A111]" table:style-name="ce1">
            <text:p>Updated: Jan 26 / 6:55 PM</text:p>
          </table:table-cell>
          <table:table-cell office:value-type="string" office:string-value="100% In" table:formula="of:=[Source.A102]" table:style-name="ce1">
            <text:p>100% In</text:p>
          </table:table-cell>
          <table:table-cell office:value-type="string" office:string-value="100" table:formula="of:=LEFT([.E10];LEN([.E10])-4)" table:style-name="ce1">
            <text:p>100</text:p>
          </table:table-cell>
          <table:table-cell office:value-type="float" office:value="5297045" table:formula="of:=[Source.B114]" table:style-name="ce3">
            <text:p>52,97,045</text:p>
          </table:table-cell>
          <table:table-cell office:value-type="float" office:value="5668731" table:formula="of:=[Source.B115]" table:style-name="ce3">
            <text:p>56,68,731</text:p>
          </table:table-cell>
          <table:table-cell office:value-type="float" office:value="0" table:formula="of:=(IF([.G10]&gt;[.H10];[.C10];0))*([.F10]/100)" table:style-name="ce1">
            <text:p>0</text:p>
          </table:table-cell>
          <table:table-cell office:value-type="float" office:value="29" table:formula="of:=(IF([.G10]&lt;[.H10];[.C10];0))*([.F10]/100)" table:style-name="ce1">
            <text:p>2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Georgia</text:p>
          </table:table-cell>
          <table:table-cell office:value-type="string" office:string-value="Electoral Votes: 16" table:formula="of:=[Source.A122]" table:style-name="ce1">
            <text:p>Electoral Votes: 16</text:p>
          </table:table-cell>
          <table:table-cell office:value-type="string" office:string-value="16" table:formula="of:=RIGHT([.B11];LEN([.B11])-17)" table:style-name="ce22">
            <text:p>16</text:p>
          </table:table-cell>
          <table:table-cell office:value-type="string" office:string-value="Updated: Mar 7 / 3:10 AM" table:formula="of:=[Source.A124]" table:style-name="ce1">
            <text:p>Updated: Mar 7 / 3:10 AM</text:p>
          </table:table-cell>
          <table:table-cell office:value-type="string" office:string-value="100% In" table:formula="of:=[Source.A126]" table:style-name="ce1">
            <text:p>100% In</text:p>
          </table:table-cell>
          <table:table-cell office:value-type="string" office:string-value="100" table:formula="of:=LEFT([.E11];LEN([.E11])-4)" table:style-name="ce1">
            <text:p>100</text:p>
          </table:table-cell>
          <table:table-cell office:value-type="float" office:value="2473633" table:formula="of:=[Source.B127]" table:style-name="ce3">
            <text:p>24,73,633</text:p>
          </table:table-cell>
          <table:table-cell office:value-type="float" office:value="2461854" table:formula="of:=[Source.B128]" table:style-name="ce3">
            <text:p>24,61,854</text:p>
          </table:table-cell>
          <table:table-cell office:value-type="float" office:value="16" table:formula="of:=(IF([.G11]&gt;[.H11];[.C11];0))*([.F11]/100)" table:style-name="ce1">
            <text:p>16</text:p>
          </table:table-cell>
          <table:table-cell office:value-type="float" office:value="0" table:formula="of:=(IF([.G11]&lt;[.H11];[.C11];0))*([.F11]/100)" table:style-name="ce1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Hawaii</text:p>
          </table:table-cell>
          <table:table-cell office:value-type="string" office:string-value="Electoral Votes: 4" table:formula="of:=[Source.A135]" table:style-name="ce1">
            <text:p>Electoral Votes: 4</text:p>
          </table:table-cell>
          <table:table-cell office:value-type="string" office:string-value="4" table:formula="of:=RIGHT([.B12];LEN([.B12])-17)" table:style-name="ce22">
            <text:p>4</text:p>
          </table:table-cell>
          <table:table-cell office:value-type="string" office:string-value="Updated: Nov 24 / 1:23 PM" table:formula="of:=[Source.A137]" table:style-name="ce1">
            <text:p>Updated: Nov 24 / 1:23 PM</text:p>
          </table:table-cell>
          <table:table-cell office:value-type="string" office:string-value="100% In" table:formula="of:=[Source.A139]" table:style-name="ce1">
            <text:p>100% In</text:p>
          </table:table-cell>
          <table:table-cell office:value-type="string" office:string-value="100" table:formula="of:=LEFT([.E12];LEN([.E12])-4)" table:style-name="ce1">
            <text:p>100</text:p>
          </table:table-cell>
          <table:table-cell office:value-type="float" office:value="366130" table:formula="of:=[Source.B140]" table:style-name="ce3">
            <text:p>3,66,130</text:p>
          </table:table-cell>
          <table:table-cell office:value-type="float" office:value="196864" table:formula="of:=[Source.B141]" table:style-name="ce3">
            <text:p>1,96,864</text:p>
          </table:table-cell>
          <table:table-cell office:value-type="float" office:value="4" table:formula="of:=(IF([.G12]&gt;[.H12];[.C12];0))*([.F12]/100)" table:style-name="ce1">
            <text:p>4</text:p>
          </table:table-cell>
          <table:table-cell office:value-type="float" office:value="0" table:formula="of:=(IF([.G12]&lt;[.H12];[.C12];0))*([.F12]/100)" table:style-name="ce1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Idaho</text:p>
          </table:table-cell>
          <table:table-cell office:value-type="string" office:string-value="Electoral Votes: 4" table:formula="of:=[Source.A146]" table:style-name="ce1">
            <text:p>Electoral Votes: 4</text:p>
          </table:table-cell>
          <table:table-cell office:value-type="string" office:string-value="4" table:formula="of:=RIGHT([.B13];LEN([.B13])-17)" table:style-name="ce22">
            <text:p>4</text:p>
          </table:table-cell>
          <table:table-cell office:value-type="string" office:string-value="Updated: Mar 7 / 3:39 AM" table:formula="of:=[Source.A148]" table:style-name="ce1">
            <text:p>Updated: Mar 7 / 3:39 AM</text:p>
          </table:table-cell>
          <table:table-cell office:value-type="string" office:string-value="100% In" table:formula="of:=[Source.A150]" table:style-name="ce1">
            <text:p>100% In</text:p>
          </table:table-cell>
          <table:table-cell office:value-type="string" office:string-value="100" table:formula="of:=LEFT([.E13];LEN([.E13])-4)" table:style-name="ce1">
            <text:p>100</text:p>
          </table:table-cell>
          <table:table-cell office:value-type="float" office:value="287021" table:formula="of:=[Source.B151]" table:style-name="ce3">
            <text:p>2,87,021</text:p>
          </table:table-cell>
          <table:table-cell office:value-type="float" office:value="554119" table:formula="of:=[Source.B152]" table:style-name="ce3">
            <text:p>5,54,119</text:p>
          </table:table-cell>
          <table:table-cell office:value-type="float" office:value="0" table:formula="of:=(IF([.G13]&gt;[.H13];[.C13];0))*([.F13]/100)" table:style-name="ce1">
            <text:p>0</text:p>
          </table:table-cell>
          <table:table-cell office:value-type="float" office:value="4" table:formula="of:=(IF([.G13]&lt;[.H13];[.C13];0))*([.F13]/100)" table:style-name="ce1">
            <text:p>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Illinois</text:p>
          </table:table-cell>
          <table:table-cell office:value-type="string" office:string-value="Electoral Votes: 20" table:formula="of:=[Source.A157]" table:style-name="ce1">
            <text:p>Electoral Votes: 20</text:p>
          </table:table-cell>
          <table:table-cell office:value-type="string" office:string-value="20" table:formula="of:=RIGHT([.B14];LEN([.B14])-17)" table:style-name="ce22">
            <text:p>20</text:p>
          </table:table-cell>
          <table:table-cell office:value-type="string" office:string-value="Updated: May 5 / 3:44 PM" table:formula="of:=[Source.A159]" table:style-name="ce1">
            <text:p>Updated: May 5 / 3:44 PM</text:p>
          </table:table-cell>
          <table:table-cell office:value-type="string" office:string-value="100% In" table:formula="of:=[Source.A161]" table:style-name="ce1">
            <text:p>100% In</text:p>
          </table:table-cell>
          <table:table-cell office:value-type="string" office:string-value="100" table:formula="of:=LEFT([.E14];LEN([.E14])-4)" table:style-name="ce1">
            <text:p>100</text:p>
          </table:table-cell>
          <table:table-cell office:value-type="float" office:value="3471915" table:formula="of:=[Source.B162]" table:style-name="ce3">
            <text:p>34,71,915</text:p>
          </table:table-cell>
          <table:table-cell office:value-type="float" office:value="2446891" table:formula="of:=[Source.B163]" table:style-name="ce3">
            <text:p>24,46,891</text:p>
          </table:table-cell>
          <table:table-cell office:value-type="float" office:value="20" table:formula="of:=(IF([.G14]&gt;[.H14];[.C14];0))*([.F14]/100)" table:style-name="ce1">
            <text:p>20</text:p>
          </table:table-cell>
          <table:table-cell office:value-type="float" office:value="0" table:formula="of:=(IF([.G14]&lt;[.H14];[.C14];0))*([.F14]/100)" table:style-name="ce1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Indiana</text:p>
          </table:table-cell>
          <table:table-cell office:value-type="string" office:string-value="Electoral Votes: 11" table:formula="of:=[Source.A168]" table:style-name="ce1">
            <text:p>Electoral Votes: 11</text:p>
          </table:table-cell>
          <table:table-cell office:value-type="string" office:string-value="11" table:formula="of:=RIGHT([.B15];LEN([.B15])-17)" table:style-name="ce22">
            <text:p>11</text:p>
          </table:table-cell>
          <table:table-cell office:value-type="string" office:string-value="Updated: Mar 7 / 3:40 AM" table:formula="of:=[Source.A170]" table:style-name="ce1">
            <text:p>Updated: Mar 7 / 3:40 AM</text:p>
          </table:table-cell>
          <table:table-cell office:value-type="string" office:string-value="100% In" table:formula="of:=[Source.A172]" table:style-name="ce1">
            <text:p>100% In</text:p>
          </table:table-cell>
          <table:table-cell office:value-type="string" office:string-value="100" table:formula="of:=LEFT([.E15];LEN([.E15])-4)" table:style-name="ce1">
            <text:p>100</text:p>
          </table:table-cell>
          <table:table-cell office:value-type="float" office:value="1242498" table:formula="of:=[Source.B173]" table:style-name="ce3">
            <text:p>12,42,498</text:p>
          </table:table-cell>
          <table:table-cell office:value-type="float" office:value="1729857" table:formula="of:=[Source.B174]" table:style-name="ce3">
            <text:p>17,29,857</text:p>
          </table:table-cell>
          <table:table-cell office:value-type="float" office:value="0" table:formula="of:=(IF([.G15]&gt;[.H15];[.C15];0))*([.F15]/100)" table:style-name="ce1">
            <text:p>0</text:p>
          </table:table-cell>
          <table:table-cell office:value-type="float" office:value="11" table:formula="of:=(IF([.G15]&lt;[.H15];[.C15];0))*([.F15]/100)" table:style-name="ce1">
            <text:p>1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Iowa</text:p>
          </table:table-cell>
          <table:table-cell office:value-type="string" office:string-value="Electoral Votes: 6" table:formula="of:=[Source.A179]" table:style-name="ce1">
            <text:p>Electoral Votes: 6</text:p>
          </table:table-cell>
          <table:table-cell office:value-type="string" office:string-value="6" table:formula="of:=RIGHT([.B16];LEN([.B16])-17)" table:style-name="ce22">
            <text:p>6</text:p>
          </table:table-cell>
          <table:table-cell office:value-type="string" office:string-value="Updated: Dec 5 / 11:28 PM" table:formula="of:=[Source.A181]" table:style-name="ce1">
            <text:p>Updated: Dec 5 / 11:28 PM</text:p>
          </table:table-cell>
          <table:table-cell office:value-type="string" office:string-value="100% In" table:formula="of:=[Source.A183]" table:style-name="ce1">
            <text:p>100% In</text:p>
          </table:table-cell>
          <table:table-cell office:value-type="string" office:string-value="100" table:formula="of:=LEFT([.E16];LEN([.E16])-4)" table:style-name="ce1">
            <text:p>100</text:p>
          </table:table-cell>
          <table:table-cell office:value-type="float" office:value="759061" table:formula="of:=[Source.B184]" table:style-name="ce3">
            <text:p>7,59,061</text:p>
          </table:table-cell>
          <table:table-cell office:value-type="float" office:value="897672" table:formula="of:=[Source.B185]" table:style-name="ce3">
            <text:p>8,97,672</text:p>
          </table:table-cell>
          <table:table-cell office:value-type="float" office:value="0" table:formula="of:=(IF([.G16]&gt;[.H16];[.C16];0))*([.F16]/100)" table:style-name="ce1">
            <text:p>0</text:p>
          </table:table-cell>
          <table:table-cell office:value-type="float" office:value="6" table:formula="of:=(IF([.G16]&lt;[.H16];[.C16];0))*([.F16]/100)" table:style-name="ce1">
            <text:p>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Kansas</text:p>
          </table:table-cell>
          <table:table-cell office:value-type="string" office:string-value="Electoral Votes: 6" table:formula="of:=[Source.A192]" table:style-name="ce1">
            <text:p>Electoral Votes: 6</text:p>
          </table:table-cell>
          <table:table-cell office:value-type="string" office:string-value="6" table:formula="of:=RIGHT([.B17];LEN([.B17])-17)" table:style-name="ce22">
            <text:p>6</text:p>
          </table:table-cell>
          <table:table-cell office:value-type="string" office:string-value="Updated: Apr 29 / 5:16 PM" table:formula="of:=[Source.A194]" table:style-name="ce1">
            <text:p>Updated: Apr 29 / 5:16 PM</text:p>
          </table:table-cell>
          <table:table-cell office:value-type="string" office:string-value="100% In" table:formula="of:=[Source.A196]" table:style-name="ce1">
            <text:p>100% In</text:p>
          </table:table-cell>
          <table:table-cell office:value-type="string" office:string-value="100" table:formula="of:=LEFT([.E17];LEN([.E17])-4)" table:style-name="ce1">
            <text:p>100</text:p>
          </table:table-cell>
          <table:table-cell office:value-type="float" office:value="570323" table:formula="of:=[Source.B197]" table:style-name="ce3">
            <text:p>5,70,323</text:p>
          </table:table-cell>
          <table:table-cell office:value-type="float" office:value="771406" table:formula="of:=[Source.B198]" table:style-name="ce3">
            <text:p>7,71,406</text:p>
          </table:table-cell>
          <table:table-cell office:value-type="float" office:value="0" table:formula="of:=(IF([.G17]&gt;[.H17];[.C17];0))*([.F17]/100)" table:style-name="ce1">
            <text:p>0</text:p>
          </table:table-cell>
          <table:table-cell office:value-type="float" office:value="6" table:formula="of:=(IF([.G17]&lt;[.H17];[.C17];0))*([.F17]/100)" table:style-name="ce1">
            <text:p>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Kentucky</text:p>
          </table:table-cell>
          <table:table-cell office:value-type="string" office:string-value="Electoral Votes: 8" table:formula="of:=[Source.A203]" table:style-name="ce1">
            <text:p>Electoral Votes: 8</text:p>
          </table:table-cell>
          <table:table-cell office:value-type="string" office:string-value="8" table:formula="of:=RIGHT([.B18];LEN([.B18])-17)" table:style-name="ce22">
            <text:p>8</text:p>
          </table:table-cell>
          <table:table-cell office:value-type="string" office:string-value="Updated: Mar 7 / 3:32 AM" table:formula="of:=[Source.A205]" table:style-name="ce1">
            <text:p>Updated: Mar 7 / 3:32 AM</text:p>
          </table:table-cell>
          <table:table-cell office:value-type="string" office:string-value="100% In" table:formula="of:=[Source.A207]" table:style-name="ce1">
            <text:p>100% In</text:p>
          </table:table-cell>
          <table:table-cell office:value-type="string" office:string-value="100" table:formula="of:=LEFT([.E18];LEN([.E18])-4)" table:style-name="ce1">
            <text:p>100</text:p>
          </table:table-cell>
          <table:table-cell office:value-type="float" office:value="772474" table:formula="of:=[Source.B208]" table:style-name="ce3">
            <text:p>7,72,474</text:p>
          </table:table-cell>
          <table:table-cell office:value-type="float" office:value="1326646" table:formula="of:=[Source.B209]" table:style-name="ce3">
            <text:p>13,26,646</text:p>
          </table:table-cell>
          <table:table-cell office:value-type="float" office:value="0" table:formula="of:=(IF([.G18]&gt;[.H18];[.C18];0))*([.F18]/100)" table:style-name="ce1">
            <text:p>0</text:p>
          </table:table-cell>
          <table:table-cell office:value-type="float" office:value="8" table:formula="of:=(IF([.G18]&lt;[.H18];[.C18];0))*([.F18]/100)" table:style-name="ce1">
            <text:p>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ouisiana</text:p>
          </table:table-cell>
          <table:table-cell office:value-type="string" office:string-value="Electoral Votes: 8" table:formula="of:=[Source.A216]" table:style-name="ce1">
            <text:p>Electoral Votes: 8</text:p>
          </table:table-cell>
          <table:table-cell office:value-type="string" office:string-value="8" table:formula="of:=RIGHT([.B19];LEN([.B19])-17)" table:style-name="ce22">
            <text:p>8</text:p>
          </table:table-cell>
          <table:table-cell office:value-type="string" office:string-value="Updated: Jan 26 / 3:47 PM" table:formula="of:=[Source.A218]" table:style-name="ce1">
            <text:p>Updated: Jan 26 / 3:47 PM</text:p>
          </table:table-cell>
          <table:table-cell office:value-type="string" office:string-value="100% In" table:formula="of:=[Source.A220]" table:style-name="ce1">
            <text:p>100% In</text:p>
          </table:table-cell>
          <table:table-cell office:value-type="string" office:string-value="100" table:formula="of:=LEFT([.E19];LEN([.E19])-4)" table:style-name="ce1">
            <text:p>100</text:p>
          </table:table-cell>
          <table:table-cell office:value-type="float" office:value="856034" table:formula="of:=[Source.B221]" table:style-name="ce3">
            <text:p>8,56,034</text:p>
          </table:table-cell>
          <table:table-cell office:value-type="float" office:value="1255776" table:formula="of:=[Source.B222]" table:style-name="ce3">
            <text:p>12,55,776</text:p>
          </table:table-cell>
          <table:table-cell office:value-type="float" office:value="0" table:formula="of:=(IF([.G19]&gt;[.H19];[.C19];0))*([.F19]/100)" table:style-name="ce1">
            <text:p>0</text:p>
          </table:table-cell>
          <table:table-cell office:value-type="float" office:value="8" table:formula="of:=(IF([.G19]&lt;[.H19];[.C19];0))*([.F19]/100)" table:style-name="ce1">
            <text:p>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Maine</text:p>
          </table:table-cell>
          <table:table-cell office:value-type="string" office:string-value="Electoral Votes: 4" table:formula="of:=[Source.A227]" table:style-name="ce1">
            <text:p>Electoral Votes: 4</text:p>
          </table:table-cell>
          <table:table-cell office:value-type="string" office:string-value="4" table:formula="of:=RIGHT([.B20];LEN([.B20])-17)" table:style-name="ce22">
            <text:p>4</text:p>
          </table:table-cell>
          <table:table-cell office:value-type="string" office:string-value="Updated: Feb 24 / 6:33 PM" table:formula="of:=[Source.A229]" table:style-name="ce1">
            <text:p>Updated: Feb 24 / 6:33 PM</text:p>
          </table:table-cell>
          <table:table-cell office:value-type="string" office:string-value="100% In" table:formula="of:=[Source.A231]" table:style-name="ce1">
            <text:p>100% In</text:p>
          </table:table-cell>
          <table:table-cell office:value-type="string" office:string-value="100" table:formula="of:=LEFT([.E20];LEN([.E20])-4)" table:style-name="ce1">
            <text:p>100</text:p>
          </table:table-cell>
          <table:table-cell office:value-type="float" office:value="435072" table:formula="of:=[Source.B232]" table:style-name="ce3">
            <text:p>4,35,072</text:p>
          </table:table-cell>
          <table:table-cell office:value-type="float" office:value="360737" table:formula="of:=[Source.B233]" table:style-name="ce3">
            <text:p>3,60,737</text:p>
          </table:table-cell>
          <table:table-cell office:value-type="float" office:value="4" table:formula="of:=(IF([.G20]&gt;[.H20];[.C20];0))*([.F20]/100)" table:style-name="ce1">
            <text:p>4</text:p>
          </table:table-cell>
          <table:table-cell office:value-type="float" office:value="0" table:formula="of:=(IF([.G20]&lt;[.H20];[.C20];0))*([.F20]/100)" table:style-name="ce1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Maryland</text:p>
          </table:table-cell>
          <table:table-cell office:value-type="string" office:string-value="Electoral Votes: 10" table:formula="of:=[Source.A240]" table:style-name="ce1">
            <text:p>Electoral Votes: 10</text:p>
          </table:table-cell>
          <table:table-cell office:value-type="string" office:string-value="10" table:formula="of:=RIGHT([.B21];LEN([.B21])-17)" table:style-name="ce22">
            <text:p>10</text:p>
          </table:table-cell>
          <table:table-cell office:value-type="string" office:string-value="Updated: Mar 6 / 11:14 PM" table:formula="of:=[Source.A242]" table:style-name="ce1">
            <text:p>Updated: Mar 6 / 11:14 PM</text:p>
          </table:table-cell>
          <table:table-cell office:value-type="string" office:string-value="100% In" table:formula="of:=[Source.A244]" table:style-name="ce1">
            <text:p>100% In</text:p>
          </table:table-cell>
          <table:table-cell office:value-type="string" office:string-value="100" table:formula="of:=LEFT([.E21];LEN([.E21])-4)" table:style-name="ce1">
            <text:p>100</text:p>
          </table:table-cell>
          <table:table-cell office:value-type="float" office:value="1985023" table:formula="of:=[Source.B245]" table:style-name="ce3">
            <text:p>19,85,023</text:p>
          </table:table-cell>
          <table:table-cell office:value-type="float" office:value="976414" table:formula="of:=[Source.B246]" table:style-name="ce3">
            <text:p>9,76,414</text:p>
          </table:table-cell>
          <table:table-cell office:value-type="float" office:value="10" table:formula="of:=(IF([.G21]&gt;[.H21];[.C21];0))*([.F21]/100)" table:style-name="ce1">
            <text:p>10</text:p>
          </table:table-cell>
          <table:table-cell office:value-type="float" office:value="0" table:formula="of:=(IF([.G21]&lt;[.H21];[.C21];0))*([.F21]/100)" table:style-name="ce1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Massachusetts</text:p>
          </table:table-cell>
          <table:table-cell office:value-type="string" office:string-value="Electoral Votes: 11" table:formula="of:=[Source.A251]" table:style-name="ce1">
            <text:p>Electoral Votes: 11</text:p>
          </table:table-cell>
          <table:table-cell office:value-type="string" office:string-value="11" table:formula="of:=RIGHT([.B22];LEN([.B22])-17)" table:style-name="ce22">
            <text:p>11</text:p>
          </table:table-cell>
          <table:table-cell office:value-type="string" office:string-value="Updated: Mar 7 / 3:48 AM" table:formula="of:=[Source.A253]" table:style-name="ce1">
            <text:p>Updated: Mar 7 / 3:48 AM</text:p>
          </table:table-cell>
          <table:table-cell office:value-type="string" office:string-value="100% In" table:formula="of:=[Source.A255]" table:style-name="ce1">
            <text:p>100% In</text:p>
          </table:table-cell>
          <table:table-cell office:value-type="string" office:string-value="100" table:formula="of:=LEFT([.E22];LEN([.E22])-4)" table:style-name="ce1">
            <text:p>100</text:p>
          </table:table-cell>
          <table:table-cell office:value-type="float" office:value="2382202" table:formula="of:=[Source.B256]" table:style-name="ce3">
            <text:p>23,82,202</text:p>
          </table:table-cell>
          <table:table-cell office:value-type="float" office:value="1167202" table:formula="of:=[Source.B257]" table:style-name="ce3">
            <text:p>11,67,202</text:p>
          </table:table-cell>
          <table:table-cell office:value-type="float" office:value="11" table:formula="of:=(IF([.G22]&gt;[.H22];[.C22];0))*([.F22]/100)" table:style-name="ce1">
            <text:p>11</text:p>
          </table:table-cell>
          <table:table-cell office:value-type="float" office:value="0" table:formula="of:=(IF([.G22]&lt;[.H22];[.C22];0))*([.F22]/100)" table:style-name="ce1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Michigan</text:p>
          </table:table-cell>
          <table:table-cell office:value-type="string" office:string-value="Electoral Votes: 16" table:formula="of:=[Source.A262]" table:style-name="ce1">
            <text:p>Electoral Votes: 16</text:p>
          </table:table-cell>
          <table:table-cell office:value-type="string" office:string-value="16" table:formula="of:=RIGHT([.B23];LEN([.B23])-17)" table:style-name="ce22">
            <text:p>16</text:p>
          </table:table-cell>
          <table:table-cell office:value-type="string" office:string-value="Updated: Mar 7 / 3:49 AM" table:formula="of:=[Source.A264]" table:style-name="ce1">
            <text:p>Updated: Mar 7 / 3:49 AM</text:p>
          </table:table-cell>
          <table:table-cell office:value-type="string" office:string-value="100% In" table:formula="of:=[Source.A266]" table:style-name="ce1">
            <text:p>100% In</text:p>
          </table:table-cell>
          <table:table-cell office:value-type="string" office:string-value="100" table:formula="of:=LEFT([.E23];LEN([.E23])-4)" table:style-name="ce1">
            <text:p>100</text:p>
          </table:table-cell>
          <table:table-cell office:value-type="float" office:value="2804040" table:formula="of:=[Source.B267]" table:style-name="ce3">
            <text:p>28,04,040</text:p>
          </table:table-cell>
          <table:table-cell office:value-type="float" office:value="2649852" table:formula="of:=[Source.B268]" table:style-name="ce3">
            <text:p>26,49,852</text:p>
          </table:table-cell>
          <table:table-cell office:value-type="float" office:value="16" table:formula="of:=(IF([.G23]&gt;[.H23];[.C23];0))*([.F23]/100)" table:style-name="ce1">
            <text:p>16</text:p>
          </table:table-cell>
          <table:table-cell office:value-type="float" office:value="0" table:formula="of:=(IF([.G23]&lt;[.H23];[.C23];0))*([.F23]/100)" table:style-name="ce1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Minnesota</text:p>
          </table:table-cell>
          <table:table-cell office:value-type="string" office:string-value="Electoral Votes: 10" table:formula="of:=[Source.A275]" table:style-name="ce1">
            <text:p>Electoral Votes: 10</text:p>
          </table:table-cell>
          <table:table-cell office:value-type="string" office:string-value="10" table:formula="of:=RIGHT([.B24];LEN([.B24])-17)" table:style-name="ce22">
            <text:p>10</text:p>
          </table:table-cell>
          <table:table-cell office:value-type="string" office:string-value="Updated: Jan 26 / 3:13 PM" table:formula="of:=[Source.A277]" table:style-name="ce1">
            <text:p>Updated: Jan 26 / 3:13 PM</text:p>
          </table:table-cell>
          <table:table-cell office:value-type="string" office:string-value="100% In" table:formula="of:=[Source.A279]" table:style-name="ce1">
            <text:p>100% In</text:p>
          </table:table-cell>
          <table:table-cell office:value-type="string" office:string-value="100" table:formula="of:=LEFT([.E24];LEN([.E24])-4)" table:style-name="ce1">
            <text:p>100</text:p>
          </table:table-cell>
          <table:table-cell office:value-type="float" office:value="1717077" table:formula="of:=[Source.B280]" table:style-name="ce3">
            <text:p>17,17,077</text:p>
          </table:table-cell>
          <table:table-cell office:value-type="float" office:value="1484065" table:formula="of:=[Source.B281]" table:style-name="ce3">
            <text:p>14,84,065</text:p>
          </table:table-cell>
          <table:table-cell office:value-type="float" office:value="10" table:formula="of:=(IF([.G24]&gt;[.H24];[.C24];0))*([.F24]/100)" table:style-name="ce1">
            <text:p>10</text:p>
          </table:table-cell>
          <table:table-cell office:value-type="float" office:value="0" table:formula="of:=(IF([.G24]&lt;[.H24];[.C24];0))*([.F24]/100)" table:style-name="ce1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Mississippi</text:p>
          </table:table-cell>
          <table:table-cell office:value-type="string" office:string-value="Electoral Votes: 6" table:formula="of:=[Source.A288]" table:style-name="ce1">
            <text:p>Electoral Votes: 6</text:p>
          </table:table-cell>
          <table:table-cell office:value-type="string" office:string-value="6" table:formula="of:=RIGHT([.B25];LEN([.B25])-17)" table:style-name="ce22">
            <text:p>6</text:p>
          </table:table-cell>
          <table:table-cell office:value-type="string" office:string-value="Updated: Apr 29 / 8:45 PM" table:formula="of:=[Source.A290]" table:style-name="ce1">
            <text:p>Updated: Apr 29 / 8:45 PM</text:p>
          </table:table-cell>
          <table:table-cell office:value-type="string" office:string-value="100% In" table:formula="of:=[Source.A292]" table:style-name="ce1">
            <text:p>100% In</text:p>
          </table:table-cell>
          <table:table-cell office:value-type="string" office:string-value="100" table:formula="of:=LEFT([.E25];LEN([.E25])-4)" table:style-name="ce1">
            <text:p>100</text:p>
          </table:table-cell>
          <table:table-cell office:value-type="float" office:value="539398" table:formula="of:=[Source.B293]" table:style-name="ce3">
            <text:p>5,39,398</text:p>
          </table:table-cell>
          <table:table-cell office:value-type="float" office:value="756764" table:formula="of:=[Source.B294]" table:style-name="ce3">
            <text:p>7,56,764</text:p>
          </table:table-cell>
          <table:table-cell office:value-type="float" office:value="0" table:formula="of:=(IF([.G25]&gt;[.H25];[.C25];0))*([.F25]/100)" table:style-name="ce1">
            <text:p>0</text:p>
          </table:table-cell>
          <table:table-cell office:value-type="float" office:value="6" table:formula="of:=(IF([.G25]&lt;[.H25];[.C25];0))*([.F25]/100)" table:style-name="ce1">
            <text:p>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Missouri</text:p>
          </table:table-cell>
          <table:table-cell office:value-type="string" office:string-value="Electoral Votes: 10" table:formula="of:=[Source.A299]" table:style-name="ce1">
            <text:p>Electoral Votes: 10</text:p>
          </table:table-cell>
          <table:table-cell office:value-type="string" office:string-value="10" table:formula="of:=RIGHT([.B26];LEN([.B26])-17)" table:style-name="ce22">
            <text:p>10</text:p>
          </table:table-cell>
          <table:table-cell office:value-type="string" office:string-value="Updated: Dec 10 / 12:37 PM" table:formula="of:=[Source.A301]" table:style-name="ce1">
            <text:p>Updated: Dec 10 / 12:37 PM</text:p>
          </table:table-cell>
          <table:table-cell office:value-type="string" office:string-value="100% In" table:formula="of:=[Source.A303]" table:style-name="ce1">
            <text:p>100% In</text:p>
          </table:table-cell>
          <table:table-cell office:value-type="string" office:string-value="100" table:formula="of:=LEFT([.E26];LEN([.E26])-4)" table:style-name="ce1">
            <text:p>100</text:p>
          </table:table-cell>
          <table:table-cell office:value-type="float" office:value="1253014" table:formula="of:=[Source.B304]" table:style-name="ce3">
            <text:p>12,53,014</text:p>
          </table:table-cell>
          <table:table-cell office:value-type="float" office:value="1718736" table:formula="of:=[Source.B305]" table:style-name="ce3">
            <text:p>17,18,736</text:p>
          </table:table-cell>
          <table:table-cell office:value-type="float" office:value="0" table:formula="of:=(IF([.G26]&gt;[.H26];[.C26];0))*([.F26]/100)" table:style-name="ce1">
            <text:p>0</text:p>
          </table:table-cell>
          <table:table-cell office:value-type="float" office:value="10" table:formula="of:=(IF([.G26]&lt;[.H26];[.C26];0))*([.F26]/100)" table:style-name="ce1">
            <text:p>1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Montana</text:p>
          </table:table-cell>
          <table:table-cell office:value-type="string" office:string-value="Electoral Votes: 3" table:formula="of:=[Source.A310]" table:style-name="ce1">
            <text:p>Electoral Votes: 3</text:p>
          </table:table-cell>
          <table:table-cell office:value-type="string" office:string-value="3" table:formula="of:=RIGHT([.B27];LEN([.B27])-17)" table:style-name="ce22">
            <text:p>3</text:p>
          </table:table-cell>
          <table:table-cell office:value-type="string" office:string-value="Updated: Mar 6 / 11:15 PM" table:formula="of:=[Source.A312]" table:style-name="ce1">
            <text:p>Updated: Mar 6 / 11:15 PM</text:p>
          </table:table-cell>
          <table:table-cell office:value-type="string" office:string-value="100% In" table:formula="of:=[Source.A314]" table:style-name="ce1">
            <text:p>100% In</text:p>
          </table:table-cell>
          <table:table-cell office:value-type="string" office:string-value="100" table:formula="of:=LEFT([.E27];LEN([.E27])-4)" table:style-name="ce1">
            <text:p>100</text:p>
          </table:table-cell>
          <table:table-cell office:value-type="float" office:value="244786" table:formula="of:=[Source.B315]" table:style-name="ce3">
            <text:p>2,44,786</text:p>
          </table:table-cell>
          <table:table-cell office:value-type="float" office:value="343602" table:formula="of:=[Source.B316]" table:style-name="ce3">
            <text:p>3,43,602</text:p>
          </table:table-cell>
          <table:table-cell office:value-type="float" office:value="0" table:formula="of:=(IF([.G27]&gt;[.H27];[.C27];0))*([.F27]/100)" table:style-name="ce1">
            <text:p>0</text:p>
          </table:table-cell>
          <table:table-cell office:value-type="float" office:value="3" table:formula="of:=(IF([.G27]&lt;[.H27];[.C27];0))*([.F27]/100)" table:style-name="ce1">
            <text:p>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ebraska</text:p>
          </table:table-cell>
          <table:table-cell office:value-type="string" office:string-value="Electoral Votes: 5" table:formula="of:=[Source.A323]" table:style-name="ce1">
            <text:p>Electoral Votes: 5</text:p>
          </table:table-cell>
          <table:table-cell office:value-type="string" office:string-value="5" table:formula="of:=RIGHT([.B28];LEN([.B28])-17)" table:style-name="ce22">
            <text:p>5</text:p>
          </table:table-cell>
          <table:table-cell office:value-type="string" office:string-value="Updated: Jan 15 / 8:47 PM" table:formula="of:=[Source.A325]" table:style-name="ce1">
            <text:p>Updated: Jan 15 / 8:47 PM</text:p>
          </table:table-cell>
          <table:table-cell office:value-type="string" office:string-value="100% In" table:formula="of:=[Source.A327]" table:style-name="ce1">
            <text:p>100% In</text:p>
          </table:table-cell>
          <table:table-cell office:value-type="string" office:string-value="100" table:formula="of:=LEFT([.E28];LEN([.E28])-4)" table:style-name="ce1">
            <text:p>100</text:p>
          </table:table-cell>
          <table:table-cell office:value-type="float" office:value="374583" table:formula="of:=[Source.B328]" table:style-name="ce3">
            <text:p>3,74,583</text:p>
          </table:table-cell>
          <table:table-cell office:value-type="float" office:value="556846" table:formula="of:=[Source.B329]" table:style-name="ce3">
            <text:p>5,56,846</text:p>
          </table:table-cell>
          <table:table-cell office:value-type="float" office:value="0" table:formula="of:=(IF([.G28]&gt;[.H28];[.C28];0))*([.F28]/100)" table:style-name="ce1">
            <text:p>0</text:p>
          </table:table-cell>
          <table:table-cell office:value-type="float" office:value="5" table:formula="of:=(IF([.G28]&lt;[.H28];[.C28];0))*([.F28]/100)" table:style-name="ce1">
            <text:p>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evada</text:p>
          </table:table-cell>
          <table:table-cell office:value-type="string" office:string-value="Electoral Votes: 6" table:formula="of:=[Source.A334]" table:style-name="ce1">
            <text:p>Electoral Votes: 6</text:p>
          </table:table-cell>
          <table:table-cell office:value-type="string" office:string-value="6" table:formula="of:=RIGHT([.B29];LEN([.B29])-17)" table:style-name="ce22">
            <text:p>6</text:p>
          </table:table-cell>
          <table:table-cell office:value-type="string" office:string-value="Updated: Mar 7 / 3:50 AM" table:formula="of:=[Source.A336]" table:style-name="ce1">
            <text:p>Updated: Mar 7 / 3:50 AM</text:p>
          </table:table-cell>
          <table:table-cell office:value-type="string" office:string-value="100% In" table:formula="of:=[Source.A338]" table:style-name="ce1">
            <text:p>100% In</text:p>
          </table:table-cell>
          <table:table-cell office:value-type="string" office:string-value="100" table:formula="of:=LEFT([.E29];LEN([.E29])-4)" table:style-name="ce1">
            <text:p>100</text:p>
          </table:table-cell>
          <table:table-cell office:value-type="float" office:value="703486" table:formula="of:=[Source.B339]" table:style-name="ce3">
            <text:p>7,03,486</text:p>
          </table:table-cell>
          <table:table-cell office:value-type="float" office:value="669890" table:formula="of:=[Source.B340]" table:style-name="ce3">
            <text:p>6,69,890</text:p>
          </table:table-cell>
          <table:table-cell office:value-type="float" office:value="6" table:formula="of:=(IF([.G29]&gt;[.H29];[.C29];0))*([.F29]/100)" table:style-name="ce1">
            <text:p>6</text:p>
          </table:table-cell>
          <table:table-cell office:value-type="float" office:value="0" table:formula="of:=(IF([.G29]&lt;[.H29];[.C29];0))*([.F29]/100)" table:style-name="ce1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ew Hampshire</text:p>
          </table:table-cell>
          <table:table-cell office:value-type="string" office:string-value="Electoral Votes: 4" table:formula="of:=[Source.A347]" table:style-name="ce1">
            <text:p>Electoral Votes: 4</text:p>
          </table:table-cell>
          <table:table-cell office:value-type="string" office:string-value="4" table:formula="of:=RIGHT([.B30];LEN([.B30])-17)" table:style-name="ce22">
            <text:p>4</text:p>
          </table:table-cell>
          <table:table-cell office:value-type="string" office:string-value="Updated: Mar 8 / 3:35 PM" table:formula="of:=[Source.A349]" table:style-name="ce1">
            <text:p>Updated: Mar 8 / 3:35 PM</text:p>
          </table:table-cell>
          <table:table-cell office:value-type="string" office:string-value="100% In" table:formula="of:=[Source.A351]" table:style-name="ce1">
            <text:p>100% In</text:p>
          </table:table-cell>
          <table:table-cell office:value-type="string" office:string-value="100" table:formula="of:=LEFT([.E30];LEN([.E30])-4)" table:style-name="ce1">
            <text:p>100</text:p>
          </table:table-cell>
          <table:table-cell office:value-type="float" office:value="424937" table:formula="of:=[Source.B352]" table:style-name="ce3">
            <text:p>4,24,937</text:p>
          </table:table-cell>
          <table:table-cell office:value-type="float" office:value="365660" table:formula="of:=[Source.B353]" table:style-name="ce3">
            <text:p>3,65,660</text:p>
          </table:table-cell>
          <table:table-cell office:value-type="float" office:value="4" table:formula="of:=(IF([.G30]&gt;[.H30];[.C30];0))*([.F30]/100)" table:style-name="ce1">
            <text:p>4</text:p>
          </table:table-cell>
          <table:table-cell office:value-type="float" office:value="0" table:formula="of:=(IF([.G30]&lt;[.H30];[.C30];0))*([.F30]/100)" table:style-name="ce1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ew Jersey</text:p>
          </table:table-cell>
          <table:table-cell office:value-type="string" office:string-value="Electoral Votes: 14" table:formula="of:=[Source.A360]" table:style-name="ce1">
            <text:p>Electoral Votes: 14</text:p>
          </table:table-cell>
          <table:table-cell office:value-type="string" office:string-value="14" table:formula="of:=RIGHT([.B31];LEN([.B31])-17)" table:style-name="ce22">
            <text:p>14</text:p>
          </table:table-cell>
          <table:table-cell office:value-type="string" office:string-value="Updated: Mar 11 / 9:24 PM" table:formula="of:=[Source.A362]" table:style-name="ce1">
            <text:p>Updated: Mar 11 / 9:24 PM</text:p>
          </table:table-cell>
          <table:table-cell office:value-type="string" office:string-value="100% In" table:formula="of:=[Source.A364]" table:style-name="ce1">
            <text:p>100% In</text:p>
          </table:table-cell>
          <table:table-cell office:value-type="string" office:string-value="100" table:formula="of:=LEFT([.E31];LEN([.E31])-4)" table:style-name="ce1">
            <text:p>100</text:p>
          </table:table-cell>
          <table:table-cell office:value-type="float" office:value="2608400" table:formula="of:=[Source.B365]" table:style-name="ce3">
            <text:p>26,08,400</text:p>
          </table:table-cell>
          <table:table-cell office:value-type="float" office:value="1883313" table:formula="of:=[Source.B366]" table:style-name="ce3">
            <text:p>18,83,313</text:p>
          </table:table-cell>
          <table:table-cell office:value-type="float" office:value="14" table:formula="of:=(IF([.G31]&gt;[.H31];[.C31];0))*([.F31]/100)" table:style-name="ce1">
            <text:p>14</text:p>
          </table:table-cell>
          <table:table-cell office:value-type="float" office:value="0" table:formula="of:=(IF([.G31]&lt;[.H31];[.C31];0))*([.F31]/100)" table:style-name="ce1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ew Mexico</text:p>
          </table:table-cell>
          <table:table-cell office:value-type="string" office:string-value="Electoral Votes: 5" table:formula="of:=[Source.A371]" table:style-name="ce1">
            <text:p>Electoral Votes: 5</text:p>
          </table:table-cell>
          <table:table-cell office:value-type="string" office:string-value="5" table:formula="of:=RIGHT([.B32];LEN([.B32])-17)" table:style-name="ce22">
            <text:p>5</text:p>
          </table:table-cell>
          <table:table-cell office:value-type="string" office:string-value="Updated: Mar 7 / 3:37 AM" table:formula="of:=[Source.A373]" table:style-name="ce1">
            <text:p>Updated: Mar 7 / 3:37 AM</text:p>
          </table:table-cell>
          <table:table-cell office:value-type="string" office:string-value="100% In" table:formula="of:=[Source.A375]" table:style-name="ce1">
            <text:p>100% In</text:p>
          </table:table-cell>
          <table:table-cell office:value-type="string" office:string-value="100" table:formula="of:=LEFT([.E32];LEN([.E32])-4)" table:style-name="ce1">
            <text:p>100</text:p>
          </table:table-cell>
          <table:table-cell office:value-type="float" office:value="501614" table:formula="of:=[Source.B376]" table:style-name="ce3">
            <text:p>5,01,614</text:p>
          </table:table-cell>
          <table:table-cell office:value-type="float" office:value="401894" table:formula="of:=[Source.B377]" table:style-name="ce3">
            <text:p>4,01,894</text:p>
          </table:table-cell>
          <table:table-cell office:value-type="float" office:value="5" table:formula="of:=(IF([.G32]&gt;[.H32];[.C32];0))*([.F32]/100)" table:style-name="ce1">
            <text:p>5</text:p>
          </table:table-cell>
          <table:table-cell office:value-type="float" office:value="0" table:formula="of:=(IF([.G32]&lt;[.H32];[.C32];0))*([.F32]/100)" table:style-name="ce1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ew York</text:p>
          </table:table-cell>
          <table:table-cell office:value-type="string" office:string-value="Electoral Votes: 29" table:formula="of:=[Source.A382]" table:style-name="ce1">
            <text:p>Electoral Votes: 29</text:p>
          </table:table-cell>
          <table:table-cell office:value-type="string" office:string-value="29" table:formula="of:=RIGHT([.B33];LEN([.B33])-17)" table:style-name="ce22">
            <text:p>29</text:p>
          </table:table-cell>
          <table:table-cell office:value-type="string" office:string-value="Updated: Apr 2 / 3:00 PM" table:formula="of:=[Source.A384]" table:style-name="ce1">
            <text:p>Updated: Apr 2 / 3:00 PM</text:p>
          </table:table-cell>
          <table:table-cell office:value-type="string" office:string-value="100% In" table:formula="of:=[Source.A386]" table:style-name="ce1">
            <text:p>100% In</text:p>
          </table:table-cell>
          <table:table-cell office:value-type="string" office:string-value="100" table:formula="of:=LEFT([.E33];LEN([.E33])-4)" table:style-name="ce1">
            <text:p>100</text:p>
          </table:table-cell>
          <table:table-cell office:value-type="float" office:value="5244886" table:formula="of:=[Source.B387]" table:style-name="ce3">
            <text:p>52,44,886</text:p>
          </table:table-cell>
          <table:table-cell office:value-type="float" office:value="3251997" table:formula="of:=[Source.B388]" table:style-name="ce3">
            <text:p>32,51,997</text:p>
          </table:table-cell>
          <table:table-cell office:value-type="float" office:value="29" table:formula="of:=(IF([.G33]&gt;[.H33];[.C33];0))*([.F33]/100)" table:style-name="ce1">
            <text:p>29</text:p>
          </table:table-cell>
          <table:table-cell office:value-type="float" office:value="0" table:formula="of:=(IF([.G33]&lt;[.H33];[.C33];0))*([.F33]/100)" table:style-name="ce1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Carolina</text:p>
          </table:table-cell>
          <table:table-cell office:value-type="string" office:string-value="Electoral Votes: 15" table:formula="of:=[Source.A395]" table:style-name="ce1">
            <text:p>Electoral Votes: 15</text:p>
          </table:table-cell>
          <table:table-cell office:value-type="string" office:string-value="15" table:formula="of:=RIGHT([.B34];LEN([.B34])-17)" table:style-name="ce22">
            <text:p>15</text:p>
          </table:table-cell>
          <table:table-cell office:value-type="string" office:string-value="Updated: Mar 7 / 9:15 PM" table:formula="of:=[Source.A397]" table:style-name="ce1">
            <text:p>Updated: Mar 7 / 9:15 PM</text:p>
          </table:table-cell>
          <table:table-cell office:value-type="string" office:string-value="100% In" table:formula="of:=[Source.A399]" table:style-name="ce1">
            <text:p>100% In</text:p>
          </table:table-cell>
          <table:table-cell office:value-type="string" office:string-value="100" table:formula="of:=LEFT([.E34];LEN([.E34])-4)" table:style-name="ce1">
            <text:p>100</text:p>
          </table:table-cell>
          <table:table-cell office:value-type="float" office:value="2684292" table:formula="of:=[Source.B400]" table:style-name="ce3">
            <text:p>26,84,292</text:p>
          </table:table-cell>
          <table:table-cell office:value-type="float" office:value="2758775" table:formula="of:=[Source.B401]" table:style-name="ce3">
            <text:p>27,58,775</text:p>
          </table:table-cell>
          <table:table-cell office:value-type="float" office:value="0" table:formula="of:=(IF([.G34]&gt;[.H34];[.C34];0))*([.F34]/100)" table:style-name="ce1">
            <text:p>0</text:p>
          </table:table-cell>
          <table:table-cell office:value-type="float" office:value="15" table:formula="of:=(IF([.G34]&lt;[.H34];[.C34];0))*([.F34]/100)" table:style-name="ce1">
            <text:p>1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orth Dakota</text:p>
          </table:table-cell>
          <table:table-cell office:value-type="string" office:string-value="Electoral Votes: 3" table:formula="of:=[Source.A408]" table:style-name="ce1">
            <text:p>Electoral Votes: 3</text:p>
          </table:table-cell>
          <table:table-cell office:value-type="string" office:string-value="3" table:formula="of:=RIGHT([.B35];LEN([.B35])-17)" table:style-name="ce22">
            <text:p>3</text:p>
          </table:table-cell>
          <table:table-cell office:value-type="string" office:string-value="Updated: Nov 24 / 1:22 PM" table:formula="of:=[Source.A410]" table:style-name="ce1">
            <text:p>Updated: Nov 24 / 1:22 PM</text:p>
          </table:table-cell>
          <table:table-cell office:value-type="string" office:string-value="100% In" table:formula="of:=[Source.A412]" table:style-name="ce1">
            <text:p>100% In</text:p>
          </table:table-cell>
          <table:table-cell office:value-type="string" office:string-value="100" table:formula="of:=LEFT([.E35];LEN([.E35])-4)" table:style-name="ce1">
            <text:p>100</text:p>
          </table:table-cell>
          <table:table-cell office:value-type="float" office:value="114902" table:formula="of:=[Source.B413]" table:style-name="ce3">
            <text:p>1,14,902</text:p>
          </table:table-cell>
          <table:table-cell office:value-type="float" office:value="235595" table:formula="of:=[Source.B414]" table:style-name="ce3">
            <text:p>2,35,595</text:p>
          </table:table-cell>
          <table:table-cell office:value-type="float" office:value="0" table:formula="of:=(IF([.G35]&gt;[.H35];[.C35];0))*([.F35]/100)" table:style-name="ce1">
            <text:p>0</text:p>
          </table:table-cell>
          <table:table-cell office:value-type="float" office:value="3" table:formula="of:=(IF([.G35]&lt;[.H35];[.C35];0))*([.F35]/100)" table:style-name="ce1">
            <text:p>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Ohio</text:p>
          </table:table-cell>
          <table:table-cell office:value-type="string" office:string-value="Electoral Votes: 18" table:formula="of:=[Source.A419]" table:style-name="ce1">
            <text:p>Electoral Votes: 18</text:p>
          </table:table-cell>
          <table:table-cell office:value-type="string" office:string-value="18" table:formula="of:=RIGHT([.B36];LEN([.B36])-17)" table:style-name="ce22">
            <text:p>18</text:p>
          </table:table-cell>
          <table:table-cell office:value-type="string" office:string-value="Updated: Mar 6 / 11:14 PM" table:formula="of:=[Source.A421]" table:style-name="ce1">
            <text:p>Updated: Mar 6 / 11:14 PM</text:p>
          </table:table-cell>
          <table:table-cell office:value-type="string" office:string-value="100% In" table:formula="of:=[Source.A423]" table:style-name="ce1">
            <text:p>100% In</text:p>
          </table:table-cell>
          <table:table-cell office:value-type="string" office:string-value="100" table:formula="of:=LEFT([.E36];LEN([.E36])-4)" table:style-name="ce1">
            <text:p>100</text:p>
          </table:table-cell>
          <table:table-cell office:value-type="float" office:value="2679165" table:formula="of:=[Source.B424]" table:style-name="ce3">
            <text:p>26,79,165</text:p>
          </table:table-cell>
          <table:table-cell office:value-type="float" office:value="3154834" table:formula="of:=[Source.B425]" table:style-name="ce3">
            <text:p>31,54,834</text:p>
          </table:table-cell>
          <table:table-cell office:value-type="float" office:value="0" table:formula="of:=(IF([.G36]&gt;[.H36];[.C36];0))*([.F36]/100)" table:style-name="ce1">
            <text:p>0</text:p>
          </table:table-cell>
          <table:table-cell office:value-type="float" office:value="18" table:formula="of:=(IF([.G36]&lt;[.H36];[.C36];0))*([.F36]/100)" table:style-name="ce1">
            <text:p>1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Oklahoma</text:p>
          </table:table-cell>
          <table:table-cell office:value-type="string" office:string-value="Electoral Votes: 7" table:formula="of:=[Source.A432]" table:style-name="ce1">
            <text:p>Electoral Votes: 7</text:p>
          </table:table-cell>
          <table:table-cell office:value-type="string" office:string-value="7" table:formula="of:=RIGHT([.B37];LEN([.B37])-17)" table:style-name="ce22">
            <text:p>7</text:p>
          </table:table-cell>
          <table:table-cell office:value-type="string" office:string-value="Updated: Nov 24 / 1:21 PM" table:formula="of:=[Source.A434]" table:style-name="ce1">
            <text:p>Updated: Nov 24 / 1:21 PM</text:p>
          </table:table-cell>
          <table:table-cell office:value-type="string" office:string-value="100% In" table:formula="of:=[Source.A436]" table:style-name="ce1">
            <text:p>100% In</text:p>
          </table:table-cell>
          <table:table-cell office:value-type="string" office:string-value="100" table:formula="of:=LEFT([.E37];LEN([.E37])-4)" table:style-name="ce1">
            <text:p>100</text:p>
          </table:table-cell>
          <table:table-cell office:value-type="float" office:value="503890" table:formula="of:=[Source.B437]" table:style-name="ce3">
            <text:p>5,03,890</text:p>
          </table:table-cell>
          <table:table-cell office:value-type="float" office:value="1020280" table:formula="of:=[Source.B438]" table:style-name="ce3">
            <text:p>10,20,280</text:p>
          </table:table-cell>
          <table:table-cell office:value-type="float" office:value="0" table:formula="of:=(IF([.G37]&gt;[.H37];[.C37];0))*([.F37]/100)" table:style-name="ce1">
            <text:p>0</text:p>
          </table:table-cell>
          <table:table-cell office:value-type="float" office:value="7" table:formula="of:=(IF([.G37]&lt;[.H37];[.C37];0))*([.F37]/100)" table:style-name="ce1">
            <text:p>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Oregon</text:p>
          </table:table-cell>
          <table:table-cell office:value-type="string" office:string-value="Electoral Votes: 7" table:formula="of:=[Source.A443]" table:style-name="ce1">
            <text:p>Electoral Votes: 7</text:p>
          </table:table-cell>
          <table:table-cell office:value-type="string" office:string-value="7" table:formula="of:=RIGHT([.B38];LEN([.B38])-17)" table:style-name="ce22">
            <text:p>7</text:p>
          </table:table-cell>
          <table:table-cell office:value-type="string" office:string-value="Updated: Dec 6 / 1:37 AM" table:formula="of:=[Source.A445]" table:style-name="ce1">
            <text:p>Updated: Dec 6 / 1:37 AM</text:p>
          </table:table-cell>
          <table:table-cell office:value-type="string" office:string-value="100% In" table:formula="of:=[Source.A447]" table:style-name="ce1">
            <text:p>100% In</text:p>
          </table:table-cell>
          <table:table-cell office:value-type="string" office:string-value="100" table:formula="of:=LEFT([.E38];LEN([.E38])-4)" table:style-name="ce1">
            <text:p>100</text:p>
          </table:table-cell>
          <table:table-cell office:value-type="float" office:value="1340383" table:formula="of:=[Source.B448]" table:style-name="ce3">
            <text:p>13,40,383</text:p>
          </table:table-cell>
          <table:table-cell office:value-type="float" office:value="958448" table:formula="of:=[Source.B449]" table:style-name="ce3">
            <text:p>9,58,448</text:p>
          </table:table-cell>
          <table:table-cell office:value-type="float" office:value="7" table:formula="of:=(IF([.G38]&gt;[.H38];[.C38];0))*([.F38]/100)" table:style-name="ce1">
            <text:p>7</text:p>
          </table:table-cell>
          <table:table-cell office:value-type="float" office:value="0" table:formula="of:=(IF([.G38]&lt;[.H38];[.C38];0))*([.F38]/100)" table:style-name="ce1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Pennsylvania</text:p>
          </table:table-cell>
          <table:table-cell office:value-type="string" office:string-value="Electoral Votes: 20" table:formula="of:=[Source.A456]" table:style-name="ce1">
            <text:p>Electoral Votes: 20</text:p>
          </table:table-cell>
          <table:table-cell office:value-type="string" office:string-value="20" table:formula="of:=RIGHT([.B39];LEN([.B39])-17)" table:style-name="ce22">
            <text:p>20</text:p>
          </table:table-cell>
          <table:table-cell office:value-type="string" office:string-value="Updated: May 3 / 7:32 PM" table:formula="of:=[Source.A458]" table:style-name="ce1">
            <text:p>Updated: May 3 / 7:32 PM</text:p>
          </table:table-cell>
          <table:table-cell office:value-type="string" office:string-value="100% In" table:formula="of:=[Source.A460]" table:style-name="ce1">
            <text:p>100% In</text:p>
          </table:table-cell>
          <table:table-cell office:value-type="string" office:string-value="100" table:formula="of:=LEFT([.E39];LEN([.E39])-4)" table:style-name="ce1">
            <text:p>100</text:p>
          </table:table-cell>
          <table:table-cell office:value-type="float" office:value="3459923" table:formula="of:=[Source.B461]" table:style-name="ce3">
            <text:p>34,59,923</text:p>
          </table:table-cell>
          <table:table-cell office:value-type="float" office:value="3378263" table:formula="of:=[Source.B462]" table:style-name="ce3">
            <text:p>33,78,263</text:p>
          </table:table-cell>
          <table:table-cell office:value-type="float" office:value="20" table:formula="of:=(IF([.G39]&gt;[.H39];[.C39];0))*([.F39]/100)" table:style-name="ce1">
            <text:p>20</text:p>
          </table:table-cell>
          <table:table-cell office:value-type="float" office:value="0" table:formula="of:=(IF([.G39]&lt;[.H39];[.C39];0))*([.F39]/100)" table:style-name="ce1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Rhode Island</text:p>
          </table:table-cell>
          <table:table-cell office:value-type="string" office:string-value="Electoral Votes: 4" table:formula="of:=[Source.A469]" table:style-name="ce1">
            <text:p>Electoral Votes: 4</text:p>
          </table:table-cell>
          <table:table-cell office:value-type="string" office:string-value="4" table:formula="of:=RIGHT([.B40];LEN([.B40])-17)" table:style-name="ce22">
            <text:p>4</text:p>
          </table:table-cell>
          <table:table-cell office:value-type="string" office:string-value="Updated: Dec 11 / 4:23 PM" table:formula="of:=[Source.A471]" table:style-name="ce1">
            <text:p>Updated: Dec 11 / 4:23 PM</text:p>
          </table:table-cell>
          <table:table-cell office:value-type="string" office:string-value="100% In" table:formula="of:=[Source.A473]" table:style-name="ce1">
            <text:p>100% In</text:p>
          </table:table-cell>
          <table:table-cell office:value-type="string" office:string-value="100" table:formula="of:=LEFT([.E40];LEN([.E40])-4)" table:style-name="ce1">
            <text:p>100</text:p>
          </table:table-cell>
          <table:table-cell office:value-type="float" office:value="307486" table:formula="of:=[Source.B474]" table:style-name="ce3">
            <text:p>3,07,486</text:p>
          </table:table-cell>
          <table:table-cell office:value-type="float" office:value="199922" table:formula="of:=[Source.B475]" table:style-name="ce3">
            <text:p>1,99,922</text:p>
          </table:table-cell>
          <table:table-cell office:value-type="float" office:value="4" table:formula="of:=(IF([.G40]&gt;[.H40];[.C40];0))*([.F40]/100)" table:style-name="ce1">
            <text:p>4</text:p>
          </table:table-cell>
          <table:table-cell office:value-type="float" office:value="0" table:formula="of:=(IF([.G40]&lt;[.H40];[.C40];0))*([.F40]/100)" table:style-name="ce1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Carolina</text:p>
          </table:table-cell>
          <table:table-cell office:value-type="string" office:string-value="Electoral Votes: 9" table:formula="of:=[Source.A480]" table:style-name="ce1">
            <text:p>Electoral Votes: 9</text:p>
          </table:table-cell>
          <table:table-cell office:value-type="string" office:string-value="9" table:formula="of:=RIGHT([.B41];LEN([.B41])-17)" table:style-name="ce22">
            <text:p>9</text:p>
          </table:table-cell>
          <table:table-cell office:value-type="string" office:string-value="Updated: Mar 7 / 3:52 AM" table:formula="of:=[Source.A482]" table:style-name="ce1">
            <text:p>Updated: Mar 7 / 3:52 AM</text:p>
          </table:table-cell>
          <table:table-cell office:value-type="string" office:string-value="100% In" table:formula="of:=[Source.A484]" table:style-name="ce1">
            <text:p>100% In</text:p>
          </table:table-cell>
          <table:table-cell office:value-type="string" office:string-value="100" table:formula="of:=LEFT([.E41];LEN([.E41])-4)" table:style-name="ce1">
            <text:p>100</text:p>
          </table:table-cell>
          <table:table-cell office:value-type="float" office:value="1091541" table:formula="of:=[Source.B485]" table:style-name="ce3">
            <text:p>10,91,541</text:p>
          </table:table-cell>
          <table:table-cell office:value-type="float" office:value="1385103" table:formula="of:=[Source.B486]" table:style-name="ce3">
            <text:p>13,85,103</text:p>
          </table:table-cell>
          <table:table-cell office:value-type="float" office:value="0" table:formula="of:=(IF([.G41]&gt;[.H41];[.C41];0))*([.F41]/100)" table:style-name="ce1">
            <text:p>0</text:p>
          </table:table-cell>
          <table:table-cell office:value-type="float" office:value="9" table:formula="of:=(IF([.G41]&lt;[.H41];[.C41];0))*([.F41]/100)" table:style-name="ce1">
            <text:p>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outh Dakota</text:p>
          </table:table-cell>
          <table:table-cell office:value-type="string" office:string-value="Electoral Votes: 3" table:formula="of:=[Source.A493]" table:style-name="ce1">
            <text:p>Electoral Votes: 3</text:p>
          </table:table-cell>
          <table:table-cell office:value-type="string" office:string-value="3" table:formula="of:=RIGHT([.B42];LEN([.B42])-17)" table:style-name="ce22">
            <text:p>3</text:p>
          </table:table-cell>
          <table:table-cell office:value-type="string" office:string-value="Updated: Nov 24 / 1:21 PM" table:formula="of:=[Source.A495]" table:style-name="ce1">
            <text:p>Updated: Nov 24 / 1:21 PM</text:p>
          </table:table-cell>
          <table:table-cell office:value-type="string" office:string-value="100% In" table:formula="of:=[Source.A497]" table:style-name="ce1">
            <text:p>100% In</text:p>
          </table:table-cell>
          <table:table-cell office:value-type="string" office:string-value="100" table:formula="of:=LEFT([.E42];LEN([.E42])-4)" table:style-name="ce1">
            <text:p>100</text:p>
          </table:table-cell>
          <table:table-cell office:value-type="float" office:value="150471" table:formula="of:=[Source.B498]" table:style-name="ce3">
            <text:p>1,50,471</text:p>
          </table:table-cell>
          <table:table-cell office:value-type="float" office:value="261043" table:formula="of:=[Source.B499]" table:style-name="ce3">
            <text:p>2,61,043</text:p>
          </table:table-cell>
          <table:table-cell office:value-type="float" office:value="0" table:formula="of:=(IF([.G42]&gt;[.H42];[.C42];0))*([.F42]/100)" table:style-name="ce1">
            <text:p>0</text:p>
          </table:table-cell>
          <table:table-cell office:value-type="float" office:value="3" table:formula="of:=(IF([.G42]&lt;[.H42];[.C42];0))*([.F42]/100)" table:style-name="ce1">
            <text:p>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Tennessee</text:p>
          </table:table-cell>
          <table:table-cell office:value-type="string" office:string-value="Electoral Votes: 11" table:formula="of:=[Source.A504]" table:style-name="ce1">
            <text:p>Electoral Votes: 11</text:p>
          </table:table-cell>
          <table:table-cell office:value-type="string" office:string-value="11" table:formula="of:=RIGHT([.B43];LEN([.B43])-17)" table:style-name="ce22">
            <text:p>11</text:p>
          </table:table-cell>
          <table:table-cell office:value-type="string" office:string-value="Updated: Mar 6 / 11:20 PM" table:formula="of:=[Source.A506]" table:style-name="ce1">
            <text:p>Updated: Mar 6 / 11:20 PM</text:p>
          </table:table-cell>
          <table:table-cell office:value-type="string" office:string-value="100% In" table:formula="of:=[Source.A508]" table:style-name="ce1">
            <text:p>100% In</text:p>
          </table:table-cell>
          <table:table-cell office:value-type="string" office:string-value="100" table:formula="of:=LEFT([.E43];LEN([.E43])-4)" table:style-name="ce1">
            <text:p>100</text:p>
          </table:table-cell>
          <table:table-cell office:value-type="float" office:value="1143711" table:formula="of:=[Source.B509]" table:style-name="ce3">
            <text:p>11,43,711</text:p>
          </table:table-cell>
          <table:table-cell office:value-type="float" office:value="1852475" table:formula="of:=[Source.B510]" table:style-name="ce3">
            <text:p>18,52,475</text:p>
          </table:table-cell>
          <table:table-cell office:value-type="float" office:value="0" table:formula="of:=(IF([.G43]&gt;[.H43];[.C43];0))*([.F43]/100)" table:style-name="ce1">
            <text:p>0</text:p>
          </table:table-cell>
          <table:table-cell office:value-type="float" office:value="11" table:formula="of:=(IF([.G43]&lt;[.H43];[.C43];0))*([.F43]/100)" table:style-name="ce1">
            <text:p>1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Texas</text:p>
          </table:table-cell>
          <table:table-cell office:value-type="string" office:string-value="Electoral Votes: 38" table:formula="of:=[Source.A515]" table:style-name="ce1">
            <text:p>Electoral Votes: 38</text:p>
          </table:table-cell>
          <table:table-cell office:value-type="string" office:string-value="38" table:formula="of:=RIGHT([.B44];LEN([.B44])-17)" table:style-name="ce22">
            <text:p>38</text:p>
          </table:table-cell>
          <table:table-cell office:value-type="string" office:string-value="Updated: Feb 22 / 8:14 PM" table:formula="of:=[Source.A517]" table:style-name="ce1">
            <text:p>Updated: Feb 22 / 8:14 PM</text:p>
          </table:table-cell>
          <table:table-cell office:value-type="string" office:string-value="100% In" table:formula="of:=[Source.A519]" table:style-name="ce1">
            <text:p>100% In</text:p>
          </table:table-cell>
          <table:table-cell office:value-type="string" office:string-value="100" table:formula="of:=LEFT([.E44];LEN([.E44])-4)" table:style-name="ce1">
            <text:p>100</text:p>
          </table:table-cell>
          <table:table-cell office:value-type="float" office:value="5259126" table:formula="of:=[Source.B520]" table:style-name="ce3">
            <text:p>52,59,126</text:p>
          </table:table-cell>
          <table:table-cell office:value-type="float" office:value="5890347" table:formula="of:=[Source.B521]" table:style-name="ce3">
            <text:p>58,90,347</text:p>
          </table:table-cell>
          <table:table-cell office:value-type="float" office:value="0" table:formula="of:=(IF([.G44]&gt;[.H44];[.C44];0))*([.F44]/100)" table:style-name="ce1">
            <text:p>0</text:p>
          </table:table-cell>
          <table:table-cell office:value-type="float" office:value="38" table:formula="of:=(IF([.G44]&lt;[.H44];[.C44];0))*([.F44]/100)" table:style-name="ce1">
            <text:p>3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Utah</text:p>
          </table:table-cell>
          <table:table-cell office:value-type="string" office:string-value="Electoral Votes: 6" table:formula="of:=[Source.A528]" table:style-name="ce1">
            <text:p>Electoral Votes: 6</text:p>
          </table:table-cell>
          <table:table-cell office:value-type="string" office:string-value="6" table:formula="of:=RIGHT([.B45];LEN([.B45])-17)" table:style-name="ce22">
            <text:p>6</text:p>
          </table:table-cell>
          <table:table-cell office:value-type="string" office:string-value="Updated: Jan 27 / 3:32 PM" table:formula="of:=[Source.A530]" table:style-name="ce1">
            <text:p>Updated: Jan 27 / 3:32 PM</text:p>
          </table:table-cell>
          <table:table-cell office:value-type="string" office:string-value="100% In" table:formula="of:=[Source.A532]" table:style-name="ce1">
            <text:p>100% In</text:p>
          </table:table-cell>
          <table:table-cell office:value-type="string" office:string-value="100" table:formula="of:=LEFT([.E45];LEN([.E45])-4)" table:style-name="ce1">
            <text:p>100</text:p>
          </table:table-cell>
          <table:table-cell office:value-type="float" office:value="560282" table:formula="of:=[Source.B533]" table:style-name="ce3">
            <text:p>5,60,282</text:p>
          </table:table-cell>
          <table:table-cell office:value-type="float" office:value="865140" table:formula="of:=[Source.B534]" table:style-name="ce3">
            <text:p>8,65,140</text:p>
          </table:table-cell>
          <table:table-cell office:value-type="float" office:value="0" table:formula="of:=(IF([.G45]&gt;[.H45];[.C45];0))*([.F45]/100)" table:style-name="ce1">
            <text:p>0</text:p>
          </table:table-cell>
          <table:table-cell office:value-type="float" office:value="6" table:formula="of:=(IF([.G45]&lt;[.H45];[.C45];0))*([.F45]/100)" table:style-name="ce1">
            <text:p>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Vermont</text:p>
          </table:table-cell>
          <table:table-cell office:value-type="string" office:string-value="Electoral Votes: 3" table:formula="of:=[Source.A539]" table:style-name="ce1">
            <text:p>Electoral Votes: 3</text:p>
          </table:table-cell>
          <table:table-cell office:value-type="string" office:string-value="3" table:formula="of:=RIGHT([.B46];LEN([.B46])-17)" table:style-name="ce22">
            <text:p>3</text:p>
          </table:table-cell>
          <table:table-cell office:value-type="string" office:string-value="Updated: Nov 24 / 1:22 PM" table:formula="of:=[Source.A541]" table:style-name="ce1">
            <text:p>Updated: Nov 24 / 1:22 PM</text:p>
          </table:table-cell>
          <table:table-cell office:value-type="string" office:string-value="100% In" table:formula="of:=[Source.A543]" table:style-name="ce1">
            <text:p>100% In</text:p>
          </table:table-cell>
          <table:table-cell office:value-type="string" office:string-value="100" table:formula="of:=LEFT([.E46];LEN([.E46])-4)" table:style-name="ce1">
            <text:p>100</text:p>
          </table:table-cell>
          <table:table-cell office:value-type="float" office:value="242820" table:formula="of:=[Source.B544]" table:style-name="ce3">
            <text:p>2,42,820</text:p>
          </table:table-cell>
          <table:table-cell office:value-type="float" office:value="112704" table:formula="of:=[Source.B545]" table:style-name="ce3">
            <text:p>1,12,704</text:p>
          </table:table-cell>
          <table:table-cell office:value-type="float" office:value="3" table:formula="of:=(IF([.G46]&gt;[.H46];[.C46];0))*([.F46]/100)" table:style-name="ce1">
            <text:p>3</text:p>
          </table:table-cell>
          <table:table-cell office:value-type="float" office:value="0" table:formula="of:=(IF([.G46]&lt;[.H46];[.C46];0))*([.F46]/100)" table:style-name="ce1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Virginia</text:p>
          </table:table-cell>
          <table:table-cell office:value-type="string" office:string-value="Electoral Votes: 13" table:formula="of:=[Source.A550]" table:style-name="ce1">
            <text:p>Electoral Votes: 13</text:p>
          </table:table-cell>
          <table:table-cell office:value-type="string" office:string-value="13" table:formula="of:=RIGHT([.B47];LEN([.B47])-17)" table:style-name="ce22">
            <text:p>13</text:p>
          </table:table-cell>
          <table:table-cell office:value-type="string" office:string-value="Updated: Nov 24 / 1:23 PM" table:formula="of:=[Source.A552]" table:style-name="ce1">
            <text:p>Updated: Nov 24 / 1:23 PM</text:p>
          </table:table-cell>
          <table:table-cell office:value-type="string" office:string-value="100% In" table:formula="of:=[Source.A554]" table:style-name="ce1">
            <text:p>100% In</text:p>
          </table:table-cell>
          <table:table-cell office:value-type="string" office:string-value="100" table:formula="of:=LEFT([.E47];LEN([.E47])-4)" table:style-name="ce1">
            <text:p>100</text:p>
          </table:table-cell>
          <table:table-cell office:value-type="float" office:value="2413568" table:formula="of:=[Source.B555]" table:style-name="ce3">
            <text:p>24,13,568</text:p>
          </table:table-cell>
          <table:table-cell office:value-type="float" office:value="1962430" table:formula="of:=[Source.B556]" table:style-name="ce3">
            <text:p>19,62,430</text:p>
          </table:table-cell>
          <table:table-cell office:value-type="float" office:value="13" table:formula="of:=(IF([.G47]&gt;[.H47];[.C47];0))*([.F47]/100)" table:style-name="ce1">
            <text:p>13</text:p>
          </table:table-cell>
          <table:table-cell office:value-type="float" office:value="0" table:formula="of:=(IF([.G47]&lt;[.H47];[.C47];0))*([.F47]/100)" table:style-name="ce1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ashington</text:p>
          </table:table-cell>
          <table:table-cell office:value-type="string" office:string-value="Electoral Votes: 12" table:formula="of:=[Source.A563]" table:style-name="ce1">
            <text:p>Electoral Votes: 12</text:p>
          </table:table-cell>
          <table:table-cell office:value-type="string" office:string-value="12" table:formula="of:=RIGHT([.B48];LEN([.B48])-17)" table:style-name="ce22">
            <text:p>12</text:p>
          </table:table-cell>
          <table:table-cell office:value-type="string" office:string-value="Updated: Dec 8 / 3:45 PM" table:formula="of:=[Source.A565]" table:style-name="ce1">
            <text:p>Updated: Dec 8 / 3:45 PM</text:p>
          </table:table-cell>
          <table:table-cell office:value-type="string" office:string-value="100% In" table:formula="of:=[Source.A567]" table:style-name="ce1">
            <text:p>100% In</text:p>
          </table:table-cell>
          <table:table-cell office:value-type="string" office:string-value="100" table:formula="of:=LEFT([.E48];LEN([.E48])-4)" table:style-name="ce1">
            <text:p>100</text:p>
          </table:table-cell>
          <table:table-cell office:value-type="float" office:value="2369612" table:formula="of:=[Source.B568]" table:style-name="ce3">
            <text:p>23,69,612</text:p>
          </table:table-cell>
          <table:table-cell office:value-type="float" office:value="1584651" table:formula="of:=[Source.B569]" table:style-name="ce3">
            <text:p>15,84,651</text:p>
          </table:table-cell>
          <table:table-cell office:value-type="float" office:value="12" table:formula="of:=(IF([.G48]&gt;[.H48];[.C48];0))*([.F48]/100)" table:style-name="ce1">
            <text:p>12</text:p>
          </table:table-cell>
          <table:table-cell office:value-type="float" office:value="0" table:formula="of:=(IF([.G48]&lt;[.H48];[.C48];0))*([.F48]/100)" table:style-name="ce1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ashington DC</text:p>
          </table:table-cell>
          <table:table-cell office:value-type="string" office:string-value="Electoral Votes: 3" table:formula="of:=[Source.A98]" table:style-name="ce1">
            <text:p>Electoral Votes: 3</text:p>
          </table:table-cell>
          <table:table-cell office:value-type="string" office:string-value="3" table:formula="of:=RIGHT([.B49];LEN([.B49])-17)" table:style-name="ce22">
            <text:p>3</text:p>
          </table:table-cell>
          <table:table-cell office:value-type="string" office:string-value="Updated: Dec 3 / 3:00 AM" table:formula="of:=[Source.A100]" table:style-name="ce1">
            <text:p>Updated: Dec 3 / 3:00 AM</text:p>
          </table:table-cell>
          <table:table-cell office:value-type="string" office:string-value="100% In" table:formula="of:=[Source.A102]" table:style-name="ce1">
            <text:p>100% In</text:p>
          </table:table-cell>
          <table:table-cell office:value-type="string" office:string-value="100" table:formula="of:=LEFT([.E49];LEN([.E49])-4)" table:style-name="ce1">
            <text:p>100</text:p>
          </table:table-cell>
          <table:table-cell office:value-type="float" office:value="317323" table:formula="of:=[Source.B103]" table:style-name="ce3">
            <text:p>3,17,323</text:p>
          </table:table-cell>
          <table:table-cell office:value-type="float" office:value="18586" table:formula="of:=[Source.B104]" table:style-name="ce3">
            <text:p>18,586</text:p>
          </table:table-cell>
          <table:table-cell office:value-type="float" office:value="3" table:formula="of:=(IF([.G49]&gt;[.H49];[.C49];0))*([.F49]/100)" table:style-name="ce1">
            <text:p>3</text:p>
          </table:table-cell>
          <table:table-cell office:value-type="float" office:value="0" table:formula="of:=(IF([.G49]&lt;[.H49];[.C49];0))*([.F49]/100)" table:style-name="ce1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est Virginia</text:p>
          </table:table-cell>
          <table:table-cell office:value-type="string" office:string-value="Electoral Votes: 5" table:formula="of:=[Source.A576]" table:style-name="ce1">
            <text:p>Electoral Votes: 5</text:p>
          </table:table-cell>
          <table:table-cell office:value-type="string" office:string-value="5" table:formula="of:=RIGHT([.B50];LEN([.B50])-17)" table:style-name="ce22">
            <text:p>5</text:p>
          </table:table-cell>
          <table:table-cell office:value-type="string" office:string-value="Updated: Jan 27 / 2:11 PM" table:formula="of:=[Source.A578]" table:style-name="ce1">
            <text:p>Updated: Jan 27 / 2:11 PM</text:p>
          </table:table-cell>
          <table:table-cell office:value-type="string" office:string-value="100% In" table:formula="of:=[Source.A580]" table:style-name="ce1">
            <text:p>100% In</text:p>
          </table:table-cell>
          <table:table-cell office:value-type="string" office:string-value="100" table:formula="of:=LEFT([.E50];LEN([.E50])-4)" table:style-name="ce1">
            <text:p>100</text:p>
          </table:table-cell>
          <table:table-cell office:value-type="float" office:value="235984" table:formula="of:=[Source.B581]" table:style-name="ce3">
            <text:p>2,35,984</text:p>
          </table:table-cell>
          <table:table-cell office:value-type="float" office:value="545382" table:formula="of:=[Source.B582]" table:style-name="ce3">
            <text:p>5,45,382</text:p>
          </table:table-cell>
          <table:table-cell office:value-type="float" office:value="0" table:formula="of:=(IF([.G50]&gt;[.H50];[.C50];0))*([.F50]/100)" table:style-name="ce1">
            <text:p>0</text:p>
          </table:table-cell>
          <table:table-cell office:value-type="float" office:value="5" table:formula="of:=(IF([.G50]&lt;[.H50];[.C50];0))*([.F50]/100)" table:style-name="ce1">
            <text:p>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isconsin</text:p>
          </table:table-cell>
          <table:table-cell office:value-type="string" office:string-value="Electoral Votes: 10" table:formula="of:=[Source.A587]" table:style-name="ce1">
            <text:p>Electoral Votes: 10</text:p>
          </table:table-cell>
          <table:table-cell office:value-type="string" office:string-value="10" table:formula="of:=RIGHT([.B51];LEN([.B51])-17)" table:style-name="ce22">
            <text:p>10</text:p>
          </table:table-cell>
          <table:table-cell office:value-type="string" office:string-value="Updated: Mar 8 / 8:17 PM" table:formula="of:=[Source.A589]" table:style-name="ce1">
            <text:p>Updated: Mar 8 / 8:17 PM</text:p>
          </table:table-cell>
          <table:table-cell office:value-type="string" office:string-value="100% In" table:formula="of:=[Source.A591]" table:style-name="ce1">
            <text:p>100% In</text:p>
          </table:table-cell>
          <table:table-cell office:value-type="string" office:string-value="100" table:formula="of:=LEFT([.E51];LEN([.E51])-4)" table:style-name="ce1">
            <text:p>100</text:p>
          </table:table-cell>
          <table:table-cell office:value-type="float" office:value="1630866" table:formula="of:=[Source.B592]" table:style-name="ce3">
            <text:p>16,30,866</text:p>
          </table:table-cell>
          <table:table-cell office:value-type="float" office:value="1610184" table:formula="of:=[Source.B593]" table:style-name="ce3">
            <text:p>16,10,184</text:p>
          </table:table-cell>
          <table:table-cell office:value-type="float" office:value="10" table:formula="of:=(IF([.G51]&gt;[.H51];[.C51];0))*([.F51]/100)" table:style-name="ce1">
            <text:p>10</text:p>
          </table:table-cell>
          <table:table-cell office:value-type="float" office:value="0" table:formula="of:=(IF([.G51]&lt;[.H51];[.C51];0))*([.F51]/100)" table:style-name="ce1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Wyoming</text:p>
          </table:table-cell>
          <table:table-cell office:value-type="string" office:string-value="Electoral Votes: 3" table:formula="of:=[Source.A600]" table:style-name="ce1">
            <text:p>Electoral Votes: 3</text:p>
          </table:table-cell>
          <table:table-cell office:value-type="string" office:string-value="3" table:formula="of:=RIGHT([.B52];LEN([.B52])-17)" table:style-name="ce22">
            <text:p>3</text:p>
          </table:table-cell>
          <table:table-cell office:value-type="string" office:string-value="Updated: Nov 24 / 1:22 PM" table:formula="of:=[Source.A602]" table:style-name="ce1">
            <text:p>Updated: Nov 24 / 1:22 PM</text:p>
          </table:table-cell>
          <table:table-cell office:value-type="string" office:string-value="100% In" table:formula="of:=[Source.A604]" table:style-name="ce1">
            <text:p>100% In</text:p>
          </table:table-cell>
          <table:table-cell office:value-type="string" office:string-value="100" table:formula="of:=LEFT([.E52];LEN([.E52])-4)" table:style-name="ce1">
            <text:p>100</text:p>
          </table:table-cell>
          <table:table-cell office:value-type="float" office:value="73491" table:formula="of:=[Source.B605]" table:style-name="ce3">
            <text:p>73,491</text:p>
          </table:table-cell>
          <table:table-cell office:value-type="float" office:value="193559" table:formula="of:=[Source.B606]" table:style-name="ce3">
            <text:p>1,93,559</text:p>
          </table:table-cell>
          <table:table-cell office:value-type="float" office:value="0" table:formula="of:=(IF([.G52]&gt;[.H52];[.C52];0))*([.F52]/100)" table:style-name="ce1">
            <text:p>0</text:p>
          </table:table-cell>
          <table:table-cell office:value-type="float" office:value="3" table:formula="of:=(IF([.G52]&lt;[.H52];[.C52];0))*([.F52]/100)" table:style-name="ce1">
            <text:p>3</text:p>
          </table:table-cell>
          <table:table-cell table:number-columns-repeated="16374"/>
        </table:table-row>
        <table:table-row table:number-rows-repeated="1048524" table:style-name="ro2">
          <table:table-cell table:number-columns-repeated="16384"/>
        </table:table-row>
      </table:table>
      <table:table table:name="Sheet7" table:style-name="ta1">
        <table:table-column table:style-name="co12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Sheet3_(2)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3" table:number-rows-spanned="1" table:style-name="ce15">
            <text:p>Alabama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9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Mar 7 / 3:17 A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12">
            <text:p>Joe Biden (D)</text:p>
          </table:table-cell>
          <table:table-cell office:value-type="float" office:value="849624" table:style-name="ce13">
            <text:p>8,49,624</text:p>
          </table:table-cell>
          <table:table-cell office:value-type="percentage" office:value="0.36599999999999999" table:style-name="ce14">
            <text:p>36.60%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onald Trump (R)</text:p>
          </table:table-cell>
          <table:table-cell office:value-type="float" office:value="1441170" table:style-name="ce4">
            <text:p>14,41,170</text:p>
          </table:table-cell>
          <table:table-cell office:value-type="percentage" office:value="0.62" table:style-name="ce5">
            <text:p>62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alabama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alabama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alabama/president/exit-poll/">Exit Poll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Alaska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3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Dec 2 / 2:51 P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99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12">
            <text:p>Joe Biden (D)</text:p>
          </table:table-cell>
          <table:table-cell office:value-type="float" office:value="153778" table:style-name="ce13">
            <text:p>1,53,778</text:p>
          </table:table-cell>
          <table:table-cell office:value-type="percentage" office:value="0.42799999999999999" table:style-name="ce14">
            <text:p>42.80%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onald Trump (R)</text:p>
          </table:table-cell>
          <table:table-cell office:value-type="float" office:value="189951" table:style-name="ce4">
            <text:p>1,89,951</text:p>
          </table:table-cell>
          <table:table-cell office:value-type="percentage" office:value="0.52800000000000002" table:style-name="ce7">
            <text:p>52.80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alaska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alaska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Arizona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11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Nov 30 / 9:11 P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8">
            <text:p>Joe Biden (D)</text:p>
          </table:table-cell>
          <table:table-cell office:value-type="float" office:value="1672143" table:style-name="ce9">
            <text:p>16,72,143</text:p>
          </table:table-cell>
          <table:table-cell office:value-type="percentage" office:value="0.49399999999999999" table:style-name="ce10">
            <text:p>49.40%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Donald Trump (R)</text:p>
          </table:table-cell>
          <table:table-cell office:value-type="float" office:value="1661686" table:style-name="ce13">
            <text:p>16,61,686</text:p>
          </table:table-cell>
          <table:table-cell office:value-type="percentage" office:value="0.49099999999999999" table:style-name="ce14">
            <text:p>49.10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arizona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arizona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arizona/president/exit-poll/">Exit Poll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Arkansas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6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Nov 30 / 6:42 P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12">
            <text:p>Joe Biden (D)</text:p>
          </table:table-cell>
          <table:table-cell office:value-type="float" office:value="423932" table:style-name="ce13">
            <text:p>4,23,932</text:p>
          </table:table-cell>
          <table:table-cell office:value-type="percentage" office:value="0.34799999999999998" table:style-name="ce14">
            <text:p>34.80%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onald Trump (R)</text:p>
          </table:table-cell>
          <table:table-cell office:value-type="float" office:value="760647" table:style-name="ce4">
            <text:p>7,60,647</text:p>
          </table:table-cell>
          <table:table-cell office:value-type="percentage" office:value="0.624" table:style-name="ce7">
            <text:p>62.40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arkansas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arkansas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California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55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Jan 12 / 5:28 P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8">
            <text:p>Joe Biden (D)</text:p>
          </table:table-cell>
          <table:table-cell office:value-type="float" office:value="11110250" table:style-name="ce9">
            <text:p>1,11,10,250</text:p>
          </table:table-cell>
          <table:table-cell office:value-type="percentage" office:value="0.63500000000000001" table:style-name="ce10">
            <text:p>63.50%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Donald Trump (R)</text:p>
          </table:table-cell>
          <table:table-cell office:value-type="float" office:value="6006429" table:style-name="ce13">
            <text:p>60,06,429</text:p>
          </table:table-cell>
          <table:table-cell office:value-type="percentage" office:value="0.34300000000000003" table:style-name="ce14">
            <text:p>34.30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california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california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california/president/exit-poll/">Exit Poll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Colorado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9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Jan 26 / 6:21 P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8">
            <text:p>Joe Biden (D)</text:p>
          </table:table-cell>
          <table:table-cell office:value-type="float" office:value="1804352" table:style-name="ce9">
            <text:p>18,04,352</text:p>
          </table:table-cell>
          <table:table-cell office:value-type="percentage" office:value="0.55400000000000005" table:style-name="ce10">
            <text:p>55.40%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Donald Trump (R)</text:p>
          </table:table-cell>
          <table:table-cell office:value-type="float" office:value="1364607" table:style-name="ce13">
            <text:p>13,64,607</text:p>
          </table:table-cell>
          <table:table-cell office:value-type="percentage" office:value="0.41899999999999998" table:style-name="ce14">
            <text:p>41.90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colorado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colorado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colorado/president/exit-poll/">Exit Poll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Connecticut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7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Mar 8 / 6:01 P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8">
            <text:p>Joe Biden (D)</text:p>
          </table:table-cell>
          <table:table-cell office:value-type="float" office:value="1080831" table:style-name="ce9">
            <text:p>10,80,831</text:p>
          </table:table-cell>
          <table:table-cell office:value-type="percentage" office:value="0.59299999999999997" table:style-name="ce10">
            <text:p>59.30%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Donald Trump (R)</text:p>
          </table:table-cell>
          <table:table-cell office:value-type="float" office:value="714717" table:style-name="ce13">
            <text:p>7,14,717</text:p>
          </table:table-cell>
          <table:table-cell office:value-type="percentage" office:value="0.39200000000000002" table:style-name="ce14">
            <text:p>39.20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connecticut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connecticut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Delaware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3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Apr 28 / 5:30 P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8">
            <text:p>Joe Biden (D)</text:p>
          </table:table-cell>
          <table:table-cell office:value-type="float" office:value="296268" table:style-name="ce9">
            <text:p>2,96,268</text:p>
          </table:table-cell>
          <table:table-cell office:value-type="percentage" office:value="0.58699999999999997" table:style-name="ce10">
            <text:p>58.70%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Donald Trump (R)</text:p>
          </table:table-cell>
          <table:table-cell office:value-type="float" office:value="200603" table:style-name="ce13">
            <text:p>2,00,603</text:p>
          </table:table-cell>
          <table:table-cell office:value-type="percentage" office:value="0.39800000000000002" table:style-name="ce14">
            <text:p>39.80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delaware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delaware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Washington DC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3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Dec 3 / 3:00 A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8">
            <text:p>Joe Biden (D)</text:p>
          </table:table-cell>
          <table:table-cell office:value-type="float" office:value="317323" table:style-name="ce9">
            <text:p>3,17,323</text:p>
          </table:table-cell>
          <table:table-cell office:value-type="percentage" office:value="0.92100000000000004" table:style-name="ce10">
            <text:p>92.10%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Donald Trump (R)</text:p>
          </table:table-cell>
          <table:table-cell office:value-type="float" office:value="18586" table:style-name="ce13">
            <text:p>18,586</text:p>
          </table:table-cell>
          <table:table-cell office:value-type="percentage" office:value="5.3999999999999999E-2" table:style-name="ce14">
            <text:p>5.40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washington-dc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washington-dc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Florida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29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Jan 26 / 6:55 P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12">
            <text:p>Joe Biden (D)</text:p>
          </table:table-cell>
          <table:table-cell office:value-type="float" office:value="5297045" table:style-name="ce13">
            <text:p>52,97,045</text:p>
          </table:table-cell>
          <table:table-cell office:value-type="percentage" office:value="0.47899999999999998" table:style-name="ce14">
            <text:p>47.90%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onald Trump (R)</text:p>
          </table:table-cell>
          <table:table-cell office:value-type="float" office:value="5668731" table:style-name="ce4">
            <text:p>56,68,731</text:p>
          </table:table-cell>
          <table:table-cell office:value-type="percentage" office:value="0.51200000000000001" table:style-name="ce7">
            <text:p>51.20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florida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florida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florida/president/exit-poll/">Exit Poll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Georgia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16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Mar 7 / 3:10 A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8">
            <text:p>Joe Biden (D)</text:p>
          </table:table-cell>
          <table:table-cell office:value-type="float" office:value="2473633" table:style-name="ce9">
            <text:p>24,73,633</text:p>
          </table:table-cell>
          <table:table-cell office:value-type="percentage" office:value="0.495" table:style-name="ce10">
            <text:p>49.50%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Donald Trump (R)</text:p>
          </table:table-cell>
          <table:table-cell office:value-type="float" office:value="2461854" table:style-name="ce13">
            <text:p>24,61,854</text:p>
          </table:table-cell>
          <table:table-cell office:value-type="percentage" office:value="0.49199999999999999" table:style-name="ce14">
            <text:p>49.20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georgia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georgia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georgia/president/exit-poll/">Exit Poll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Hawaii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4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Nov 24 / 1:23 P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8">
            <text:p>Joe Biden (D)</text:p>
          </table:table-cell>
          <table:table-cell office:value-type="float" office:value="366130" table:style-name="ce9">
            <text:p>3,66,130</text:p>
          </table:table-cell>
          <table:table-cell office:value-type="percentage" office:value="0.63700000000000001" table:style-name="ce10">
            <text:p>63.70%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Donald Trump (R)</text:p>
          </table:table-cell>
          <table:table-cell office:value-type="float" office:value="196864" table:style-name="ce13">
            <text:p>1,96,864</text:p>
          </table:table-cell>
          <table:table-cell office:value-type="percentage" office:value="0.34300000000000003" table:style-name="ce14">
            <text:p>34.30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hawaii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hawaii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Idaho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4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Mar 7 / 3:39 A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12">
            <text:p>Joe Biden (D)</text:p>
          </table:table-cell>
          <table:table-cell office:value-type="float" office:value="287021" table:style-name="ce13">
            <text:p>2,87,021</text:p>
          </table:table-cell>
          <table:table-cell office:value-type="percentage" office:value="0.33100000000000002" table:style-name="ce14">
            <text:p>33.10%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onald Trump (R)</text:p>
          </table:table-cell>
          <table:table-cell office:value-type="float" office:value="554119" table:style-name="ce4">
            <text:p>5,54,119</text:p>
          </table:table-cell>
          <table:table-cell office:value-type="percentage" office:value="0.63800000000000001" table:style-name="ce7">
            <text:p>63.80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idaho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idaho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Illinois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20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May 5 / 3:44 P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8">
            <text:p>Joe Biden (D)</text:p>
          </table:table-cell>
          <table:table-cell office:value-type="float" office:value="3471915" table:style-name="ce9">
            <text:p>34,71,915</text:p>
          </table:table-cell>
          <table:table-cell office:value-type="percentage" office:value="0.57499999999999996" table:style-name="ce10">
            <text:p>57.50%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Donald Trump (R)</text:p>
          </table:table-cell>
          <table:table-cell office:value-type="float" office:value="2446891" table:style-name="ce13">
            <text:p>24,46,891</text:p>
          </table:table-cell>
          <table:table-cell office:value-type="percentage" office:value="0.40600000000000003" table:style-name="ce14">
            <text:p>40.60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illinois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illinois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Indiana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11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Mar 7 / 3:40 A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12">
            <text:p>Joe Biden (D)</text:p>
          </table:table-cell>
          <table:table-cell office:value-type="float" office:value="1242498" table:style-name="ce13">
            <text:p>12,42,498</text:p>
          </table:table-cell>
          <table:table-cell office:value-type="percentage" office:value="0.41" table:style-name="ce19">
            <text:p>41%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onald Trump (R)</text:p>
          </table:table-cell>
          <table:table-cell office:value-type="float" office:value="1729857" table:style-name="ce4">
            <text:p>17,29,857</text:p>
          </table:table-cell>
          <table:table-cell office:value-type="percentage" office:value="0.56999999999999995" table:style-name="ce5">
            <text:p>57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indiana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indiana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Iowa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6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Dec 5 / 11:28 P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12">
            <text:p>Joe Biden (D)</text:p>
          </table:table-cell>
          <table:table-cell office:value-type="float" office:value="759061" table:style-name="ce13">
            <text:p>7,59,061</text:p>
          </table:table-cell>
          <table:table-cell office:value-type="percentage" office:value="0.44900000000000001" table:style-name="ce14">
            <text:p>44.90%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onald Trump (R)</text:p>
          </table:table-cell>
          <table:table-cell office:value-type="float" office:value="897672" table:style-name="ce4">
            <text:p>8,97,672</text:p>
          </table:table-cell>
          <table:table-cell office:value-type="percentage" office:value="0.53100000000000003" table:style-name="ce7">
            <text:p>53.10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iowa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iowa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iowa/president/exit-poll/">Exit Poll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Kansas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6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Apr 29 / 5:16 P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12">
            <text:p>Joe Biden (D)</text:p>
          </table:table-cell>
          <table:table-cell office:value-type="float" office:value="570323" table:style-name="ce13">
            <text:p>5,70,323</text:p>
          </table:table-cell>
          <table:table-cell office:value-type="percentage" office:value="0.41499999999999998" table:style-name="ce14">
            <text:p>41.50%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onald Trump (R)</text:p>
          </table:table-cell>
          <table:table-cell office:value-type="float" office:value="771406" table:style-name="ce4">
            <text:p>7,71,406</text:p>
          </table:table-cell>
          <table:table-cell office:value-type="percentage" office:value="0.56100000000000005" table:style-name="ce7">
            <text:p>56.10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kansas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kansas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Kentucky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8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Mar 7 / 3:32 A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3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12">
            <text:p>Joe Biden (D)</text:p>
          </table:table-cell>
          <table:table-cell office:value-type="float" office:value="772474" table:style-name="ce13">
            <text:p>7,72,474</text:p>
          </table:table-cell>
          <table:table-cell office:value-type="percentage" office:value="0.36199999999999999" table:style-name="ce14">
            <text:p>36.20%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onald Trump (R)</text:p>
          </table:table-cell>
          <table:table-cell office:value-type="float" office:value="1326646" table:style-name="ce4">
            <text:p>13,26,646</text:p>
          </table:table-cell>
          <table:table-cell office:value-type="percentage" office:value="0.621" table:style-name="ce7">
            <text:p>62.10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kentucky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kentucky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kentucky/president/exit-poll/">Exit Poll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Louisiana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8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Jan 26 / 3:47 P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12">
            <text:p>Joe Biden (D)</text:p>
          </table:table-cell>
          <table:table-cell office:value-type="float" office:value="856034" table:style-name="ce13">
            <text:p>8,56,034</text:p>
          </table:table-cell>
          <table:table-cell office:value-type="percentage" office:value="0.39900000000000002" table:style-name="ce14">
            <text:p>39.90%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onald Trump (R)</text:p>
          </table:table-cell>
          <table:table-cell office:value-type="float" office:value="1255776" table:style-name="ce4">
            <text:p>12,55,776</text:p>
          </table:table-cell>
          <table:table-cell office:value-type="percentage" office:value="0.58499999999999996" table:style-name="ce7">
            <text:p>58.50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louisiana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louisiana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Maine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4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Feb 24 / 6:33 P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8">
            <text:p>Joe Biden (D)</text:p>
          </table:table-cell>
          <table:table-cell office:value-type="float" office:value="435072" table:style-name="ce9">
            <text:p>4,35,072</text:p>
          </table:table-cell>
          <table:table-cell office:value-type="percentage" office:value="0.53100000000000003" table:style-name="ce10">
            <text:p>53.10%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Donald Trump (R)</text:p>
          </table:table-cell>
          <table:table-cell office:value-type="float" office:value="360737" table:style-name="ce13">
            <text:p>3,60,737</text:p>
          </table:table-cell>
          <table:table-cell office:value-type="percentage" office:value="0.44" table:style-name="ce19">
            <text:p>44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maine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maine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maine/president/exit-poll/">Exit Poll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Maryland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10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Mar 6 / 11:14 P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8">
            <text:p>Joe Biden (D)</text:p>
          </table:table-cell>
          <table:table-cell office:value-type="float" office:value="1985023" table:style-name="ce9">
            <text:p>19,85,023</text:p>
          </table:table-cell>
          <table:table-cell office:value-type="percentage" office:value="0.65400000000000003" table:style-name="ce10">
            <text:p>65.40%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Donald Trump (R)</text:p>
          </table:table-cell>
          <table:table-cell office:value-type="float" office:value="976414" table:style-name="ce13">
            <text:p>9,76,414</text:p>
          </table:table-cell>
          <table:table-cell office:value-type="percentage" office:value="0.32200000000000001" table:style-name="ce14">
            <text:p>32.20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maryland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maryland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Massachusetts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11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Mar 7 / 3:48 A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8">
            <text:p>Joe Biden (D)</text:p>
          </table:table-cell>
          <table:table-cell office:value-type="float" office:value="2382202" table:style-name="ce9">
            <text:p>23,82,202</text:p>
          </table:table-cell>
          <table:table-cell office:value-type="percentage" office:value="0.65600000000000003" table:style-name="ce10">
            <text:p>65.60%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Donald Trump (R)</text:p>
          </table:table-cell>
          <table:table-cell office:value-type="float" office:value="1167202" table:style-name="ce13">
            <text:p>11,67,202</text:p>
          </table:table-cell>
          <table:table-cell office:value-type="percentage" office:value="0.32100000000000001" table:style-name="ce14">
            <text:p>32.10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massachusetts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massachusetts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Michiga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16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Mar 7 / 3:49 A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8">
            <text:p>Joe Biden (D)</text:p>
          </table:table-cell>
          <table:table-cell office:value-type="float" office:value="2804040" table:style-name="ce9">
            <text:p>28,04,040</text:p>
          </table:table-cell>
          <table:table-cell office:value-type="percentage" office:value="0.50600000000000001" table:style-name="ce10">
            <text:p>50.60%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Donald Trump (R)</text:p>
          </table:table-cell>
          <table:table-cell office:value-type="float" office:value="2649852" table:style-name="ce13">
            <text:p>26,49,852</text:p>
          </table:table-cell>
          <table:table-cell office:value-type="percentage" office:value="0.47799999999999998" table:style-name="ce14">
            <text:p>47.80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michigan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michigan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michigan/president/exit-poll/">Exit Poll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Minnesota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10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Jan 26 / 3:13 P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8">
            <text:p>Joe Biden (D)</text:p>
          </table:table-cell>
          <table:table-cell office:value-type="float" office:value="1717077" table:style-name="ce9">
            <text:p>17,17,077</text:p>
          </table:table-cell>
          <table:table-cell office:value-type="percentage" office:value="0.52400000000000002" table:style-name="ce10">
            <text:p>52.40%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Donald Trump (R)</text:p>
          </table:table-cell>
          <table:table-cell office:value-type="float" office:value="1484065" table:style-name="ce13">
            <text:p>14,84,065</text:p>
          </table:table-cell>
          <table:table-cell office:value-type="percentage" office:value="0.45300000000000001" table:style-name="ce14">
            <text:p>45.30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minnesota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minnesota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minnesota/president/exit-poll/">Exit Poll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Mississippi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6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Apr 29 / 8:45 P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12">
            <text:p>Joe Biden (D)</text:p>
          </table:table-cell>
          <table:table-cell office:value-type="float" office:value="539398" table:style-name="ce13">
            <text:p>5,39,398</text:p>
          </table:table-cell>
          <table:table-cell office:value-type="percentage" office:value="0.41" table:style-name="ce19">
            <text:p>41%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onald Trump (R)</text:p>
          </table:table-cell>
          <table:table-cell office:value-type="float" office:value="756764" table:style-name="ce4">
            <text:p>7,56,764</text:p>
          </table:table-cell>
          <table:table-cell office:value-type="percentage" office:value="0.57499999999999996" table:style-name="ce7">
            <text:p>57.50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mississippi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mississippi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Missouri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10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Dec 10 / 12:37 P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12">
            <text:p>Joe Biden (D)</text:p>
          </table:table-cell>
          <table:table-cell office:value-type="float" office:value="1253014" table:style-name="ce13">
            <text:p>12,53,014</text:p>
          </table:table-cell>
          <table:table-cell office:value-type="percentage" office:value="0.41399999999999998" table:style-name="ce14">
            <text:p>41.40%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onald Trump (R)</text:p>
          </table:table-cell>
          <table:table-cell office:value-type="float" office:value="1718736" table:style-name="ce4">
            <text:p>17,18,736</text:p>
          </table:table-cell>
          <table:table-cell office:value-type="percentage" office:value="0.56799999999999995" table:style-name="ce7">
            <text:p>56.80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missouri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missouri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Montana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3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Mar 6 / 11:15 P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12">
            <text:p>Joe Biden (D)</text:p>
          </table:table-cell>
          <table:table-cell office:value-type="float" office:value="244786" table:style-name="ce13">
            <text:p>2,44,786</text:p>
          </table:table-cell>
          <table:table-cell office:value-type="percentage" office:value="0.40500000000000003" table:style-name="ce14">
            <text:p>40.50%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onald Trump (R)</text:p>
          </table:table-cell>
          <table:table-cell office:value-type="float" office:value="343602" table:style-name="ce4">
            <text:p>3,43,602</text:p>
          </table:table-cell>
          <table:table-cell office:value-type="percentage" office:value="0.56899999999999995" table:style-name="ce7">
            <text:p>56.90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montana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montana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montana/president/exit-poll/">Exit Poll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Nebraska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5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Jan 15 / 8:47 P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12">
            <text:p>Joe Biden (D)</text:p>
          </table:table-cell>
          <table:table-cell office:value-type="float" office:value="374583" table:style-name="ce13">
            <text:p>3,74,583</text:p>
          </table:table-cell>
          <table:table-cell office:value-type="percentage" office:value="0.39200000000000002" table:style-name="ce14">
            <text:p>39.20%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onald Trump (R)</text:p>
          </table:table-cell>
          <table:table-cell office:value-type="float" office:value="556846" table:style-name="ce4">
            <text:p>5,56,846</text:p>
          </table:table-cell>
          <table:table-cell office:value-type="percentage" office:value="0.58199999999999996" table:style-name="ce7">
            <text:p>58.20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nebraska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nebraska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Nevada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6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Mar 7 / 3:50 A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8">
            <text:p>Joe Biden (D)</text:p>
          </table:table-cell>
          <table:table-cell office:value-type="float" office:value="703486" table:style-name="ce9">
            <text:p>7,03,486</text:p>
          </table:table-cell>
          <table:table-cell office:value-type="percentage" office:value="0.501" table:style-name="ce10">
            <text:p>50.10%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Donald Trump (R)</text:p>
          </table:table-cell>
          <table:table-cell office:value-type="float" office:value="669890" table:style-name="ce13">
            <text:p>6,69,890</text:p>
          </table:table-cell>
          <table:table-cell office:value-type="percentage" office:value="0.47699999999999998" table:style-name="ce14">
            <text:p>47.70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nevada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nevada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nevada/president/exit-poll/">Exit Poll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New Hampshire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4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Mar 8 / 3:35 P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8">
            <text:p>Joe Biden (D)</text:p>
          </table:table-cell>
          <table:table-cell office:value-type="float" office:value="424937" table:style-name="ce9">
            <text:p>4,24,937</text:p>
          </table:table-cell>
          <table:table-cell office:value-type="percentage" office:value="0.52700000000000002" table:style-name="ce10">
            <text:p>52.70%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Donald Trump (R)</text:p>
          </table:table-cell>
          <table:table-cell office:value-type="float" office:value="365660" table:style-name="ce13">
            <text:p>3,65,660</text:p>
          </table:table-cell>
          <table:table-cell office:value-type="percentage" office:value="0.45400000000000001" table:style-name="ce14">
            <text:p>45.40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new-hampshire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new-hampshire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new-hampshire/president/exit-poll/">Exit Poll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New Jersey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14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Mar 11 / 9:24 P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8">
            <text:p>Joe Biden (D)</text:p>
          </table:table-cell>
          <table:table-cell office:value-type="float" office:value="2608400" table:style-name="ce9">
            <text:p>26,08,400</text:p>
          </table:table-cell>
          <table:table-cell office:value-type="percentage" office:value="0.57099999999999995" table:style-name="ce10">
            <text:p>57.10%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Donald Trump (R)</text:p>
          </table:table-cell>
          <table:table-cell office:value-type="float" office:value="1883313" table:style-name="ce13">
            <text:p>18,83,313</text:p>
          </table:table-cell>
          <table:table-cell office:value-type="percentage" office:value="0.41299999999999998" table:style-name="ce14">
            <text:p>41.30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new-jersey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new-jersey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New Mexico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5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Mar 7 / 3:37 A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8">
            <text:p>Joe Biden (D)</text:p>
          </table:table-cell>
          <table:table-cell office:value-type="float" office:value="501614" table:style-name="ce9">
            <text:p>5,01,614</text:p>
          </table:table-cell>
          <table:table-cell office:value-type="percentage" office:value="0.54300000000000004" table:style-name="ce10">
            <text:p>54.30%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Donald Trump (R)</text:p>
          </table:table-cell>
          <table:table-cell office:value-type="float" office:value="401894" table:style-name="ce13">
            <text:p>4,01,894</text:p>
          </table:table-cell>
          <table:table-cell office:value-type="percentage" office:value="0.435" table:style-name="ce14">
            <text:p>43.50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new-mexico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new-mexico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New York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29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Apr 2 / 3:00 P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8">
            <text:p>Joe Biden (D)</text:p>
          </table:table-cell>
          <table:table-cell office:value-type="float" office:value="5244886" table:style-name="ce9">
            <text:p>52,44,886</text:p>
          </table:table-cell>
          <table:table-cell office:value-type="percentage" office:value="0.60899999999999999" table:style-name="ce10">
            <text:p>60.90%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Donald Trump (R)</text:p>
          </table:table-cell>
          <table:table-cell office:value-type="float" office:value="3251997" table:style-name="ce13">
            <text:p>32,51,997</text:p>
          </table:table-cell>
          <table:table-cell office:value-type="percentage" office:value="0.377" table:style-name="ce14">
            <text:p>37.70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new-york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new-york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new-york/president/exit-poll/">Exit Poll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North Carolina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15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Mar 7 / 9:15 P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12">
            <text:p>Joe Biden (D)</text:p>
          </table:table-cell>
          <table:table-cell office:value-type="float" office:value="2684292" table:style-name="ce13">
            <text:p>26,84,292</text:p>
          </table:table-cell>
          <table:table-cell office:value-type="percentage" office:value="0.48599999999999999" table:style-name="ce14">
            <text:p>48.60%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onald Trump (R)</text:p>
          </table:table-cell>
          <table:table-cell office:value-type="float" office:value="2758775" table:style-name="ce4">
            <text:p>27,58,775</text:p>
          </table:table-cell>
          <table:table-cell office:value-type="percentage" office:value="0.499" table:style-name="ce7">
            <text:p>49.90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north-carolina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north-carolina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north-carolina/president/exit-poll/">Exit Poll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North Dakota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3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Nov 24 / 1:22 P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12">
            <text:p>Joe Biden (D)</text:p>
          </table:table-cell>
          <table:table-cell office:value-type="float" office:value="114902" table:style-name="ce13">
            <text:p>1,14,902</text:p>
          </table:table-cell>
          <table:table-cell office:value-type="percentage" office:value="0.318" table:style-name="ce14">
            <text:p>31.80%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onald Trump (R)</text:p>
          </table:table-cell>
          <table:table-cell office:value-type="float" office:value="235595" table:style-name="ce4">
            <text:p>2,35,595</text:p>
          </table:table-cell>
          <table:table-cell office:value-type="percentage" office:value="0.65100000000000002" table:style-name="ce7">
            <text:p>65.10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north-dakota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north-dakota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Ohio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18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Mar 6 / 11:14 P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12">
            <text:p>Joe Biden (D)</text:p>
          </table:table-cell>
          <table:table-cell office:value-type="float" office:value="2679165" table:style-name="ce13">
            <text:p>26,79,165</text:p>
          </table:table-cell>
          <table:table-cell office:value-type="percentage" office:value="0.45200000000000001" table:style-name="ce14">
            <text:p>45.20%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onald Trump (R)</text:p>
          </table:table-cell>
          <table:table-cell office:value-type="float" office:value="3154834" table:style-name="ce4">
            <text:p>31,54,834</text:p>
          </table:table-cell>
          <table:table-cell office:value-type="percentage" office:value="0.53300000000000003" table:style-name="ce7">
            <text:p>53.30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ohio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ohio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ohio/president/exit-poll/">Exit Poll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Oklahoma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7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Nov 24 / 1:21 P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12">
            <text:p>Joe Biden (D)</text:p>
          </table:table-cell>
          <table:table-cell office:value-type="float" office:value="503890" table:style-name="ce13">
            <text:p>5,03,890</text:p>
          </table:table-cell>
          <table:table-cell office:value-type="percentage" office:value="0.32300000000000001" table:style-name="ce14">
            <text:p>32.30%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onald Trump (R)</text:p>
          </table:table-cell>
          <table:table-cell office:value-type="float" office:value="1020280" table:style-name="ce4">
            <text:p>10,20,280</text:p>
          </table:table-cell>
          <table:table-cell office:value-type="percentage" office:value="0.65400000000000003" table:style-name="ce7">
            <text:p>65.40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oklahoma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oklahoma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Orego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7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Dec 6 / 1:37 A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8">
            <text:p>Joe Biden (D)</text:p>
          </table:table-cell>
          <table:table-cell office:value-type="float" office:value="1340383" table:style-name="ce9">
            <text:p>13,40,383</text:p>
          </table:table-cell>
          <table:table-cell office:value-type="percentage" office:value="0.56499999999999995" table:style-name="ce10">
            <text:p>56.50%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Donald Trump (R)</text:p>
          </table:table-cell>
          <table:table-cell office:value-type="float" office:value="958448" table:style-name="ce13">
            <text:p>9,58,448</text:p>
          </table:table-cell>
          <table:table-cell office:value-type="percentage" office:value="0.40400000000000003" table:style-name="ce14">
            <text:p>40.40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oregon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oregon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oregon/president/exit-poll/">Exit Poll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Pennsylvania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20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May 3 / 7:32 P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8">
            <text:p>Joe Biden (D)</text:p>
          </table:table-cell>
          <table:table-cell office:value-type="float" office:value="3459923" table:style-name="ce9">
            <text:p>34,59,923</text:p>
          </table:table-cell>
          <table:table-cell office:value-type="percentage" office:value="0.5" table:style-name="ce11">
            <text:p>50%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Donald Trump (R)</text:p>
          </table:table-cell>
          <table:table-cell office:value-type="float" office:value="3378263" table:style-name="ce13">
            <text:p>33,78,263</text:p>
          </table:table-cell>
          <table:table-cell office:value-type="percentage" office:value="0.48799999999999999" table:style-name="ce14">
            <text:p>48.80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pennsylvania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pennsylvania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pennsylvania/president/exit-poll/">Exit Poll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Rhode Island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4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Dec 11 / 4:23 P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8">
            <text:p>Joe Biden (D)</text:p>
          </table:table-cell>
          <table:table-cell office:value-type="float" office:value="307486" table:style-name="ce9">
            <text:p>3,07,486</text:p>
          </table:table-cell>
          <table:table-cell office:value-type="percentage" office:value="0.59399999999999997" table:style-name="ce10">
            <text:p>59.40%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Donald Trump (R)</text:p>
          </table:table-cell>
          <table:table-cell office:value-type="float" office:value="199922" table:style-name="ce13">
            <text:p>1,99,922</text:p>
          </table:table-cell>
          <table:table-cell office:value-type="percentage" office:value="0.38600000000000001" table:style-name="ce14">
            <text:p>38.60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rhode-island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rhode-island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South Carolina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9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Mar 7 / 3:52 A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12">
            <text:p>Joe Biden (D)</text:p>
          </table:table-cell>
          <table:table-cell office:value-type="float" office:value="1091541" table:style-name="ce13">
            <text:p>10,91,541</text:p>
          </table:table-cell>
          <table:table-cell office:value-type="percentage" office:value="0.434" table:style-name="ce14">
            <text:p>43.40%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onald Trump (R)</text:p>
          </table:table-cell>
          <table:table-cell office:value-type="float" office:value="1385103" table:style-name="ce4">
            <text:p>13,85,103</text:p>
          </table:table-cell>
          <table:table-cell office:value-type="percentage" office:value="0.55100000000000005" table:style-name="ce7">
            <text:p>55.10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south-carolina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south-carolina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south-carolina/president/exit-poll/">Exit Poll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South Dakota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3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Nov 24 / 1:21 P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12">
            <text:p>Joe Biden (D)</text:p>
          </table:table-cell>
          <table:table-cell office:value-type="float" office:value="150471" table:style-name="ce13">
            <text:p>1,50,471</text:p>
          </table:table-cell>
          <table:table-cell office:value-type="percentage" office:value="0.35599999999999998" table:style-name="ce14">
            <text:p>35.60%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onald Trump (R)</text:p>
          </table:table-cell>
          <table:table-cell office:value-type="float" office:value="261043" table:style-name="ce4">
            <text:p>2,61,043</text:p>
          </table:table-cell>
          <table:table-cell office:value-type="percentage" office:value="0.61799999999999999" table:style-name="ce7">
            <text:p>61.80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south-dakota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south-dakota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Tennessee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11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Mar 6 / 11:20 P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12">
            <text:p>Joe Biden (D)</text:p>
          </table:table-cell>
          <table:table-cell office:value-type="float" office:value="1143711" table:style-name="ce13">
            <text:p>11,43,711</text:p>
          </table:table-cell>
          <table:table-cell office:value-type="percentage" office:value="0.375" table:style-name="ce14">
            <text:p>37.50%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onald Trump (R)</text:p>
          </table:table-cell>
          <table:table-cell office:value-type="float" office:value="1852475" table:style-name="ce4">
            <text:p>18,52,475</text:p>
          </table:table-cell>
          <table:table-cell office:value-type="percentage" office:value="0.60699999999999998" table:style-name="ce7">
            <text:p>60.70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tennessee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tennessee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Texas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38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Feb 22 / 8:14 P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12">
            <text:p>Joe Biden (D)</text:p>
          </table:table-cell>
          <table:table-cell office:value-type="float" office:value="5259126" table:style-name="ce13">
            <text:p>52,59,126</text:p>
          </table:table-cell>
          <table:table-cell office:value-type="percentage" office:value="0.46500000000000002" table:style-name="ce14">
            <text:p>46.50%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onald Trump (R)</text:p>
          </table:table-cell>
          <table:table-cell office:value-type="float" office:value="5890347" table:style-name="ce4">
            <text:p>58,90,347</text:p>
          </table:table-cell>
          <table:table-cell office:value-type="percentage" office:value="0.52100000000000002" table:style-name="ce7">
            <text:p>52.10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texas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texas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texas/president/exit-poll/">Exit Poll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Utah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6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Jan 27 / 3:32 P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12">
            <text:p>Joe Biden (D)</text:p>
          </table:table-cell>
          <table:table-cell office:value-type="float" office:value="560282" table:style-name="ce13">
            <text:p>5,60,282</text:p>
          </table:table-cell>
          <table:table-cell office:value-type="percentage" office:value="0.376" table:style-name="ce14">
            <text:p>37.60%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onald Trump (R)</text:p>
          </table:table-cell>
          <table:table-cell office:value-type="float" office:value="865140" table:style-name="ce4">
            <text:p>8,65,140</text:p>
          </table:table-cell>
          <table:table-cell office:value-type="percentage" office:value="0.58099999999999996" table:style-name="ce7">
            <text:p>58.10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utah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utah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Vermont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3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Nov 24 / 1:22 P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8">
            <text:p>Joe Biden (D)</text:p>
          </table:table-cell>
          <table:table-cell office:value-type="float" office:value="242820" table:style-name="ce9">
            <text:p>2,42,820</text:p>
          </table:table-cell>
          <table:table-cell office:value-type="percentage" office:value="0.66100000000000003" table:style-name="ce10">
            <text:p>66.10%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Donald Trump (R)</text:p>
          </table:table-cell>
          <table:table-cell office:value-type="float" office:value="112704" table:style-name="ce13">
            <text:p>1,12,704</text:p>
          </table:table-cell>
          <table:table-cell office:value-type="percentage" office:value="0.307" table:style-name="ce14">
            <text:p>30.70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vermont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vermont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Virginia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13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Nov 24 / 1:23 P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8">
            <text:p>Joe Biden (D)</text:p>
          </table:table-cell>
          <table:table-cell office:value-type="float" office:value="2413568" table:style-name="ce9">
            <text:p>24,13,568</text:p>
          </table:table-cell>
          <table:table-cell office:value-type="percentage" office:value="0.54100000000000004" table:style-name="ce10">
            <text:p>54.10%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Donald Trump (R)</text:p>
          </table:table-cell>
          <table:table-cell office:value-type="float" office:value="1962430" table:style-name="ce13">
            <text:p>19,62,430</text:p>
          </table:table-cell>
          <table:table-cell office:value-type="percentage" office:value="0.44" table:style-name="ce19">
            <text:p>44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virginia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virginia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virginia/president/exit-poll/">Exit Poll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Washingto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12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Dec 8 / 3:45 P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8">
            <text:p>Joe Biden (D)</text:p>
          </table:table-cell>
          <table:table-cell office:value-type="float" office:value="2369612" table:style-name="ce9">
            <text:p>23,69,612</text:p>
          </table:table-cell>
          <table:table-cell office:value-type="percentage" office:value="0.57999999999999996" table:style-name="ce11">
            <text:p>58%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Donald Trump (R)</text:p>
          </table:table-cell>
          <table:table-cell office:value-type="float" office:value="1584651" table:style-name="ce13">
            <text:p>15,84,651</text:p>
          </table:table-cell>
          <table:table-cell office:value-type="percentage" office:value="0.38800000000000001" table:style-name="ce14">
            <text:p>38.80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washington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washington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washington/president/exit-poll/">Exit Poll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West Virginia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5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Jan 27 / 2:11 P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12">
            <text:p>Joe Biden (D)</text:p>
          </table:table-cell>
          <table:table-cell office:value-type="float" office:value="235984" table:style-name="ce13">
            <text:p>2,35,984</text:p>
          </table:table-cell>
          <table:table-cell office:value-type="percentage" office:value="0.29699999999999999" table:style-name="ce14">
            <text:p>29.70%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onald Trump (R)</text:p>
          </table:table-cell>
          <table:table-cell office:value-type="float" office:value="545382" table:style-name="ce4">
            <text:p>5,45,382</text:p>
          </table:table-cell>
          <table:table-cell office:value-type="percentage" office:value="0.68600000000000005" table:style-name="ce7">
            <text:p>68.60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west-virginia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west-virginia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Wiscons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10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Mar 8 / 8:17 P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8">
            <text:p>Joe Biden (D)</text:p>
          </table:table-cell>
          <table:table-cell office:value-type="float" office:value="1630866" table:style-name="ce9">
            <text:p>16,30,866</text:p>
          </table:table-cell>
          <table:table-cell office:value-type="percentage" office:value="0.49399999999999999" table:style-name="ce10">
            <text:p>49.40%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Donald Trump (R)</text:p>
          </table:table-cell>
          <table:table-cell office:value-type="float" office:value="1610184" table:style-name="ce13">
            <text:p>16,10,184</text:p>
          </table:table-cell>
          <table:table-cell office:value-type="percentage" office:value="0.48799999999999999" table:style-name="ce14">
            <text:p>48.80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wisconsin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wisconsin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wisconsin/president/exit-poll/">Exit Poll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5">
            <text:p>Wyoming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6">
            <text:p>Electoral Votes: 3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8">
            <text:p>Updated: Nov 24 / 1:22 PM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12">
            <text:p>Joe Biden (D)</text:p>
          </table:table-cell>
          <table:table-cell office:value-type="float" office:value="73491" table:style-name="ce13">
            <text:p>73,491</text:p>
          </table:table-cell>
          <table:table-cell office:value-type="percentage" office:value="0.26600000000000001" table:style-name="ce14">
            <text:p>26.60%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onald Trump (R)</text:p>
          </table:table-cell>
          <table:table-cell office:value-type="float" office:value="193559" table:style-name="ce4">
            <text:p>1,93,559</text:p>
          </table:table-cell>
          <table:table-cell office:value-type="percentage" office:value="0.69899999999999995" table:style-name="ce7">
            <text:p>69.90%</text:p>
          </table:table-cell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wyoming/">State Results +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6">
            <text:p><text:a xlink:href="https://www.cbsnews.com/elections/2020/wyoming/president/">County Results +</text:a></text:p>
          </table:table-cell>
          <table:covered-table-cell table:number-columns-repeated="2"/>
          <table:table-cell table:number-columns-repeated="16381"/>
        </table:table-row>
        <table:table-row table:number-rows-repeated="1047967" table:style-name="ro1">
          <table:table-cell table:number-columns-repeated="16384"/>
        </table:table-row>
      </table:table>
      <table:table table:name="Sheet5" table:style-name="ta1">
        <table:table-column table:style-name="co1" table:number-columns-repeated="2" table:default-cell-style-name="ce1"/>
        <table:table-column table:style-name="co12" table:number-columns-repeated="16382" table:default-cell-style-name="ce1"/>
        <table:table-row table:style-name="ro2">
          <table:table-cell office:value-type="string" table:number-columns-spanned="3" table:number-rows-spanned="1" table:style-name="ce15">
            <text:p>Alabama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6">
            <text:p>Electoral Votes: 9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8">
            <text:p>Updated: Mar 7 / 3:17 AM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12">
            <text:p>Joe Biden (D)</text:p>
          </table:table-cell>
          <table:table-cell office:value-type="float" office:value="849624" table:style-name="ce13">
            <text:p>8,49,624</text:p>
          </table:table-cell>
          <table:table-cell office:value-type="percentage" office:value="0.36599999999999999" table:style-name="ce14">
            <text:p>36.60%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Donald Trump (R)</text:p>
          </table:table-cell>
          <table:table-cell office:value-type="float" office:value="1441170" table:style-name="ce4">
            <text:p>14,41,170</text:p>
          </table:table-cell>
          <table:table-cell office:value-type="percentage" office:value="0.62" table:style-name="ce5">
            <text:p>62%</text:p>
          </table:table-cell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alabama/">State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alabama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alabama/president/exit-poll/">Exit Poll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5">
            <text:p>Alaska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6">
            <text:p>Electoral Votes: 3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8">
            <text:p>Updated: Dec 2 / 2:51 PM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7">
            <text:p>99% In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12">
            <text:p>Joe Biden (D)</text:p>
          </table:table-cell>
          <table:table-cell office:value-type="float" office:value="153778" table:style-name="ce13">
            <text:p>1,53,778</text:p>
          </table:table-cell>
          <table:table-cell office:value-type="percentage" office:value="0.42799999999999999" table:style-name="ce14">
            <text:p>42.80%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Donald Trump (R)</text:p>
          </table:table-cell>
          <table:table-cell office:value-type="float" office:value="189951" table:style-name="ce4">
            <text:p>1,89,951</text:p>
          </table:table-cell>
          <table:table-cell office:value-type="percentage" office:value="0.52800000000000002" table:style-name="ce7">
            <text:p>52.80%</text:p>
          </table:table-cell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alaska/">State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alaska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5">
            <text:p>Arizona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6">
            <text:p>Electoral Votes: 11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8">
            <text:p>Updated: Nov 30 / 9:11 PM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8">
            <text:p>Joe Biden (D)</text:p>
          </table:table-cell>
          <table:table-cell office:value-type="float" office:value="1672143" table:style-name="ce9">
            <text:p>16,72,143</text:p>
          </table:table-cell>
          <table:table-cell office:value-type="percentage" office:value="0.49399999999999999" table:style-name="ce10">
            <text:p>49.40%</text:p>
          </table:table-cell>
          <table:table-cell table:number-columns-repeated="16381"/>
        </table:table-row>
        <table:table-row table:style-name="ro2">
          <table:table-cell office:value-type="string" table:style-name="ce12">
            <text:p>Donald Trump (R)</text:p>
          </table:table-cell>
          <table:table-cell office:value-type="float" office:value="1661686" table:style-name="ce13">
            <text:p>16,61,686</text:p>
          </table:table-cell>
          <table:table-cell office:value-type="percentage" office:value="0.49099999999999999" table:style-name="ce14">
            <text:p>49.10%</text:p>
          </table:table-cell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arizona/">State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arizona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arizona/president/exit-poll/">Exit Poll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5">
            <text:p>Arkansas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6">
            <text:p>Electoral Votes: 6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8">
            <text:p>Updated: Nov 30 / 6:42 PM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12">
            <text:p>Joe Biden (D)</text:p>
          </table:table-cell>
          <table:table-cell office:value-type="float" office:value="423932" table:style-name="ce13">
            <text:p>4,23,932</text:p>
          </table:table-cell>
          <table:table-cell office:value-type="percentage" office:value="0.34799999999999998" table:style-name="ce14">
            <text:p>34.80%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Donald Trump (R)</text:p>
          </table:table-cell>
          <table:table-cell office:value-type="float" office:value="760647" table:style-name="ce4">
            <text:p>7,60,647</text:p>
          </table:table-cell>
          <table:table-cell office:value-type="percentage" office:value="0.624" table:style-name="ce7">
            <text:p>62.40%</text:p>
          </table:table-cell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arkansas/">State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arkansas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5">
            <text:p>California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6">
            <text:p>Electoral Votes: 55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8">
            <text:p>Updated: Jan 12 / 5:28 PM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8">
            <text:p>Joe Biden (D)</text:p>
          </table:table-cell>
          <table:table-cell office:value-type="float" office:value="11110250" table:style-name="ce9">
            <text:p>1,11,10,250</text:p>
          </table:table-cell>
          <table:table-cell office:value-type="percentage" office:value="0.63500000000000001" table:style-name="ce10">
            <text:p>63.50%</text:p>
          </table:table-cell>
          <table:table-cell table:number-columns-repeated="16381"/>
        </table:table-row>
        <table:table-row table:style-name="ro2">
          <table:table-cell office:value-type="string" table:style-name="ce12">
            <text:p>Donald Trump (R)</text:p>
          </table:table-cell>
          <table:table-cell office:value-type="float" office:value="6006429" table:style-name="ce13">
            <text:p>60,06,429</text:p>
          </table:table-cell>
          <table:table-cell office:value-type="percentage" office:value="0.34300000000000003" table:style-name="ce14">
            <text:p>34.30%</text:p>
          </table:table-cell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california/">State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california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california/president/exit-poll/">Exit Poll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5">
            <text:p>Colorado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6">
            <text:p>Electoral Votes: 9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8">
            <text:p>Updated: Jan 26 / 6:21 PM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8">
            <text:p>Joe Biden (D)</text:p>
          </table:table-cell>
          <table:table-cell office:value-type="float" office:value="1804352" table:style-name="ce9">
            <text:p>18,04,352</text:p>
          </table:table-cell>
          <table:table-cell office:value-type="percentage" office:value="0.55400000000000005" table:style-name="ce10">
            <text:p>55.40%</text:p>
          </table:table-cell>
          <table:table-cell table:number-columns-repeated="16381"/>
        </table:table-row>
        <table:table-row table:style-name="ro2">
          <table:table-cell office:value-type="string" table:style-name="ce12">
            <text:p>Donald Trump (R)</text:p>
          </table:table-cell>
          <table:table-cell office:value-type="float" office:value="1364607" table:style-name="ce13">
            <text:p>13,64,607</text:p>
          </table:table-cell>
          <table:table-cell office:value-type="percentage" office:value="0.41899999999999998" table:style-name="ce14">
            <text:p>41.90%</text:p>
          </table:table-cell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colorado/">State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colorado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colorado/president/exit-poll/">Exit Poll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5">
            <text:p>Connecticut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6">
            <text:p>Electoral Votes: 7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8">
            <text:p>Updated: Mar 8 / 6:01 PM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8">
            <text:p>Joe Biden (D)</text:p>
          </table:table-cell>
          <table:table-cell office:value-type="float" office:value="1080831" table:style-name="ce9">
            <text:p>10,80,831</text:p>
          </table:table-cell>
          <table:table-cell office:value-type="percentage" office:value="0.59299999999999997" table:style-name="ce10">
            <text:p>59.30%</text:p>
          </table:table-cell>
          <table:table-cell table:number-columns-repeated="16381"/>
        </table:table-row>
        <table:table-row table:style-name="ro2">
          <table:table-cell office:value-type="string" table:style-name="ce12">
            <text:p>Donald Trump (R)</text:p>
          </table:table-cell>
          <table:table-cell office:value-type="float" office:value="714717" table:style-name="ce13">
            <text:p>7,14,717</text:p>
          </table:table-cell>
          <table:table-cell office:value-type="percentage" office:value="0.39200000000000002" table:style-name="ce14">
            <text:p>39.20%</text:p>
          </table:table-cell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connecticut/">State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connecticut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5">
            <text:p>Delawar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6">
            <text:p>Electoral Votes: 3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8">
            <text:p>Updated: Apr 28 / 5:30 PM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8">
            <text:p>Joe Biden (D)</text:p>
          </table:table-cell>
          <table:table-cell office:value-type="float" office:value="296268" table:style-name="ce9">
            <text:p>2,96,268</text:p>
          </table:table-cell>
          <table:table-cell office:value-type="percentage" office:value="0.58699999999999997" table:style-name="ce10">
            <text:p>58.70%</text:p>
          </table:table-cell>
          <table:table-cell table:number-columns-repeated="16381"/>
        </table:table-row>
        <table:table-row table:style-name="ro2">
          <table:table-cell office:value-type="string" table:style-name="ce12">
            <text:p>Donald Trump (R)</text:p>
          </table:table-cell>
          <table:table-cell office:value-type="float" office:value="200603" table:style-name="ce13">
            <text:p>2,00,603</text:p>
          </table:table-cell>
          <table:table-cell office:value-type="percentage" office:value="0.39800000000000002" table:style-name="ce14">
            <text:p>39.80%</text:p>
          </table:table-cell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delaware/">State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delaware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5">
            <text:p>Washington DC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6">
            <text:p>Electoral Votes: 3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8">
            <text:p>Updated: Dec 3 / 3:00 AM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8">
            <text:p>Joe Biden (D)</text:p>
          </table:table-cell>
          <table:table-cell office:value-type="float" office:value="317323" table:style-name="ce9">
            <text:p>3,17,323</text:p>
          </table:table-cell>
          <table:table-cell office:value-type="percentage" office:value="0.92100000000000004" table:style-name="ce10">
            <text:p>92.10%</text:p>
          </table:table-cell>
          <table:table-cell table:number-columns-repeated="16381"/>
        </table:table-row>
        <table:table-row table:style-name="ro2">
          <table:table-cell office:value-type="string" table:style-name="ce12">
            <text:p>Donald Trump (R)</text:p>
          </table:table-cell>
          <table:table-cell office:value-type="float" office:value="18586" table:style-name="ce13">
            <text:p>18,586</text:p>
          </table:table-cell>
          <table:table-cell office:value-type="percentage" office:value="5.3999999999999999E-2" table:style-name="ce14">
            <text:p>5.40%</text:p>
          </table:table-cell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washington-dc/">State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washington-dc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5">
            <text:p>Florida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6">
            <text:p>Electoral Votes: 29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8">
            <text:p>Updated: Jan 26 / 6:55 PM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12">
            <text:p>Joe Biden (D)</text:p>
          </table:table-cell>
          <table:table-cell office:value-type="float" office:value="5297045" table:style-name="ce13">
            <text:p>52,97,045</text:p>
          </table:table-cell>
          <table:table-cell office:value-type="percentage" office:value="0.47899999999999998" table:style-name="ce14">
            <text:p>47.90%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Donald Trump (R)</text:p>
          </table:table-cell>
          <table:table-cell office:value-type="float" office:value="5668731" table:style-name="ce4">
            <text:p>56,68,731</text:p>
          </table:table-cell>
          <table:table-cell office:value-type="percentage" office:value="0.51200000000000001" table:style-name="ce7">
            <text:p>51.20%</text:p>
          </table:table-cell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florida/">State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florida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florida/president/exit-poll/">Exit Poll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5">
            <text:p>Georgia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6">
            <text:p>Electoral Votes: 16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8">
            <text:p>Updated: Mar 7 / 3:10 AM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8">
            <text:p>Joe Biden (D)</text:p>
          </table:table-cell>
          <table:table-cell office:value-type="float" office:value="2473633" table:style-name="ce9">
            <text:p>24,73,633</text:p>
          </table:table-cell>
          <table:table-cell office:value-type="percentage" office:value="0.495" table:style-name="ce10">
            <text:p>49.50%</text:p>
          </table:table-cell>
          <table:table-cell table:number-columns-repeated="16381"/>
        </table:table-row>
        <table:table-row table:style-name="ro2">
          <table:table-cell office:value-type="string" table:style-name="ce12">
            <text:p>Donald Trump (R)</text:p>
          </table:table-cell>
          <table:table-cell office:value-type="float" office:value="2461854" table:style-name="ce13">
            <text:p>24,61,854</text:p>
          </table:table-cell>
          <table:table-cell office:value-type="percentage" office:value="0.49199999999999999" table:style-name="ce14">
            <text:p>49.20%</text:p>
          </table:table-cell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georgia/">State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georgia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georgia/president/exit-poll/">Exit Poll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5">
            <text:p>Hawaii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6">
            <text:p>Electoral Votes: 4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8">
            <text:p>Updated: Nov 24 / 1:23 PM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8">
            <text:p>Joe Biden (D)</text:p>
          </table:table-cell>
          <table:table-cell office:value-type="float" office:value="366130" table:style-name="ce9">
            <text:p>3,66,130</text:p>
          </table:table-cell>
          <table:table-cell office:value-type="percentage" office:value="0.63700000000000001" table:style-name="ce10">
            <text:p>63.70%</text:p>
          </table:table-cell>
          <table:table-cell table:number-columns-repeated="16381"/>
        </table:table-row>
        <table:table-row table:style-name="ro2">
          <table:table-cell office:value-type="string" table:style-name="ce12">
            <text:p>Donald Trump (R)</text:p>
          </table:table-cell>
          <table:table-cell office:value-type="float" office:value="196864" table:style-name="ce13">
            <text:p>1,96,864</text:p>
          </table:table-cell>
          <table:table-cell office:value-type="percentage" office:value="0.34300000000000003" table:style-name="ce14">
            <text:p>34.30%</text:p>
          </table:table-cell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hawaii/">State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hawaii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5">
            <text:p>Idaho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6">
            <text:p>Electoral Votes: 4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8">
            <text:p>Updated: Mar 7 / 3:39 AM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12">
            <text:p>Joe Biden (D)</text:p>
          </table:table-cell>
          <table:table-cell office:value-type="float" office:value="287021" table:style-name="ce13">
            <text:p>2,87,021</text:p>
          </table:table-cell>
          <table:table-cell office:value-type="percentage" office:value="0.33100000000000002" table:style-name="ce14">
            <text:p>33.10%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Donald Trump (R)</text:p>
          </table:table-cell>
          <table:table-cell office:value-type="float" office:value="554119" table:style-name="ce4">
            <text:p>5,54,119</text:p>
          </table:table-cell>
          <table:table-cell office:value-type="percentage" office:value="0.63800000000000001" table:style-name="ce7">
            <text:p>63.80%</text:p>
          </table:table-cell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idaho/">State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idaho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5">
            <text:p>Illinois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6">
            <text:p>Electoral Votes: 20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8">
            <text:p>Updated: May 5 / 3:44 PM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8">
            <text:p>Joe Biden (D)</text:p>
          </table:table-cell>
          <table:table-cell office:value-type="float" office:value="3471915" table:style-name="ce9">
            <text:p>34,71,915</text:p>
          </table:table-cell>
          <table:table-cell office:value-type="percentage" office:value="0.57499999999999996" table:style-name="ce10">
            <text:p>57.50%</text:p>
          </table:table-cell>
          <table:table-cell table:number-columns-repeated="16381"/>
        </table:table-row>
        <table:table-row table:style-name="ro2">
          <table:table-cell office:value-type="string" table:style-name="ce12">
            <text:p>Donald Trump (R)</text:p>
          </table:table-cell>
          <table:table-cell office:value-type="float" office:value="2446891" table:style-name="ce13">
            <text:p>24,46,891</text:p>
          </table:table-cell>
          <table:table-cell office:value-type="percentage" office:value="0.40600000000000003" table:style-name="ce14">
            <text:p>40.60%</text:p>
          </table:table-cell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illinois/">State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illinois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5">
            <text:p>Indiana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6">
            <text:p>Electoral Votes: 11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8">
            <text:p>Updated: Mar 7 / 3:40 AM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12">
            <text:p>Joe Biden (D)</text:p>
          </table:table-cell>
          <table:table-cell office:value-type="float" office:value="1242498" table:style-name="ce13">
            <text:p>12,42,498</text:p>
          </table:table-cell>
          <table:table-cell office:value-type="percentage" office:value="0.41" table:style-name="ce19">
            <text:p>41%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Donald Trump (R)</text:p>
          </table:table-cell>
          <table:table-cell office:value-type="float" office:value="1729857" table:style-name="ce4">
            <text:p>17,29,857</text:p>
          </table:table-cell>
          <table:table-cell office:value-type="percentage" office:value="0.56999999999999995" table:style-name="ce5">
            <text:p>57%</text:p>
          </table:table-cell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indiana/">State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indiana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5">
            <text:p>Iowa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6">
            <text:p>Electoral Votes: 6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8">
            <text:p>Updated: Dec 5 / 11:28 PM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12">
            <text:p>Joe Biden (D)</text:p>
          </table:table-cell>
          <table:table-cell office:value-type="float" office:value="759061" table:style-name="ce13">
            <text:p>7,59,061</text:p>
          </table:table-cell>
          <table:table-cell office:value-type="percentage" office:value="0.44900000000000001" table:style-name="ce14">
            <text:p>44.90%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Donald Trump (R)</text:p>
          </table:table-cell>
          <table:table-cell office:value-type="float" office:value="897672" table:style-name="ce4">
            <text:p>8,97,672</text:p>
          </table:table-cell>
          <table:table-cell office:value-type="percentage" office:value="0.53100000000000003" table:style-name="ce7">
            <text:p>53.10%</text:p>
          </table:table-cell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iowa/">State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iowa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iowa/president/exit-poll/">Exit Poll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5">
            <text:p>Kansas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6">
            <text:p>Electoral Votes: 6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8">
            <text:p>Updated: Apr 29 / 5:16 PM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12">
            <text:p>Joe Biden (D)</text:p>
          </table:table-cell>
          <table:table-cell office:value-type="float" office:value="570323" table:style-name="ce13">
            <text:p>5,70,323</text:p>
          </table:table-cell>
          <table:table-cell office:value-type="percentage" office:value="0.41499999999999998" table:style-name="ce14">
            <text:p>41.50%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Donald Trump (R)</text:p>
          </table:table-cell>
          <table:table-cell office:value-type="float" office:value="771406" table:style-name="ce4">
            <text:p>7,71,406</text:p>
          </table:table-cell>
          <table:table-cell office:value-type="percentage" office:value="0.56100000000000005" table:style-name="ce7">
            <text:p>56.10%</text:p>
          </table:table-cell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kansas/">State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kansas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5">
            <text:p>Kentucky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6">
            <text:p>Electoral Votes: 8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8">
            <text:p>Updated: Mar 7 / 3:32 AM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12">
            <text:p>Joe Biden (D)</text:p>
          </table:table-cell>
          <table:table-cell office:value-type="float" office:value="772474" table:style-name="ce13">
            <text:p>7,72,474</text:p>
          </table:table-cell>
          <table:table-cell office:value-type="percentage" office:value="0.36199999999999999" table:style-name="ce14">
            <text:p>36.20%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Donald Trump (R)</text:p>
          </table:table-cell>
          <table:table-cell office:value-type="float" office:value="1326646" table:style-name="ce4">
            <text:p>13,26,646</text:p>
          </table:table-cell>
          <table:table-cell office:value-type="percentage" office:value="0.621" table:style-name="ce7">
            <text:p>62.10%</text:p>
          </table:table-cell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kentucky/">State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kentucky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kentucky/president/exit-poll/">Exit Poll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5">
            <text:p>Louisiana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6">
            <text:p>Electoral Votes: 8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8">
            <text:p>Updated: Jan 26 / 3:47 PM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12">
            <text:p>Joe Biden (D)</text:p>
          </table:table-cell>
          <table:table-cell office:value-type="float" office:value="856034" table:style-name="ce13">
            <text:p>8,56,034</text:p>
          </table:table-cell>
          <table:table-cell office:value-type="percentage" office:value="0.39900000000000002" table:style-name="ce14">
            <text:p>39.90%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Donald Trump (R)</text:p>
          </table:table-cell>
          <table:table-cell office:value-type="float" office:value="1255776" table:style-name="ce4">
            <text:p>12,55,776</text:p>
          </table:table-cell>
          <table:table-cell office:value-type="percentage" office:value="0.58499999999999996" table:style-name="ce7">
            <text:p>58.50%</text:p>
          </table:table-cell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louisiana/">State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louisiana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5">
            <text:p>Main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6">
            <text:p>Electoral Votes: 4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8">
            <text:p>Updated: Feb 24 / 6:33 PM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8">
            <text:p>Joe Biden (D)</text:p>
          </table:table-cell>
          <table:table-cell office:value-type="float" office:value="435072" table:style-name="ce9">
            <text:p>4,35,072</text:p>
          </table:table-cell>
          <table:table-cell office:value-type="percentage" office:value="0.53100000000000003" table:style-name="ce10">
            <text:p>53.10%</text:p>
          </table:table-cell>
          <table:table-cell table:number-columns-repeated="16381"/>
        </table:table-row>
        <table:table-row table:style-name="ro2">
          <table:table-cell office:value-type="string" table:style-name="ce12">
            <text:p>Donald Trump (R)</text:p>
          </table:table-cell>
          <table:table-cell office:value-type="float" office:value="360737" table:style-name="ce13">
            <text:p>3,60,737</text:p>
          </table:table-cell>
          <table:table-cell office:value-type="percentage" office:value="0.44" table:style-name="ce19">
            <text:p>44%</text:p>
          </table:table-cell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maine/">State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maine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maine/president/exit-poll/">Exit Poll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5">
            <text:p>Maryland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6">
            <text:p>Electoral Votes: 10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8">
            <text:p>Updated: Mar 6 / 11:14 PM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8">
            <text:p>Joe Biden (D)</text:p>
          </table:table-cell>
          <table:table-cell office:value-type="float" office:value="1985023" table:style-name="ce9">
            <text:p>19,85,023</text:p>
          </table:table-cell>
          <table:table-cell office:value-type="percentage" office:value="0.65400000000000003" table:style-name="ce10">
            <text:p>65.40%</text:p>
          </table:table-cell>
          <table:table-cell table:number-columns-repeated="16381"/>
        </table:table-row>
        <table:table-row table:style-name="ro2">
          <table:table-cell office:value-type="string" table:style-name="ce12">
            <text:p>Donald Trump (R)</text:p>
          </table:table-cell>
          <table:table-cell office:value-type="float" office:value="976414" table:style-name="ce13">
            <text:p>9,76,414</text:p>
          </table:table-cell>
          <table:table-cell office:value-type="percentage" office:value="0.32200000000000001" table:style-name="ce14">
            <text:p>32.20%</text:p>
          </table:table-cell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maryland/">State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maryland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5">
            <text:p>Massachusetts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6">
            <text:p>Electoral Votes: 11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8">
            <text:p>Updated: Mar 7 / 3:48 AM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8">
            <text:p>Joe Biden (D)</text:p>
          </table:table-cell>
          <table:table-cell office:value-type="float" office:value="2382202" table:style-name="ce9">
            <text:p>23,82,202</text:p>
          </table:table-cell>
          <table:table-cell office:value-type="percentage" office:value="0.65600000000000003" table:style-name="ce10">
            <text:p>65.60%</text:p>
          </table:table-cell>
          <table:table-cell table:number-columns-repeated="16381"/>
        </table:table-row>
        <table:table-row table:style-name="ro2">
          <table:table-cell office:value-type="string" table:style-name="ce12">
            <text:p>Donald Trump (R)</text:p>
          </table:table-cell>
          <table:table-cell office:value-type="float" office:value="1167202" table:style-name="ce13">
            <text:p>11,67,202</text:p>
          </table:table-cell>
          <table:table-cell office:value-type="percentage" office:value="0.32100000000000001" table:style-name="ce14">
            <text:p>32.10%</text:p>
          </table:table-cell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massachusetts/">State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massachusetts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5">
            <text:p>Michigan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6">
            <text:p>Electoral Votes: 16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8">
            <text:p>Updated: Mar 7 / 3:49 AM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8">
            <text:p>Joe Biden (D)</text:p>
          </table:table-cell>
          <table:table-cell office:value-type="float" office:value="2804040" table:style-name="ce9">
            <text:p>28,04,040</text:p>
          </table:table-cell>
          <table:table-cell office:value-type="percentage" office:value="0.50600000000000001" table:style-name="ce10">
            <text:p>50.60%</text:p>
          </table:table-cell>
          <table:table-cell table:number-columns-repeated="16381"/>
        </table:table-row>
        <table:table-row table:style-name="ro2">
          <table:table-cell office:value-type="string" table:style-name="ce12">
            <text:p>Donald Trump (R)</text:p>
          </table:table-cell>
          <table:table-cell office:value-type="float" office:value="2649852" table:style-name="ce13">
            <text:p>26,49,852</text:p>
          </table:table-cell>
          <table:table-cell office:value-type="percentage" office:value="0.47799999999999998" table:style-name="ce14">
            <text:p>47.80%</text:p>
          </table:table-cell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michigan/">State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michigan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michigan/president/exit-poll/">Exit Poll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5">
            <text:p>Minnesota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6">
            <text:p>Electoral Votes: 10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8">
            <text:p>Updated: Jan 26 / 3:13 PM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8">
            <text:p>Joe Biden (D)</text:p>
          </table:table-cell>
          <table:table-cell office:value-type="float" office:value="1717077" table:style-name="ce9">
            <text:p>17,17,077</text:p>
          </table:table-cell>
          <table:table-cell office:value-type="percentage" office:value="0.52400000000000002" table:style-name="ce10">
            <text:p>52.40%</text:p>
          </table:table-cell>
          <table:table-cell table:number-columns-repeated="16381"/>
        </table:table-row>
        <table:table-row table:style-name="ro2">
          <table:table-cell office:value-type="string" table:style-name="ce12">
            <text:p>Donald Trump (R)</text:p>
          </table:table-cell>
          <table:table-cell office:value-type="float" office:value="1484065" table:style-name="ce13">
            <text:p>14,84,065</text:p>
          </table:table-cell>
          <table:table-cell office:value-type="percentage" office:value="0.45300000000000001" table:style-name="ce14">
            <text:p>45.30%</text:p>
          </table:table-cell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minnesota/">State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minnesota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minnesota/president/exit-poll/">Exit Poll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5">
            <text:p>Mississippi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6">
            <text:p>Electoral Votes: 6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8">
            <text:p>Updated: Apr 29 / 8:45 PM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12">
            <text:p>Joe Biden (D)</text:p>
          </table:table-cell>
          <table:table-cell office:value-type="float" office:value="539398" table:style-name="ce13">
            <text:p>5,39,398</text:p>
          </table:table-cell>
          <table:table-cell office:value-type="percentage" office:value="0.41" table:style-name="ce19">
            <text:p>41%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Donald Trump (R)</text:p>
          </table:table-cell>
          <table:table-cell office:value-type="float" office:value="756764" table:style-name="ce4">
            <text:p>7,56,764</text:p>
          </table:table-cell>
          <table:table-cell office:value-type="percentage" office:value="0.57499999999999996" table:style-name="ce7">
            <text:p>57.50%</text:p>
          </table:table-cell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mississippi/">State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mississippi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5">
            <text:p>Missouri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6">
            <text:p>Electoral Votes: 10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8">
            <text:p>Updated: Dec 10 / 12:37 PM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12">
            <text:p>Joe Biden (D)</text:p>
          </table:table-cell>
          <table:table-cell office:value-type="float" office:value="1253014" table:style-name="ce13">
            <text:p>12,53,014</text:p>
          </table:table-cell>
          <table:table-cell office:value-type="percentage" office:value="0.41399999999999998" table:style-name="ce14">
            <text:p>41.40%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Donald Trump (R)</text:p>
          </table:table-cell>
          <table:table-cell office:value-type="float" office:value="1718736" table:style-name="ce4">
            <text:p>17,18,736</text:p>
          </table:table-cell>
          <table:table-cell office:value-type="percentage" office:value="0.56799999999999995" table:style-name="ce7">
            <text:p>56.80%</text:p>
          </table:table-cell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missouri/">State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missouri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5">
            <text:p>Montana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6">
            <text:p>Electoral Votes: 3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8">
            <text:p>Updated: Mar 6 / 11:15 PM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12">
            <text:p>Joe Biden (D)</text:p>
          </table:table-cell>
          <table:table-cell office:value-type="float" office:value="244786" table:style-name="ce13">
            <text:p>2,44,786</text:p>
          </table:table-cell>
          <table:table-cell office:value-type="percentage" office:value="0.40500000000000003" table:style-name="ce14">
            <text:p>40.50%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Donald Trump (R)</text:p>
          </table:table-cell>
          <table:table-cell office:value-type="float" office:value="343602" table:style-name="ce4">
            <text:p>3,43,602</text:p>
          </table:table-cell>
          <table:table-cell office:value-type="percentage" office:value="0.56899999999999995" table:style-name="ce7">
            <text:p>56.90%</text:p>
          </table:table-cell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montana/">State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montana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montana/president/exit-poll/">Exit Poll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5">
            <text:p>Nebraska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6">
            <text:p>Electoral Votes: 5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8">
            <text:p>Updated: Jan 15 / 8:47 PM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12">
            <text:p>Joe Biden (D)</text:p>
          </table:table-cell>
          <table:table-cell office:value-type="float" office:value="374583" table:style-name="ce13">
            <text:p>3,74,583</text:p>
          </table:table-cell>
          <table:table-cell office:value-type="percentage" office:value="0.39200000000000002" table:style-name="ce14">
            <text:p>39.20%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Donald Trump (R)</text:p>
          </table:table-cell>
          <table:table-cell office:value-type="float" office:value="556846" table:style-name="ce4">
            <text:p>5,56,846</text:p>
          </table:table-cell>
          <table:table-cell office:value-type="percentage" office:value="0.58199999999999996" table:style-name="ce7">
            <text:p>58.20%</text:p>
          </table:table-cell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nebraska/">State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nebraska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5">
            <text:p>Nevada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6">
            <text:p>Electoral Votes: 6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8">
            <text:p>Updated: Mar 7 / 3:50 AM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8">
            <text:p>Joe Biden (D)</text:p>
          </table:table-cell>
          <table:table-cell office:value-type="float" office:value="703486" table:style-name="ce9">
            <text:p>7,03,486</text:p>
          </table:table-cell>
          <table:table-cell office:value-type="percentage" office:value="0.501" table:style-name="ce10">
            <text:p>50.10%</text:p>
          </table:table-cell>
          <table:table-cell table:number-columns-repeated="16381"/>
        </table:table-row>
        <table:table-row table:style-name="ro2">
          <table:table-cell office:value-type="string" table:style-name="ce12">
            <text:p>Donald Trump (R)</text:p>
          </table:table-cell>
          <table:table-cell office:value-type="float" office:value="669890" table:style-name="ce13">
            <text:p>6,69,890</text:p>
          </table:table-cell>
          <table:table-cell office:value-type="percentage" office:value="0.47699999999999998" table:style-name="ce14">
            <text:p>47.70%</text:p>
          </table:table-cell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nevada/">State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nevada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nevada/president/exit-poll/">Exit Poll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5">
            <text:p>New Hampshir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6">
            <text:p>Electoral Votes: 4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8">
            <text:p>Updated: Mar 8 / 3:35 PM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8">
            <text:p>Joe Biden (D)</text:p>
          </table:table-cell>
          <table:table-cell office:value-type="float" office:value="424937" table:style-name="ce9">
            <text:p>4,24,937</text:p>
          </table:table-cell>
          <table:table-cell office:value-type="percentage" office:value="0.52700000000000002" table:style-name="ce10">
            <text:p>52.70%</text:p>
          </table:table-cell>
          <table:table-cell table:number-columns-repeated="16381"/>
        </table:table-row>
        <table:table-row table:style-name="ro2">
          <table:table-cell office:value-type="string" table:style-name="ce12">
            <text:p>Donald Trump (R)</text:p>
          </table:table-cell>
          <table:table-cell office:value-type="float" office:value="365660" table:style-name="ce13">
            <text:p>3,65,660</text:p>
          </table:table-cell>
          <table:table-cell office:value-type="percentage" office:value="0.45400000000000001" table:style-name="ce14">
            <text:p>45.40%</text:p>
          </table:table-cell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new-hampshire/">State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new-hampshire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new-hampshire/president/exit-poll/">Exit Poll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5">
            <text:p>New Jersey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6">
            <text:p>Electoral Votes: 14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8">
            <text:p>Updated: Mar 11 / 9:24 PM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8">
            <text:p>Joe Biden (D)</text:p>
          </table:table-cell>
          <table:table-cell office:value-type="float" office:value="2608400" table:style-name="ce9">
            <text:p>26,08,400</text:p>
          </table:table-cell>
          <table:table-cell office:value-type="percentage" office:value="0.57099999999999995" table:style-name="ce10">
            <text:p>57.10%</text:p>
          </table:table-cell>
          <table:table-cell table:number-columns-repeated="16381"/>
        </table:table-row>
        <table:table-row table:style-name="ro2">
          <table:table-cell office:value-type="string" table:style-name="ce12">
            <text:p>Donald Trump (R)</text:p>
          </table:table-cell>
          <table:table-cell office:value-type="float" office:value="1883313" table:style-name="ce13">
            <text:p>18,83,313</text:p>
          </table:table-cell>
          <table:table-cell office:value-type="percentage" office:value="0.41299999999999998" table:style-name="ce14">
            <text:p>41.30%</text:p>
          </table:table-cell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new-jersey/">State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new-jersey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5">
            <text:p>New Mexico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6">
            <text:p>Electoral Votes: 5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8">
            <text:p>Updated: Mar 7 / 3:37 AM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8">
            <text:p>Joe Biden (D)</text:p>
          </table:table-cell>
          <table:table-cell office:value-type="float" office:value="501614" table:style-name="ce9">
            <text:p>5,01,614</text:p>
          </table:table-cell>
          <table:table-cell office:value-type="percentage" office:value="0.54300000000000004" table:style-name="ce10">
            <text:p>54.30%</text:p>
          </table:table-cell>
          <table:table-cell table:number-columns-repeated="16381"/>
        </table:table-row>
        <table:table-row table:style-name="ro2">
          <table:table-cell office:value-type="string" table:style-name="ce12">
            <text:p>Donald Trump (R)</text:p>
          </table:table-cell>
          <table:table-cell office:value-type="float" office:value="401894" table:style-name="ce13">
            <text:p>4,01,894</text:p>
          </table:table-cell>
          <table:table-cell office:value-type="percentage" office:value="0.435" table:style-name="ce14">
            <text:p>43.50%</text:p>
          </table:table-cell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new-mexico/">State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new-mexico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5">
            <text:p>New York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6">
            <text:p>Electoral Votes: 29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8">
            <text:p>Updated: Apr 2 / 3:00 PM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8">
            <text:p>Joe Biden (D)</text:p>
          </table:table-cell>
          <table:table-cell office:value-type="float" office:value="5244886" table:style-name="ce9">
            <text:p>52,44,886</text:p>
          </table:table-cell>
          <table:table-cell office:value-type="percentage" office:value="0.60899999999999999" table:style-name="ce10">
            <text:p>60.90%</text:p>
          </table:table-cell>
          <table:table-cell table:number-columns-repeated="16381"/>
        </table:table-row>
        <table:table-row table:style-name="ro2">
          <table:table-cell office:value-type="string" table:style-name="ce12">
            <text:p>Donald Trump (R)</text:p>
          </table:table-cell>
          <table:table-cell office:value-type="float" office:value="3251997" table:style-name="ce13">
            <text:p>32,51,997</text:p>
          </table:table-cell>
          <table:table-cell office:value-type="percentage" office:value="0.377" table:style-name="ce14">
            <text:p>37.70%</text:p>
          </table:table-cell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new-york/">State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new-york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new-york/president/exit-poll/">Exit Poll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5">
            <text:p>North Carolina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6">
            <text:p>Electoral Votes: 15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8">
            <text:p>Updated: Mar 7 / 9:15 PM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12">
            <text:p>Joe Biden (D)</text:p>
          </table:table-cell>
          <table:table-cell office:value-type="float" office:value="2684292" table:style-name="ce13">
            <text:p>26,84,292</text:p>
          </table:table-cell>
          <table:table-cell office:value-type="percentage" office:value="0.48599999999999999" table:style-name="ce14">
            <text:p>48.60%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Donald Trump (R)</text:p>
          </table:table-cell>
          <table:table-cell office:value-type="float" office:value="2758775" table:style-name="ce4">
            <text:p>27,58,775</text:p>
          </table:table-cell>
          <table:table-cell office:value-type="percentage" office:value="0.499" table:style-name="ce7">
            <text:p>49.90%</text:p>
          </table:table-cell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north-carolina/">State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north-carolina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north-carolina/president/exit-poll/">Exit Poll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5">
            <text:p>North Dakota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6">
            <text:p>Electoral Votes: 3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8">
            <text:p>Updated: Nov 24 / 1:22 PM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12">
            <text:p>Joe Biden (D)</text:p>
          </table:table-cell>
          <table:table-cell office:value-type="float" office:value="114902" table:style-name="ce13">
            <text:p>1,14,902</text:p>
          </table:table-cell>
          <table:table-cell office:value-type="percentage" office:value="0.318" table:style-name="ce14">
            <text:p>31.80%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Donald Trump (R)</text:p>
          </table:table-cell>
          <table:table-cell office:value-type="float" office:value="235595" table:style-name="ce4">
            <text:p>2,35,595</text:p>
          </table:table-cell>
          <table:table-cell office:value-type="percentage" office:value="0.65100000000000002" table:style-name="ce7">
            <text:p>65.10%</text:p>
          </table:table-cell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north-dakota/">State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north-dakota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5">
            <text:p>Ohio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6">
            <text:p>Electoral Votes: 18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8">
            <text:p>Updated: Mar 6 / 11:14 PM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12">
            <text:p>Joe Biden (D)</text:p>
          </table:table-cell>
          <table:table-cell office:value-type="float" office:value="2679165" table:style-name="ce13">
            <text:p>26,79,165</text:p>
          </table:table-cell>
          <table:table-cell office:value-type="percentage" office:value="0.45200000000000001" table:style-name="ce14">
            <text:p>45.20%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Donald Trump (R)</text:p>
          </table:table-cell>
          <table:table-cell office:value-type="float" office:value="3154834" table:style-name="ce4">
            <text:p>31,54,834</text:p>
          </table:table-cell>
          <table:table-cell office:value-type="percentage" office:value="0.53300000000000003" table:style-name="ce7">
            <text:p>53.30%</text:p>
          </table:table-cell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ohio/">State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ohio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ohio/president/exit-poll/">Exit Poll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5">
            <text:p>Oklahoma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6">
            <text:p>Electoral Votes: 7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8">
            <text:p>Updated: Nov 24 / 1:21 PM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12">
            <text:p>Joe Biden (D)</text:p>
          </table:table-cell>
          <table:table-cell office:value-type="float" office:value="503890" table:style-name="ce13">
            <text:p>5,03,890</text:p>
          </table:table-cell>
          <table:table-cell office:value-type="percentage" office:value="0.32300000000000001" table:style-name="ce14">
            <text:p>32.30%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Donald Trump (R)</text:p>
          </table:table-cell>
          <table:table-cell office:value-type="float" office:value="1020280" table:style-name="ce4">
            <text:p>10,20,280</text:p>
          </table:table-cell>
          <table:table-cell office:value-type="percentage" office:value="0.65400000000000003" table:style-name="ce7">
            <text:p>65.40%</text:p>
          </table:table-cell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oklahoma/">State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oklahoma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5">
            <text:p>Oregon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6">
            <text:p>Electoral Votes: 7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8">
            <text:p>Updated: Dec 6 / 1:37 AM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8">
            <text:p>Joe Biden (D)</text:p>
          </table:table-cell>
          <table:table-cell office:value-type="float" office:value="1340383" table:style-name="ce9">
            <text:p>13,40,383</text:p>
          </table:table-cell>
          <table:table-cell office:value-type="percentage" office:value="0.56499999999999995" table:style-name="ce10">
            <text:p>56.50%</text:p>
          </table:table-cell>
          <table:table-cell table:number-columns-repeated="16381"/>
        </table:table-row>
        <table:table-row table:style-name="ro2">
          <table:table-cell office:value-type="string" table:style-name="ce12">
            <text:p>Donald Trump (R)</text:p>
          </table:table-cell>
          <table:table-cell office:value-type="float" office:value="958448" table:style-name="ce13">
            <text:p>9,58,448</text:p>
          </table:table-cell>
          <table:table-cell office:value-type="percentage" office:value="0.40400000000000003" table:style-name="ce14">
            <text:p>40.40%</text:p>
          </table:table-cell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oregon/">State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oregon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oregon/president/exit-poll/">Exit Poll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5">
            <text:p>Pennsylvania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6">
            <text:p>Electoral Votes: 20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8">
            <text:p>Updated: May 3 / 7:32 PM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8">
            <text:p>Joe Biden (D)</text:p>
          </table:table-cell>
          <table:table-cell office:value-type="float" office:value="3459923" table:style-name="ce9">
            <text:p>34,59,923</text:p>
          </table:table-cell>
          <table:table-cell office:value-type="percentage" office:value="0.5" table:style-name="ce11">
            <text:p>50%</text:p>
          </table:table-cell>
          <table:table-cell table:number-columns-repeated="16381"/>
        </table:table-row>
        <table:table-row table:style-name="ro2">
          <table:table-cell office:value-type="string" table:style-name="ce12">
            <text:p>Donald Trump (R)</text:p>
          </table:table-cell>
          <table:table-cell office:value-type="float" office:value="3378263" table:style-name="ce13">
            <text:p>33,78,263</text:p>
          </table:table-cell>
          <table:table-cell office:value-type="percentage" office:value="0.48799999999999999" table:style-name="ce14">
            <text:p>48.80%</text:p>
          </table:table-cell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pennsylvania/">State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pennsylvania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pennsylvania/president/exit-poll/">Exit Poll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5">
            <text:p>Rhode Island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6">
            <text:p>Electoral Votes: 4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8">
            <text:p>Updated: Dec 11 / 4:23 PM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8">
            <text:p>Joe Biden (D)</text:p>
          </table:table-cell>
          <table:table-cell office:value-type="float" office:value="307486" table:style-name="ce9">
            <text:p>3,07,486</text:p>
          </table:table-cell>
          <table:table-cell office:value-type="percentage" office:value="0.59399999999999997" table:style-name="ce10">
            <text:p>59.40%</text:p>
          </table:table-cell>
          <table:table-cell table:number-columns-repeated="16381"/>
        </table:table-row>
        <table:table-row table:style-name="ro2">
          <table:table-cell office:value-type="string" table:style-name="ce12">
            <text:p>Donald Trump (R)</text:p>
          </table:table-cell>
          <table:table-cell office:value-type="float" office:value="199922" table:style-name="ce13">
            <text:p>1,99,922</text:p>
          </table:table-cell>
          <table:table-cell office:value-type="percentage" office:value="0.38600000000000001" table:style-name="ce14">
            <text:p>38.60%</text:p>
          </table:table-cell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rhode-island/">State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rhode-island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5">
            <text:p>South Carolina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6">
            <text:p>Electoral Votes: 9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8">
            <text:p>Updated: Mar 7 / 3:52 AM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12">
            <text:p>Joe Biden (D)</text:p>
          </table:table-cell>
          <table:table-cell office:value-type="float" office:value="1091541" table:style-name="ce13">
            <text:p>10,91,541</text:p>
          </table:table-cell>
          <table:table-cell office:value-type="percentage" office:value="0.434" table:style-name="ce14">
            <text:p>43.40%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Donald Trump (R)</text:p>
          </table:table-cell>
          <table:table-cell office:value-type="float" office:value="1385103" table:style-name="ce4">
            <text:p>13,85,103</text:p>
          </table:table-cell>
          <table:table-cell office:value-type="percentage" office:value="0.55100000000000005" table:style-name="ce7">
            <text:p>55.10%</text:p>
          </table:table-cell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south-carolina/">State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south-carolina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south-carolina/president/exit-poll/">Exit Poll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5">
            <text:p>South Dakota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6">
            <text:p>Electoral Votes: 3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8">
            <text:p>Updated: Nov 24 / 1:21 PM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12">
            <text:p>Joe Biden (D)</text:p>
          </table:table-cell>
          <table:table-cell office:value-type="float" office:value="150471" table:style-name="ce13">
            <text:p>1,50,471</text:p>
          </table:table-cell>
          <table:table-cell office:value-type="percentage" office:value="0.35599999999999998" table:style-name="ce14">
            <text:p>35.60%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Donald Trump (R)</text:p>
          </table:table-cell>
          <table:table-cell office:value-type="float" office:value="261043" table:style-name="ce4">
            <text:p>2,61,043</text:p>
          </table:table-cell>
          <table:table-cell office:value-type="percentage" office:value="0.61799999999999999" table:style-name="ce7">
            <text:p>61.80%</text:p>
          </table:table-cell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south-dakota/">State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south-dakota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5">
            <text:p>Tennesse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6">
            <text:p>Electoral Votes: 11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8">
            <text:p>Updated: Mar 6 / 11:20 PM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12">
            <text:p>Joe Biden (D)</text:p>
          </table:table-cell>
          <table:table-cell office:value-type="float" office:value="1143711" table:style-name="ce13">
            <text:p>11,43,711</text:p>
          </table:table-cell>
          <table:table-cell office:value-type="percentage" office:value="0.375" table:style-name="ce14">
            <text:p>37.50%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Donald Trump (R)</text:p>
          </table:table-cell>
          <table:table-cell office:value-type="float" office:value="1852475" table:style-name="ce4">
            <text:p>18,52,475</text:p>
          </table:table-cell>
          <table:table-cell office:value-type="percentage" office:value="0.60699999999999998" table:style-name="ce7">
            <text:p>60.70%</text:p>
          </table:table-cell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tennessee/">State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tennessee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5">
            <text:p>Texas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6">
            <text:p>Electoral Votes: 38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8">
            <text:p>Updated: Feb 22 / 8:14 PM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12">
            <text:p>Joe Biden (D)</text:p>
          </table:table-cell>
          <table:table-cell office:value-type="float" office:value="5259126" table:style-name="ce13">
            <text:p>52,59,126</text:p>
          </table:table-cell>
          <table:table-cell office:value-type="percentage" office:value="0.46500000000000002" table:style-name="ce14">
            <text:p>46.50%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Donald Trump (R)</text:p>
          </table:table-cell>
          <table:table-cell office:value-type="float" office:value="5890347" table:style-name="ce4">
            <text:p>58,90,347</text:p>
          </table:table-cell>
          <table:table-cell office:value-type="percentage" office:value="0.52100000000000002" table:style-name="ce7">
            <text:p>52.10%</text:p>
          </table:table-cell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texas/">State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texas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texas/president/exit-poll/">Exit Poll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5">
            <text:p>Utah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6">
            <text:p>Electoral Votes: 6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8">
            <text:p>Updated: Jan 27 / 3:32 PM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12">
            <text:p>Joe Biden (D)</text:p>
          </table:table-cell>
          <table:table-cell office:value-type="float" office:value="560282" table:style-name="ce13">
            <text:p>5,60,282</text:p>
          </table:table-cell>
          <table:table-cell office:value-type="percentage" office:value="0.376" table:style-name="ce14">
            <text:p>37.60%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Donald Trump (R)</text:p>
          </table:table-cell>
          <table:table-cell office:value-type="float" office:value="865140" table:style-name="ce4">
            <text:p>8,65,140</text:p>
          </table:table-cell>
          <table:table-cell office:value-type="percentage" office:value="0.58099999999999996" table:style-name="ce7">
            <text:p>58.10%</text:p>
          </table:table-cell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utah/">State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utah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5">
            <text:p>Vermont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6">
            <text:p>Electoral Votes: 3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8">
            <text:p>Updated: Nov 24 / 1:22 PM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8">
            <text:p>Joe Biden (D)</text:p>
          </table:table-cell>
          <table:table-cell office:value-type="float" office:value="242820" table:style-name="ce9">
            <text:p>2,42,820</text:p>
          </table:table-cell>
          <table:table-cell office:value-type="percentage" office:value="0.66100000000000003" table:style-name="ce10">
            <text:p>66.10%</text:p>
          </table:table-cell>
          <table:table-cell table:number-columns-repeated="16381"/>
        </table:table-row>
        <table:table-row table:style-name="ro2">
          <table:table-cell office:value-type="string" table:style-name="ce12">
            <text:p>Donald Trump (R)</text:p>
          </table:table-cell>
          <table:table-cell office:value-type="float" office:value="112704" table:style-name="ce13">
            <text:p>1,12,704</text:p>
          </table:table-cell>
          <table:table-cell office:value-type="percentage" office:value="0.307" table:style-name="ce14">
            <text:p>30.70%</text:p>
          </table:table-cell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vermont/">State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vermont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5">
            <text:p>Virginia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6">
            <text:p>Electoral Votes: 13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8">
            <text:p>Updated: Nov 24 / 1:23 PM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8">
            <text:p>Joe Biden (D)</text:p>
          </table:table-cell>
          <table:table-cell office:value-type="float" office:value="2413568" table:style-name="ce9">
            <text:p>24,13,568</text:p>
          </table:table-cell>
          <table:table-cell office:value-type="percentage" office:value="0.54100000000000004" table:style-name="ce10">
            <text:p>54.10%</text:p>
          </table:table-cell>
          <table:table-cell table:number-columns-repeated="16381"/>
        </table:table-row>
        <table:table-row table:style-name="ro2">
          <table:table-cell office:value-type="string" table:style-name="ce12">
            <text:p>Donald Trump (R)</text:p>
          </table:table-cell>
          <table:table-cell office:value-type="float" office:value="1962430" table:style-name="ce13">
            <text:p>19,62,430</text:p>
          </table:table-cell>
          <table:table-cell office:value-type="percentage" office:value="0.44" table:style-name="ce19">
            <text:p>44%</text:p>
          </table:table-cell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virginia/">State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virginia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virginia/president/exit-poll/">Exit Poll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5">
            <text:p>Washington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6">
            <text:p>Electoral Votes: 12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8">
            <text:p>Updated: Dec 8 / 3:45 PM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8">
            <text:p>Joe Biden (D)</text:p>
          </table:table-cell>
          <table:table-cell office:value-type="float" office:value="2369612" table:style-name="ce9">
            <text:p>23,69,612</text:p>
          </table:table-cell>
          <table:table-cell office:value-type="percentage" office:value="0.57999999999999996" table:style-name="ce11">
            <text:p>58%</text:p>
          </table:table-cell>
          <table:table-cell table:number-columns-repeated="16381"/>
        </table:table-row>
        <table:table-row table:style-name="ro2">
          <table:table-cell office:value-type="string" table:style-name="ce12">
            <text:p>Donald Trump (R)</text:p>
          </table:table-cell>
          <table:table-cell office:value-type="float" office:value="1584651" table:style-name="ce13">
            <text:p>15,84,651</text:p>
          </table:table-cell>
          <table:table-cell office:value-type="percentage" office:value="0.38800000000000001" table:style-name="ce14">
            <text:p>38.80%</text:p>
          </table:table-cell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washington/">State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washington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washington/president/exit-poll/">Exit Poll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5">
            <text:p>West Virginia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6">
            <text:p>Electoral Votes: 5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8">
            <text:p>Updated: Jan 27 / 2:11 PM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12">
            <text:p>Joe Biden (D)</text:p>
          </table:table-cell>
          <table:table-cell office:value-type="float" office:value="235984" table:style-name="ce13">
            <text:p>2,35,984</text:p>
          </table:table-cell>
          <table:table-cell office:value-type="percentage" office:value="0.29699999999999999" table:style-name="ce14">
            <text:p>29.70%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Donald Trump (R)</text:p>
          </table:table-cell>
          <table:table-cell office:value-type="float" office:value="545382" table:style-name="ce4">
            <text:p>5,45,382</text:p>
          </table:table-cell>
          <table:table-cell office:value-type="percentage" office:value="0.68600000000000005" table:style-name="ce7">
            <text:p>68.60%</text:p>
          </table:table-cell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west-virginia/">State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west-virginia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5">
            <text:p>Wisconsin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6">
            <text:p>Electoral Votes: 10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8">
            <text:p>Updated: Mar 8 / 8:17 PM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8">
            <text:p>Joe Biden (D)</text:p>
          </table:table-cell>
          <table:table-cell office:value-type="float" office:value="1630866" table:style-name="ce9">
            <text:p>16,30,866</text:p>
          </table:table-cell>
          <table:table-cell office:value-type="percentage" office:value="0.49399999999999999" table:style-name="ce10">
            <text:p>49.40%</text:p>
          </table:table-cell>
          <table:table-cell table:number-columns-repeated="16381"/>
        </table:table-row>
        <table:table-row table:style-name="ro2">
          <table:table-cell office:value-type="string" table:style-name="ce12">
            <text:p>Donald Trump (R)</text:p>
          </table:table-cell>
          <table:table-cell office:value-type="float" office:value="1610184" table:style-name="ce13">
            <text:p>16,10,184</text:p>
          </table:table-cell>
          <table:table-cell office:value-type="percentage" office:value="0.48799999999999999" table:style-name="ce14">
            <text:p>48.80%</text:p>
          </table:table-cell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wisconsin/">State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wisconsin/president/">County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wisconsin/president/exit-poll/">Exit Poll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5">
            <text:p>Wyoming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6">
            <text:p>Electoral Votes: 3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8">
            <text:p>Updated: Nov 24 / 1:22 PM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7">
            <text:p>100% In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12">
            <text:p>Joe Biden (D)</text:p>
          </table:table-cell>
          <table:table-cell office:value-type="float" office:value="73491" table:style-name="ce13">
            <text:p>73,491</text:p>
          </table:table-cell>
          <table:table-cell office:value-type="percentage" office:value="0.26600000000000001" table:style-name="ce14">
            <text:p>26.60%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Donald Trump (R)</text:p>
          </table:table-cell>
          <table:table-cell office:value-type="float" office:value="193559" table:style-name="ce4">
            <text:p>1,93,559</text:p>
          </table:table-cell>
          <table:table-cell office:value-type="percentage" office:value="0.69899999999999995" table:style-name="ce7">
            <text:p>69.90%</text:p>
          </table:table-cell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wyoming/">State Results +</text:a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17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6">
            <text:p><text:a xlink:href="https://www.cbsnews.com/elections/2020/wyoming/president/">County Results +</text:a></text:p>
          </table:table-cell>
          <table:covered-table-cell table:number-columns-repeated="2"/>
          <table:table-cell table:number-columns-repeated="16381"/>
        </table:table-row>
        <table:table-row table:number-rows-repeated="104796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231</meta:generator>
    <meta:initial-creator>Sowjanya Degala</meta:initial-creator>
    <dc:creator>Sowjanya Degala</dc:creator>
    <meta:creation-date>2024-03-10T20:13:51Z</meta:creation-date>
    <dc:date>2024-03-12T19:09:10Z</dc:date>
  </office:meta>
</office:document-meta>
</file>